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40.92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Meiryo UI" style:font-name-asian="Meiryo UI"/>
    </style:style>
    <style:style style:name="ce3" style:family="table-cell" style:parent-style-name="Default">
      <style:table-cell-properties fo:wrap-option="no-wrap"/>
      <style:text-properties style:font-name="Meiryo UI" style:font-name-asian="Meiryo UI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Meiryo UI" style:font-name-asian="Meiryo UI"/>
    </style:style>
    <style:style style:name="ce2" style:family="table-cell" style:parent-style-name="Default">
      <style:table-cell-properties fo:wrap-option="no-wrap"/>
      <style:text-properties style:font-name="Meiryo UI" style:font-name-asian="Meiryo UI"/>
    </style:style>
    <style:style style:name="ce6" style:family="table-cell" style:parent-style-name="Default">
      <style:text-properties style:font-name="Meiryo UI" style:font-name-asian="Meiryo UI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Meiryo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iryo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iryo UI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wrap-option="no-wrap"/>
      <style:text-properties style:font-name="Meiryo UI" style:font-name-asian="Meiryo UI"/>
    </style:style>
    <style:style style:name="ce11" style:family="table-cell" style:parent-style-name="Default" style:data-style-name="N4">
      <style:table-cell-properties fo:wrap-option="no-wrap"/>
      <style:text-properties style:font-name="Meiryo UI" style:font-name-asian="Meiryo UI"/>
    </style:style>
    <style:style style:name="ce12" style:family="table-cell" style:parent-style-name="Default">
      <style:table-cell-properties fo:wrap-option="no-wrap"/>
      <style:text-properties fo:color="#000000" style:font-name="Meiryo UI" fo:font-size="10pt" style:font-name-asian="Meiryo UI" style:font-size-asian="10pt" style:font-name-complex="メイリオ" style:font-size-complex="10pt"/>
    </style:style>
    <style:style style:name="ce18" style:family="table-cell" style:parent-style-name="Default" style:data-style-name="N4">
      <style:table-cell-properties style:text-align-source="fix" style:repeat-content="false" fo:wrap-option="no-wrap"/>
      <style:paragraph-properties fo:text-align="center" fo:margin-left="0mm"/>
      <style:text-properties style:font-name="Meiryo UI" style:font-name-asian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メイリオ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Meiryo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eiryo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8" table:number-columns-repeated="989" table:default-cell-style-name="ce2"/>
        <table:table-row table:style-name="ro1">
          <table:table-cell table:style-name="ce1" office:value-type="string" calcext:value-type="string" table:number-columns-spanned="1" table:number-rows-spanned="3">
            <text:p>言語</text:p>
          </table:table-cell>
          <table:table-cell table:style-name="ce1" office:value-type="string" calcext:value-type="string" table:number-columns-spanned="1" table:number-rows-spanned="3">
            <text:p>処理系</text:p>
          </table:table-cell>
          <table:table-cell table:style-name="ce1" office:value-type="string" calcext:value-type="string" table:number-columns-spanned="1" table:number-rows-spanned="3">
            <text:p>fib(40)[ms]</text:p>
          </table:table-cell>
          <table:table-cell table:style-name="ce1" office:value-type="string" calcext:value-type="string" table:number-columns-spanned="1" table:number-rows-spanned="3">
            <text:p>tarai(12,6,0)[ms]</text:p>
          </table:table-cell>
          <table:table-cell table:style-name="ce1" office:value-type="string" calcext:value-type="string" table:number-columns-spanned="12" table:number-rows-spanned="1">
            <text:p>インクリメント2000000000</text:p>
          </table:table-cell>
          <table:covered-table-cell table:number-columns-repeated="11" table:style-name="ce3"/>
          <table:table-cell table:style-name="ce1" office:value-type="string" calcext:value-type="string" table:number-columns-spanned="12" table:number-rows-spanned="1">
            <text:p>インクリメント5000000000</text:p>
          </table:table-cell>
          <table:covered-table-cell table:number-columns-repeated="11" table:style-name="ce3"/>
          <table:table-cell table:number-columns-repeated="16"/>
          <table:table-cell table:style-name="ce11" table:number-columns-repeated="5"/>
          <table:table-cell table:number-columns-repeated="968"/>
        </table:table-row>
        <table:table-row table:style-name="ro1">
          <table:covered-table-cell table:number-columns-repeated="4" table:style-name="ce3"/>
          <table:table-cell table:style-name="ce1" office:value-type="string" calcext:value-type="string" table:number-columns-spanned="2" table:number-rows-spanned="1">
            <text:p>シングルスレッドその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シングルスレッドその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シングルスレッドその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マルチスレッド・プロセスその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<text:span text:style-name="T2">マルチスレッド・プロセス</text:span>その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<text:span text:style-name="T2">マルチスレッド・プロセス</text:span>その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シングルスレッドその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シングルスレッドその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シングルスレッドその3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マルチスレッド・プロセスその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<text:span text:style-name="T2">マルチスレッド・プロセス</text:span>その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<text:span text:style-name="T2">マルチスレッド・プロセス</text:span>その3</text:p>
          </table:table-cell>
          <table:covered-table-cell table:style-name="ce3"/>
          <table:table-cell table:number-columns-repeated="16"/>
          <table:table-cell table:style-name="ce11" table:number-columns-repeated="5"/>
          <table:table-cell table:number-columns-repeated="968"/>
        </table:table-row>
        <table:table-row table:style-name="ro1">
          <table:covered-table-cell table:number-columns-repeated="4" table:style-name="ce4"/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office:value-type="string" calcext:value-type="string">
            <text:p>方法</text:p>
          </table:table-cell>
          <table:table-cell table:style-name="ce4" office:value-type="string" calcext:value-type="string">
            <text:p>タイム[ms]</text:p>
          </table:table-cell>
          <table:table-cell table:style-name="ce4" table:number-columns-repeated="7"/>
          <table:table-cell table:style-name="ce4" office:value-type="string" calcext:value-type="string">
            <text:p>fib(40)</text:p>
          </table:table-cell>
          <table:table-cell table:style-name="ce4" office:value-type="string" calcext:value-type="string">
            <text:p>tarai(12,6,0)</text:p>
          </table:table-cell>
          <table:table-cell table:style-name="ce4" office:value-type="string" calcext:value-type="string">
            <text:p>シングル</text:p>
          </table:table-cell>
          <table:table-cell table:style-name="ce4" office:value-type="string" calcext:value-type="string">
            <text:p>マルチ</text:p>
          </table:table-cell>
          <table:table-cell table:style-name="ce4" office:value-type="string" calcext:value-type="string">
            <text:p>最速</text:p>
          </table:table-cell>
          <table:table-cell table:style-name="ce4" office:value-type="string" calcext:value-type="string">
            <text:p>シングル</text:p>
          </table:table-cell>
          <table:table-cell table:style-name="ce4" office:value-type="string" calcext:value-type="string">
            <text:p>マルチ</text:p>
          </table:table-cell>
          <table:table-cell table:style-name="ce4" office:value-type="string" calcext:value-type="string">
            <text:p>最速</text:p>
          </table:table-cell>
          <table:table-cell table:style-name="ce4"/>
          <table:table-cell table:style-name="ce18" office:value-type="string" calcext:value-type="string">
            <text:p>fib(40)</text:p>
          </table:table-cell>
          <table:table-cell table:style-name="ce18" office:value-type="string" calcext:value-type="string">
            <text:p>tarai(12,6,0)</text:p>
          </table:table-cell>
          <table:table-cell table:style-name="ce18" office:value-type="string" calcext:value-type="string">
            <text:p>シングル</text:p>
          </table:table-cell>
          <table:table-cell table:style-name="ce18" office:value-type="string" calcext:value-type="string">
            <text:p>最速</text:p>
          </table:table-cell>
          <table:table-cell table:style-name="ce18" office:value-type="string" calcext:value-type="string">
            <text:p>シングル</text:p>
          </table:table-cell>
          <table:table-cell table:style-name="ce18" office:value-type="string" calcext:value-type="string">
            <text:p>最速</text:p>
          </table:table-cell>
          <table:table-cell table:style-name="ce4" table:number-columns-repeated="967"/>
        </table:table-row>
        <table:table-row table:style-name="ro2">
          <table:table-cell office:value-type="string" calcext:value-type="string">
            <text:p>C++</text:p>
          </table:table-cell>
          <table:table-cell office:value-type="string" calcext:value-type="string">
            <text:p>VC++</text:p>
          </table:table-cell>
          <table:table-cell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uture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parallel for(OpenMP)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3567" calcext:value-type="float">
            <text:p>3567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uture</text:p>
          </table:table-cell>
          <table:table-cell office:value-type="float" office:value="972" calcext:value-type="float">
            <text:p>972</text:p>
          </table:table-cell>
          <table:table-cell table:style-name="ce7" office:value-type="string" calcext:value-type="string">
            <text:p>parallel for(OpenMP) 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―</text:p>
          </table:table-cell>
          <table:table-cell table:formula="of:=IF(MIN([.F4];[.H4];[.J4])&lt;&gt;0;MIN([.F4];[.H4];[.J4]);&quot;―&quot;)" office:value-type="float" office:value="11" calcext:value-type="float">
            <text:p>11</text:p>
          </table:table-cell>
          <table:table-cell table:formula="of:=IF(MIN([.L4];[.N4];[.P4])&lt;&gt;0;MIN([.L4];[.N4];[.P4]);&quot;―&quot;)" office:value-type="float" office:value="13" calcext:value-type="float">
            <text:p>13</text:p>
          </table:table-cell>
          <table:table-cell table:formula="of:=IF(MIN([.AC4:.AD4])&lt;&gt;0;MIN([.AC4:.AD4]);&quot;―&quot;)" office:value-type="float" office:value="11" calcext:value-type="float">
            <text:p>11</text:p>
          </table:table-cell>
          <table:table-cell table:formula="of:=IF(MIN([.R4];[.T4];[.V4])&lt;&gt;0;MIN([.R4];[.T4];[.V4]);&quot;―&quot;)" office:value-type="float" office:value="3567" calcext:value-type="float">
            <text:p>3567</text:p>
          </table:table-cell>
          <table:table-cell table:formula="of:=IF(MIN([.X4];[.Z4];[.AB4])&lt;&gt;0;MIN([.X4];[.Z4];[.AB4]);&quot;―&quot;)" office:value-type="float" office:value="972" calcext:value-type="float">
            <text:p>972</text:p>
          </table:table-cell>
          <table:table-cell table:formula="of:=IF(MIN([.AF4:.AG4])&lt;&gt;0;MIN([.AF4:.AG4]);&quot;―&quot;)" office:value-type="float" office:value="972" calcext:value-type="float">
            <text:p>972</text:p>
          </table:table-cell>
          <table:table-cell table:style-name="ce11" table:formula="of:=[.AF4]/[.AC4]" office:value-type="float" office:value="324.272727272727" calcext:value-type="float">
            <text:p>324.27</text:p>
          </table:table-cell>
          <table:table-cell table:style-name="ce12" table:formula="of:=COM.MICROSOFT.RANK.EQ([.C4];[.C$4:.C$36];1)" office:value-type="float" office:value="2" calcext:value-type="float">
            <text:p>2</text:p>
          </table:table-cell>
          <table:table-cell table:style-name="ce12" table:formula="of:=COM.MICROSOFT.RANK.EQ([.D4];[.D$4:.D$36];1)" office:value-type="float" office:value="2" calcext:value-type="float">
            <text:p>2</text:p>
          </table:table-cell>
          <table:table-cell table:formula="of:=IFERROR(COM.MICROSOFT.RANK.EQ([.AC4];[.AC$4:.AC$36];1);&quot;―&quot;)" office:value-type="float" office:value="2" calcext:value-type="float">
            <text:p>2</text:p>
          </table:table-cell>
          <table:table-cell table:formula="of:=IFERROR(COM.MICROSOFT.RANK.EQ([.AD4];[.AD$4:.AD$36];1);&quot;―&quot;)" office:value-type="float" office:value="2" calcext:value-type="float">
            <text:p>2</text:p>
          </table:table-cell>
          <table:table-cell table:formula="of:=IFERROR(COM.MICROSOFT.RANK.EQ([.AE4];[.AE$4:.AE$36];1);&quot;x&quot;)" office:value-type="float" office:value="2" calcext:value-type="float">
            <text:p>2</text:p>
          </table:table-cell>
          <table:table-cell table:style-name="ce13" table:formula="of:=IFERROR(COM.MICROSOFT.RANK.EQ([.AF4];[.AF$4:.AF$36];1);&quot;―&quot;)" office:value-type="float" office:value="13" calcext:value-type="float">
            <text:p>13</text:p>
          </table:table-cell>
          <table:table-cell table:style-name="ce13" table:formula="of:=IFERROR(COM.MICROSOFT.RANK.EQ([.AG4];[.AG$4:.AG$36];1);&quot;―&quot;)" office:value-type="float" office:value="11" calcext:value-type="float">
            <text:p>11</text:p>
          </table:table-cell>
          <table:table-cell table:style-name="ce13" table:formula="of:=IFERROR(COM.MICROSOFT.RANK.EQ([.AH4];[.AH$4:.AH$36];1);&quot;x&quot;)" office:value-type="float" office:value="11" calcext:value-type="float">
            <text:p>11</text:p>
          </table:table-cell>
          <table:table-cell table:formula="of:=COUNTA([.$A$4:.$A$1048576])*(8-COUNTIF([.AJ4:.AQ4];&quot;x&quot;))-SUM([.AJ4:.AK4])*2-SUM([.AL4];[.AN4:.AO4];[.AQ4])" office:value-type="float" office:value="228" calcext:value-type="float">
            <text:p>228</text:p>
          </table:table-cell>
          <table:table-cell table:style-name="ce11" table:formula="of:=[.C$27]/[.C4]" office:value-type="float" office:value="3.90781563126252" calcext:value-type="float">
            <text:p>3.91</text:p>
          </table:table-cell>
          <table:table-cell table:style-name="ce11" table:formula="of:=[.D$27]/[.D4]" office:value-type="float" office:value="3.90625" calcext:value-type="float">
            <text:p>3.91</text:p>
          </table:table-cell>
          <table:table-cell table:style-name="ce11" table:formula="of:=IFERROR([.AC$27]/[.AC4];0)" office:value-type="float" office:value="830.181818181818" calcext:value-type="float">
            <text:p>830.18</text:p>
          </table:table-cell>
          <table:table-cell table:style-name="ce11" table:formula="of:=IFERROR([.AE$27]/[.AE4];0)" office:value-type="float" office:value="251.636363636364" calcext:value-type="float">
            <text:p>251.64</text:p>
          </table:table-cell>
          <table:table-cell table:style-name="ce11" table:formula="of:=IFERROR([.AF$27]/[.AF4];0)" office:value-type="float" office:value="6.3784693019344" calcext:value-type="float">
            <text:p>6.38</text:p>
          </table:table-cell>
          <table:table-cell table:style-name="ce11" table:formula="of:=IFERROR([.AH$27]/[.AH4];0)" office:value-type="float" office:value="6.93518518518519" calcext:value-type="float">
            <text:p>6.94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++</text:p>
          </table:table-cell>
          <table:table-cell office:value-type="string" calcext:value-type="string">
            <text:p>Clang</text:p>
          </table:table-cell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uture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parallel for(OpenMP)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uture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arallel for(OpenMP)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―</text:p>
          </table:table-cell>
          <table:table-cell table:formula="of:=IF(MIN([.F5];[.H5];[.J5])&lt;&gt;0;MIN([.F5];[.H5];[.J5]);&quot;―&quot;)" office:value-type="float" office:value="10" calcext:value-type="float">
            <text:p>10</text:p>
          </table:table-cell>
          <table:table-cell table:formula="of:=IF(MIN([.L5];[.N5];[.P5])&lt;&gt;0;MIN([.L5];[.N5];[.P5]);&quot;―&quot;)" office:value-type="float" office:value="10" calcext:value-type="float">
            <text:p>10</text:p>
          </table:table-cell>
          <table:table-cell table:formula="of:=IF(MIN([.AC5:.AD5])&lt;&gt;0;MIN([.AC5:.AD5]);&quot;―&quot;)" office:value-type="float" office:value="10" calcext:value-type="float">
            <text:p>10</text:p>
          </table:table-cell>
          <table:table-cell table:formula="of:=IF(MIN([.R5];[.T5];[.V5])&lt;&gt;0;MIN([.R5];[.T5];[.V5]);&quot;―&quot;)" office:value-type="float" office:value="10" calcext:value-type="float">
            <text:p>10</text:p>
          </table:table-cell>
          <table:table-cell table:formula="of:=IF(MIN([.X5];[.Z5];[.AB5])&lt;&gt;0;MIN([.X5];[.Z5];[.AB5]);&quot;―&quot;)" office:value-type="float" office:value="10" calcext:value-type="float">
            <text:p>10</text:p>
          </table:table-cell>
          <table:table-cell table:formula="of:=IF(MIN([.AF5:.AG5])&lt;&gt;0;MIN([.AF5:.AG5]);&quot;―&quot;)" office:value-type="float" office:value="10" calcext:value-type="float">
            <text:p>10</text:p>
          </table:table-cell>
          <table:table-cell table:style-name="ce11" table:formula="of:=[.AF5]/[.AC5]" office:value-type="float" office:value="1" calcext:value-type="float">
            <text:p>1.00</text:p>
          </table:table-cell>
          <table:table-cell table:style-name="ce12" table:formula="of:=COM.MICROSOFT.RANK.EQ([.C5];[.C$4:.C$36];1)" office:value-type="float" office:value="3" calcext:value-type="float">
            <text:p>3</text:p>
          </table:table-cell>
          <table:table-cell table:style-name="ce12" table:formula="of:=COM.MICROSOFT.RANK.EQ([.D5];[.D$4:.D$36];1)" office:value-type="float" office:value="1" calcext:value-type="float">
            <text:p>1</text:p>
          </table:table-cell>
          <table:table-cell table:formula="of:=IFERROR(COM.MICROSOFT.RANK.EQ([.AC5];[.AC$4:.AC$36];1);&quot;―&quot;)" office:value-type="float" office:value="1" calcext:value-type="float">
            <text:p>1</text:p>
          </table:table-cell>
          <table:table-cell table:formula="of:=IFERROR(COM.MICROSOFT.RANK.EQ([.AD5];[.AD$4:.AD$36];1);&quot;―&quot;)" office:value-type="float" office:value="1" calcext:value-type="float">
            <text:p>1</text:p>
          </table:table-cell>
          <table:table-cell table:formula="of:=IFERROR(COM.MICROSOFT.RANK.EQ([.AE5];[.AE$4:.AE$36];1);&quot;x&quot;)" office:value-type="float" office:value="1" calcext:value-type="float">
            <text:p>1</text:p>
          </table:table-cell>
          <table:table-cell table:style-name="ce13" table:formula="of:=IFERROR(COM.MICROSOFT.RANK.EQ([.AF5];[.AF$4:.AF$36];1);&quot;―&quot;)" office:value-type="float" office:value="1" calcext:value-type="float">
            <text:p>1</text:p>
          </table:table-cell>
          <table:table-cell table:style-name="ce13" table:formula="of:=IFERROR(COM.MICROSOFT.RANK.EQ([.AG5];[.AG$4:.AG$36];1);&quot;―&quot;)" office:value-type="float" office:value="1" calcext:value-type="float">
            <text:p>1</text:p>
          </table:table-cell>
          <table:table-cell table:style-name="ce13" table:formula="of:=IFERROR(COM.MICROSOFT.RANK.EQ([.AH5];[.AH$4:.AH$36];1);&quot;x&quot;)" office:value-type="float" office:value="1" calcext:value-type="float">
            <text:p>1</text:p>
          </table:table-cell>
          <table:table-cell table:formula="of:=COUNTA([.$A$4:.$A$1048576])*(8-COUNTIF([.AJ5:.AQ5];&quot;x&quot;))-SUM([.AJ5:.AK5])*2-SUM([.AL5];[.AN5:.AO5];[.AQ5])" office:value-type="float" office:value="252" calcext:value-type="float">
            <text:p>252</text:p>
          </table:table-cell>
          <table:table-cell table:style-name="ce11" table:formula="of:=[.C$27]/[.C5]" office:value-type="float" office:value="3.55191256830601" calcext:value-type="float">
            <text:p>3.55</text:p>
          </table:table-cell>
          <table:table-cell table:style-name="ce11" table:formula="of:=[.D$27]/[.D5]" office:value-type="float" office:value="4.16666666666667" calcext:value-type="float">
            <text:p>4.17</text:p>
          </table:table-cell>
          <table:table-cell table:style-name="ce11" table:formula="of:=IFERROR([.AC$27]/[.AC5];0)" office:value-type="float" office:value="913.2" calcext:value-type="float">
            <text:p>913.20</text:p>
          </table:table-cell>
          <table:table-cell table:style-name="ce11" table:formula="of:=IFERROR([.AE$27]/[.AE5];0)" office:value-type="float" office:value="276.8" calcext:value-type="float">
            <text:p>276.80</text:p>
          </table:table-cell>
          <table:table-cell table:style-name="ce11" table:formula="of:=IFERROR([.AF$27]/[.AF5];0)" office:value-type="float" office:value="2275.2" calcext:value-type="float">
            <text:p>2,275.20</text:p>
          </table:table-cell>
          <table:table-cell table:style-name="ce11" table:formula="of:=IFERROR([.AH$27]/[.AH5];0)" office:value-type="float" office:value="674.1" calcext:value-type="float">
            <text:p>674.1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Dlang</text:p>
          </table:table-cell>
          <table:table-cell office:value-type="string" calcext:value-type="string">
            <text:p>DMD</text:p>
          </table:table-cell>
          <table:table-cell office:value-type="float" office:value="478" calcext:value-type="float">
            <text:p>4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or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Thread </text:p>
          </table:table-cell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parallel foreach 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3562" calcext:value-type="float">
            <text:p>3562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Thread </text:p>
          </table:table-cell>
          <table:table-cell office:value-type="float" office:value="2367" calcext:value-type="float">
            <text:p>2367</text:p>
          </table:table-cell>
          <table:table-cell table:style-name="ce7" office:value-type="string" calcext:value-type="string">
            <text:p>parallel foreach </text:p>
          </table:table-cell>
          <table:table-cell office:value-type="float" office:value="2349" calcext:value-type="float">
            <text:p>2349</text:p>
          </table:table-cell>
          <table:table-cell table:number-columns-repeated="2" office:value-type="string" calcext:value-type="string">
            <text:p>―</text:p>
          </table:table-cell>
          <table:table-cell table:formula="of:=IF(MIN([.F6];[.H6];[.J6])&lt;&gt;0;MIN([.F6];[.H6];[.J6]);&quot;―&quot;)" office:value-type="float" office:value="598" calcext:value-type="float">
            <text:p>598</text:p>
          </table:table-cell>
          <table:table-cell table:formula="of:=IF(MIN([.L6];[.N6];[.P6])&lt;&gt;0;MIN([.L6];[.N6];[.P6]);&quot;―&quot;)" office:value-type="float" office:value="174" calcext:value-type="float">
            <text:p>174</text:p>
          </table:table-cell>
          <table:table-cell table:formula="of:=IF(MIN([.AC6:.AD6])&lt;&gt;0;MIN([.AC6:.AD6]);&quot;―&quot;)" office:value-type="float" office:value="174" calcext:value-type="float">
            <text:p>174</text:p>
          </table:table-cell>
          <table:table-cell table:formula="of:=IF(MIN([.R6];[.T6];[.V6])&lt;&gt;0;MIN([.R6];[.T6];[.V6]);&quot;―&quot;)" office:value-type="float" office:value="3562" calcext:value-type="float">
            <text:p>3562</text:p>
          </table:table-cell>
          <table:table-cell table:formula="of:=IF(MIN([.X6];[.Z6];[.AB6])&lt;&gt;0;MIN([.X6];[.Z6];[.AB6]);&quot;―&quot;)" office:value-type="float" office:value="2349" calcext:value-type="float">
            <text:p>2349</text:p>
          </table:table-cell>
          <table:table-cell table:formula="of:=IF(MIN([.AF6:.AG6])&lt;&gt;0;MIN([.AF6:.AG6]);&quot;―&quot;)" office:value-type="float" office:value="2349" calcext:value-type="float">
            <text:p>2349</text:p>
          </table:table-cell>
          <table:table-cell table:style-name="ce11" table:formula="of:=[.AF6]/[.AC6]" office:value-type="float" office:value="5.95652173913043" calcext:value-type="float">
            <text:p>5.96</text:p>
          </table:table-cell>
          <table:table-cell table:style-name="ce12" table:formula="of:=COM.MICROSOFT.RANK.EQ([.C6];[.C$4:.C$36];1)" office:value-type="float" office:value="1" calcext:value-type="float">
            <text:p>1</text:p>
          </table:table-cell>
          <table:table-cell table:style-name="ce12" table:formula="of:=COM.MICROSOFT.RANK.EQ([.D6];[.D$4:.D$36];1)" office:value-type="float" office:value="4" calcext:value-type="float">
            <text:p>4</text:p>
          </table:table-cell>
          <table:table-cell table:formula="of:=IFERROR(COM.MICROSOFT.RANK.EQ([.AC6];[.AC$4:.AC$36];1);&quot;―&quot;)" office:value-type="float" office:value="6" calcext:value-type="float">
            <text:p>6</text:p>
          </table:table-cell>
          <table:table-cell table:formula="of:=IFERROR(COM.MICROSOFT.RANK.EQ([.AD6];[.AD$4:.AD$36];1);&quot;―&quot;)" office:value-type="float" office:value="4" calcext:value-type="float">
            <text:p>4</text:p>
          </table:table-cell>
          <table:table-cell table:formula="of:=IFERROR(COM.MICROSOFT.RANK.EQ([.AE6];[.AE$4:.AE$36];1);&quot;x&quot;)" office:value-type="float" office:value="4" calcext:value-type="float">
            <text:p>4</text:p>
          </table:table-cell>
          <table:table-cell table:style-name="ce13" table:formula="of:=IFERROR(COM.MICROSOFT.RANK.EQ([.AF6];[.AF$4:.AF$36];1);&quot;―&quot;)" office:value-type="float" office:value="12" calcext:value-type="float">
            <text:p>12</text:p>
          </table:table-cell>
          <table:table-cell table:style-name="ce13" table:formula="of:=IFERROR(COM.MICROSOFT.RANK.EQ([.AG6];[.AG$4:.AG$36];1);&quot;―&quot;)" office:value-type="float" office:value="16" calcext:value-type="float">
            <text:p>16</text:p>
          </table:table-cell>
          <table:table-cell table:style-name="ce13" table:formula="of:=IFERROR(COM.MICROSOFT.RANK.EQ([.AH6];[.AH$4:.AH$36];1);&quot;x&quot;)" office:value-type="float" office:value="16" calcext:value-type="float">
            <text:p>16</text:p>
          </table:table-cell>
          <table:table-cell table:formula="of:=COUNTA([.$A$4:.$A$1048576])*(8-COUNTIF([.AJ6:.AQ6];&quot;x&quot;))-SUM([.AJ6:.AK6])*2-SUM([.AL6];[.AN6:.AO6];[.AQ6])" office:value-type="float" office:value="216" calcext:value-type="float">
            <text:p>216</text:p>
          </table:table-cell>
          <table:table-cell table:style-name="ce11" table:formula="of:=[.C$27]/[.C6]" office:value-type="float" office:value="4.07949790794979" calcext:value-type="float">
            <text:p>4.08</text:p>
          </table:table-cell>
          <table:table-cell table:style-name="ce11" table:formula="of:=[.D$27]/[.D6]" office:value-type="float" office:value="2.84090909090909" calcext:value-type="float">
            <text:p>2.84</text:p>
          </table:table-cell>
          <table:table-cell table:style-name="ce11" table:formula="of:=IFERROR([.AC$27]/[.AC6];0)" office:value-type="float" office:value="15.2709030100334" calcext:value-type="float">
            <text:p>15.27</text:p>
          </table:table-cell>
          <table:table-cell table:style-name="ce11" table:formula="of:=IFERROR([.AE$27]/[.AE6];0)" office:value-type="float" office:value="15.9080459770115" calcext:value-type="float">
            <text:p>15.91</text:p>
          </table:table-cell>
          <table:table-cell table:style-name="ce11" table:formula="of:=IFERROR([.AF$27]/[.AF6];0)" office:value-type="float" office:value="6.38742279618192" calcext:value-type="float">
            <text:p>6.39</text:p>
          </table:table-cell>
          <table:table-cell table:style-name="ce11" table:formula="of:=IFERROR([.AH$27]/[.AH6];0)" office:value-type="float" office:value="2.86973180076628" calcext:value-type="float">
            <text:p>2.8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Dlang</text:p>
          </table:table-cell>
          <table:table-cell office:value-type="string" calcext:value-type="string">
            <text:p>LDC</text:p>
          </table:table-cell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r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Thread 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parallel foreach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Thread 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parallel foreach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―</text:p>
          </table:table-cell>
          <table:table-cell table:formula="of:=IF(MIN([.F7];[.H7];[.J7])&lt;&gt;0;MIN([.F7];[.H7];[.J7]);&quot;―&quot;)" office:value-type="float" office:value="20" calcext:value-type="float">
            <text:p>20</text:p>
          </table:table-cell>
          <table:table-cell table:formula="of:=IF(MIN([.L7];[.N7];[.P7])&lt;&gt;0;MIN([.L7];[.N7];[.P7]);&quot;―&quot;)" office:value-type="float" office:value="18" calcext:value-type="float">
            <text:p>18</text:p>
          </table:table-cell>
          <table:table-cell table:formula="of:=IF(MIN([.AC7:.AD7])&lt;&gt;0;MIN([.AC7:.AD7]);&quot;―&quot;)" office:value-type="float" office:value="18" calcext:value-type="float">
            <text:p>18</text:p>
          </table:table-cell>
          <table:table-cell table:formula="of:=IF(MIN([.R7];[.T7];[.V7])&lt;&gt;0;MIN([.R7];[.T7];[.V7]);&quot;―&quot;)" office:value-type="float" office:value="19" calcext:value-type="float">
            <text:p>19</text:p>
          </table:table-cell>
          <table:table-cell table:formula="of:=IF(MIN([.X7];[.Z7];[.AB7])&lt;&gt;0;MIN([.X7];[.Z7];[.AB7]);&quot;―&quot;)" office:value-type="float" office:value="18" calcext:value-type="float">
            <text:p>18</text:p>
          </table:table-cell>
          <table:table-cell table:formula="of:=IF(MIN([.AF7:.AG7])&lt;&gt;0;MIN([.AF7:.AG7]);&quot;―&quot;)" office:value-type="float" office:value="18" calcext:value-type="float">
            <text:p>18</text:p>
          </table:table-cell>
          <table:table-cell table:style-name="ce11" table:formula="of:=[.AF7]/[.AC7]" office:value-type="float" office:value="0.95" calcext:value-type="float">
            <text:p>0.95</text:p>
          </table:table-cell>
          <table:table-cell table:style-name="ce12" table:formula="of:=COM.MICROSOFT.RANK.EQ([.C7];[.C$4:.C$36];1)" office:value-type="float" office:value="4" calcext:value-type="float">
            <text:p>4</text:p>
          </table:table-cell>
          <table:table-cell table:style-name="ce12" table:formula="of:=COM.MICROSOFT.RANK.EQ([.D7];[.D$4:.D$36];1)" office:value-type="float" office:value="3" calcext:value-type="float">
            <text:p>3</text:p>
          </table:table-cell>
          <table:table-cell table:formula="of:=IFERROR(COM.MICROSOFT.RANK.EQ([.AC7];[.AC$4:.AC$36];1);&quot;―&quot;)" office:value-type="float" office:value="3" calcext:value-type="float">
            <text:p>3</text:p>
          </table:table-cell>
          <table:table-cell table:formula="of:=IFERROR(COM.MICROSOFT.RANK.EQ([.AD7];[.AD$4:.AD$36];1);&quot;―&quot;)" office:value-type="float" office:value="3" calcext:value-type="float">
            <text:p>3</text:p>
          </table:table-cell>
          <table:table-cell table:formula="of:=IFERROR(COM.MICROSOFT.RANK.EQ([.AE7];[.AE$4:.AE$36];1);&quot;x&quot;)" office:value-type="float" office:value="3" calcext:value-type="float">
            <text:p>3</text:p>
          </table:table-cell>
          <table:table-cell table:style-name="ce13" table:formula="of:=IFERROR(COM.MICROSOFT.RANK.EQ([.AF7];[.AF$4:.AF$36];1);&quot;―&quot;)" office:value-type="float" office:value="2" calcext:value-type="float">
            <text:p>2</text:p>
          </table:table-cell>
          <table:table-cell table:style-name="ce13" table:formula="of:=IFERROR(COM.MICROSOFT.RANK.EQ([.AG7];[.AG$4:.AG$36];1);&quot;―&quot;)" office:value-type="float" office:value="2" calcext:value-type="float">
            <text:p>2</text:p>
          </table:table-cell>
          <table:table-cell table:style-name="ce13" table:formula="of:=IFERROR(COM.MICROSOFT.RANK.EQ([.AH7];[.AH$4:.AH$36];1);&quot;x&quot;)" office:value-type="float" office:value="2" calcext:value-type="float">
            <text:p>2</text:p>
          </table:table-cell>
          <table:table-cell table:formula="of:=COUNTA([.$A$4:.$A$1048576])*(8-COUNTIF([.AJ7:.AQ7];&quot;x&quot;))-SUM([.AJ7:.AK7])*2-SUM([.AL7];[.AN7:.AO7];[.AQ7])" office:value-type="float" office:value="240" calcext:value-type="float">
            <text:p>240</text:p>
          </table:table-cell>
          <table:table-cell table:style-name="ce11" table:formula="of:=[.C$27]/[.C7]" office:value-type="float" office:value="3.50719424460432" calcext:value-type="float">
            <text:p>3.51</text:p>
          </table:table-cell>
          <table:table-cell table:style-name="ce11" table:formula="of:=[.D$27]/[.D7]" office:value-type="float" office:value="3.125" calcext:value-type="float">
            <text:p>3.13</text:p>
          </table:table-cell>
          <table:table-cell table:style-name="ce11" table:formula="of:=IFERROR([.AC$27]/[.AC7];0)" office:value-type="float" office:value="456.6" calcext:value-type="float">
            <text:p>456.60</text:p>
          </table:table-cell>
          <table:table-cell table:style-name="ce11" table:formula="of:=IFERROR([.AE$27]/[.AE7];0)" office:value-type="float" office:value="153.777777777778" calcext:value-type="float">
            <text:p>153.78</text:p>
          </table:table-cell>
          <table:table-cell table:style-name="ce11" table:formula="of:=IFERROR([.AF$27]/[.AF7];0)" office:value-type="float" office:value="1197.47368421053" calcext:value-type="float">
            <text:p>1,197.47</text:p>
          </table:table-cell>
          <table:table-cell table:style-name="ce11" table:formula="of:=IFERROR([.AH$27]/[.AH7];0)" office:value-type="float" office:value="374.5" calcext:value-type="float">
            <text:p>374.5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.Net Framework</text:p>
          </table:table-cell>
          <table:table-cell office:value-type="float" office:value="664" calcext:value-type="float">
            <text:p>6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or</text:p>
          </table:table-cell>
          <table:table-cell office:value-type="float" office:value="601" calcext:value-type="float">
            <text:p>601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184" calcext:value-type="float">
            <text:p>184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446" calcext:value-type="float">
            <text:p>144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412" calcext:value-type="float">
            <text:p>412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―</text:p>
          </table:table-cell>
          <table:table-cell table:formula="of:=IF(MIN([.F8];[.H8];[.J8])&lt;&gt;0;MIN([.F8];[.H8];[.J8]);&quot;―&quot;)" office:value-type="float" office:value="601" calcext:value-type="float">
            <text:p>601</text:p>
          </table:table-cell>
          <table:table-cell table:formula="of:=IF(MIN([.L8];[.N8];[.P8])&lt;&gt;0;MIN([.L8];[.N8];[.P8]);&quot;―&quot;)" office:value-type="float" office:value="184" calcext:value-type="float">
            <text:p>184</text:p>
          </table:table-cell>
          <table:table-cell table:formula="of:=IF(MIN([.AC8:.AD8])&lt;&gt;0;MIN([.AC8:.AD8]);&quot;―&quot;)" office:value-type="float" office:value="184" calcext:value-type="float">
            <text:p>184</text:p>
          </table:table-cell>
          <table:table-cell table:formula="of:=IF(MIN([.R8];[.T8];[.V8])&lt;&gt;0;MIN([.R8];[.T8];[.V8]);&quot;―&quot;)" office:value-type="float" office:value="1446" calcext:value-type="float">
            <text:p>1446</text:p>
          </table:table-cell>
          <table:table-cell table:formula="of:=IF(MIN([.X8];[.Z8];[.AB8])&lt;&gt;0;MIN([.X8];[.Z8];[.AB8]);&quot;―&quot;)" office:value-type="float" office:value="412" calcext:value-type="float">
            <text:p>412</text:p>
          </table:table-cell>
          <table:table-cell table:formula="of:=IF(MIN([.AF8:.AG8])&lt;&gt;0;MIN([.AF8:.AG8]);&quot;―&quot;)" office:value-type="float" office:value="412" calcext:value-type="float">
            <text:p>412</text:p>
          </table:table-cell>
          <table:table-cell table:style-name="ce11" table:formula="of:=[.AF8]/[.AC8]" office:value-type="float" office:value="2.40599001663894" calcext:value-type="float">
            <text:p>2.41</text:p>
          </table:table-cell>
          <table:table-cell table:style-name="ce12" table:formula="of:=COM.MICROSOFT.RANK.EQ([.C8];[.C$4:.C$36];1)" office:value-type="float" office:value="5" calcext:value-type="float">
            <text:p>5</text:p>
          </table:table-cell>
          <table:table-cell table:style-name="ce12" table:formula="of:=COM.MICROSOFT.RANK.EQ([.D8];[.D$4:.D$36];1)" office:value-type="float" office:value="5" calcext:value-type="float">
            <text:p>5</text:p>
          </table:table-cell>
          <table:table-cell table:formula="of:=IFERROR(COM.MICROSOFT.RANK.EQ([.AC8];[.AC$4:.AC$36];1);&quot;―&quot;)" office:value-type="float" office:value="8" calcext:value-type="float">
            <text:p>8</text:p>
          </table:table-cell>
          <table:table-cell table:formula="of:=IFERROR(COM.MICROSOFT.RANK.EQ([.AD8];[.AD$4:.AD$36];1);&quot;―&quot;)" office:value-type="float" office:value="5" calcext:value-type="float">
            <text:p>5</text:p>
          </table:table-cell>
          <table:table-cell table:formula="of:=IFERROR(COM.MICROSOFT.RANK.EQ([.AE8];[.AE$4:.AE$36];1);&quot;x&quot;)" office:value-type="float" office:value="5" calcext:value-type="float">
            <text:p>5</text:p>
          </table:table-cell>
          <table:table-cell table:style-name="ce13" table:formula="of:=IFERROR(COM.MICROSOFT.RANK.EQ([.AF8];[.AF$4:.AF$36];1);&quot;―&quot;)" office:value-type="float" office:value="5" calcext:value-type="float">
            <text:p>5</text:p>
          </table:table-cell>
          <table:table-cell table:style-name="ce13" table:formula="of:=IFERROR(COM.MICROSOFT.RANK.EQ([.AG8];[.AG$4:.AG$36];1);&quot;―&quot;)" office:value-type="float" office:value="3" calcext:value-type="float">
            <text:p>3</text:p>
          </table:table-cell>
          <table:table-cell table:style-name="ce13" table:formula="of:=IFERROR(COM.MICROSOFT.RANK.EQ([.AH8];[.AH$4:.AH$36];1);&quot;x&quot;)" office:value-type="float" office:value="3" calcext:value-type="float">
            <text:p>3</text:p>
          </table:table-cell>
          <table:table-cell table:formula="of:=COUNTA([.$A$4:.$A$1048576])*(8-COUNTIF([.AJ8:.AQ8];&quot;x&quot;))-SUM([.AJ8:.AK8])*2-SUM([.AL8];[.AN8:.AO8];[.AQ8])" office:value-type="float" office:value="223" calcext:value-type="float">
            <text:p>223</text:p>
          </table:table-cell>
          <table:table-cell table:style-name="ce11" table:formula="of:=[.C$27]/[.C8]" office:value-type="float" office:value="2.93674698795181" calcext:value-type="float">
            <text:p>2.94</text:p>
          </table:table-cell>
          <table:table-cell table:style-name="ce11" table:formula="of:=[.D$27]/[.D8]" office:value-type="float" office:value="2.35849056603774" calcext:value-type="float">
            <text:p>2.36</text:p>
          </table:table-cell>
          <table:table-cell table:style-name="ce11" table:formula="of:=IFERROR([.AC$27]/[.AC8];0)" office:value-type="float" office:value="15.1946755407654" calcext:value-type="float">
            <text:p>15.19</text:p>
          </table:table-cell>
          <table:table-cell table:style-name="ce11" table:formula="of:=IFERROR([.AE$27]/[.AE8];0)" office:value-type="float" office:value="15.0434782608696" calcext:value-type="float">
            <text:p>15.04</text:p>
          </table:table-cell>
          <table:table-cell table:style-name="ce11" table:formula="of:=IFERROR([.AF$27]/[.AF8];0)" office:value-type="float" office:value="15.7344398340249" calcext:value-type="float">
            <text:p>15.73</text:p>
          </table:table-cell>
          <table:table-cell table:style-name="ce11" table:formula="of:=IFERROR([.AH$27]/[.AH8];0)" office:value-type="float" office:value="16.3616504854369" calcext:value-type="float">
            <text:p>16.36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#Script</text:p>
          </table:table-cell>
          <table:table-cell office:value-type="string" calcext:value-type="string">
            <text:p>.Net Framework</text:p>
          </table:table-cell>
          <table:table-cell office:value-type="float" office:value="4394" calcext:value-type="float">
            <text:p>4394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for</text:p>
          </table:table-cell>
          <table:table-cell office:value-type="float" office:value="8094" calcext:value-type="float">
            <text:p>8094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1897" calcext:value-type="float">
            <text:p>1897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8156" calcext:value-type="float">
            <text:p>1815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3284" calcext:value-type="float">
            <text:p>3284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―</text:p>
          </table:table-cell>
          <table:table-cell table:formula="of:=IF(MIN([.F9];[.H9];[.J9])&lt;&gt;0;MIN([.F9];[.H9];[.J9]);&quot;―&quot;)" office:value-type="float" office:value="8094" calcext:value-type="float">
            <text:p>8094</text:p>
          </table:table-cell>
          <table:table-cell table:formula="of:=IF(MIN([.L9];[.N9];[.P9])&lt;&gt;0;MIN([.L9];[.N9];[.P9]);&quot;―&quot;)" office:value-type="float" office:value="1869" calcext:value-type="float">
            <text:p>1869</text:p>
          </table:table-cell>
          <table:table-cell table:formula="of:=IF(MIN([.AC9:.AD9])&lt;&gt;0;MIN([.AC9:.AD9]);&quot;―&quot;)" office:value-type="float" office:value="1869" calcext:value-type="float">
            <text:p>1869</text:p>
          </table:table-cell>
          <table:table-cell table:formula="of:=IF(MIN([.R9];[.T9];[.V9])&lt;&gt;0;MIN([.R9];[.T9];[.V9]);&quot;―&quot;)" office:value-type="float" office:value="18156" calcext:value-type="float">
            <text:p>18156</text:p>
          </table:table-cell>
          <table:table-cell table:formula="of:=IF(MIN([.X9];[.Z9];[.AB9])&lt;&gt;0;MIN([.X9];[.Z9];[.AB9]);&quot;―&quot;)" office:value-type="float" office:value="3213" calcext:value-type="float">
            <text:p>3213</text:p>
          </table:table-cell>
          <table:table-cell table:formula="of:=IF(MIN([.AF9:.AG9])&lt;&gt;0;MIN([.AF9:.AG9]);&quot;―&quot;)" office:value-type="float" office:value="3213" calcext:value-type="float">
            <text:p>3213</text:p>
          </table:table-cell>
          <table:table-cell table:style-name="ce11" table:formula="of:=[.AF9]/[.AC9]" office:value-type="float" office:value="2.24314306893996" calcext:value-type="float">
            <text:p>2.24</text:p>
          </table:table-cell>
          <table:table-cell table:style-name="ce12" table:formula="of:=COM.MICROSOFT.RANK.EQ([.C9];[.C$4:.C$36];1)" office:value-type="float" office:value="23" calcext:value-type="float">
            <text:p>23</text:p>
          </table:table-cell>
          <table:table-cell table:style-name="ce12" table:formula="of:=COM.MICROSOFT.RANK.EQ([.D9];[.D$4:.D$36];1)" office:value-type="float" office:value="25" calcext:value-type="float">
            <text:p>25</text:p>
          </table:table-cell>
          <table:table-cell table:formula="of:=IFERROR(COM.MICROSOFT.RANK.EQ([.AC9];[.AC$4:.AC$36];1);&quot;―&quot;)" office:value-type="float" office:value="19" calcext:value-type="float">
            <text:p>19</text:p>
          </table:table-cell>
          <table:table-cell table:formula="of:=IFERROR(COM.MICROSOFT.RANK.EQ([.AD9];[.AD$4:.AD$36];1);&quot;―&quot;)" office:value-type="float" office:value="17" calcext:value-type="float">
            <text:p>17</text:p>
          </table:table-cell>
          <table:table-cell table:formula="of:=IFERROR(COM.MICROSOFT.RANK.EQ([.AE9];[.AE$4:.AE$36];1);&quot;x&quot;)" office:value-type="float" office:value="17" calcext:value-type="float">
            <text:p>17</text:p>
          </table:table-cell>
          <table:table-cell table:style-name="ce13" table:formula="of:=IFERROR(COM.MICROSOFT.RANK.EQ([.AF9];[.AF$4:.AF$36];1);&quot;―&quot;)" office:value-type="float" office:value="19" calcext:value-type="float">
            <text:p>19</text:p>
          </table:table-cell>
          <table:table-cell table:style-name="ce13" table:formula="of:=IFERROR(COM.MICROSOFT.RANK.EQ([.AG9];[.AG$4:.AG$36];1);&quot;―&quot;)" office:value-type="float" office:value="17" calcext:value-type="float">
            <text:p>17</text:p>
          </table:table-cell>
          <table:table-cell table:style-name="ce13" table:formula="of:=IFERROR(COM.MICROSOFT.RANK.EQ([.AH9];[.AH$4:.AH$36];1);&quot;x&quot;)" office:value-type="float" office:value="17" calcext:value-type="float">
            <text:p>17</text:p>
          </table:table-cell>
          <table:table-cell table:formula="of:=COUNTA([.$A$4:.$A$1048576])*(8-COUNTIF([.AJ9:.AQ9];&quot;x&quot;))-SUM([.AJ9:.AK9])*2-SUM([.AL9];[.AN9:.AO9];[.AQ9])" office:value-type="float" office:value="96" calcext:value-type="float">
            <text:p>96</text:p>
          </table:table-cell>
          <table:table-cell table:style-name="ce11" table:formula="of:=[.C$27]/[.C9]" office:value-type="float" office:value="0.443786982248521" calcext:value-type="float">
            <text:p>0.44</text:p>
          </table:table-cell>
          <table:table-cell table:style-name="ce11" table:formula="of:=[.D$27]/[.D9]" office:value-type="float" office:value="0.126518218623482" calcext:value-type="float">
            <text:p>0.13</text:p>
          </table:table-cell>
          <table:table-cell table:style-name="ce11" table:formula="of:=IFERROR([.AC$27]/[.AC9];0)" office:value-type="float" office:value="1.12824314306894" calcext:value-type="float">
            <text:p>1.13</text:p>
          </table:table-cell>
          <table:table-cell table:style-name="ce11" table:formula="of:=IFERROR([.AE$27]/[.AE9];0)" office:value-type="float" office:value="1.48100588550027" calcext:value-type="float">
            <text:p>1.48</text:p>
          </table:table-cell>
          <table:table-cell table:style-name="ce11" table:formula="of:=IFERROR([.AF$27]/[.AF9];0)" office:value-type="float" office:value="1.2531394580304" calcext:value-type="float">
            <text:p>1.25</text:p>
          </table:table-cell>
          <table:table-cell table:style-name="ce11" table:formula="of:=IFERROR([.AH$27]/[.AH9];0)" office:value-type="float" office:value="2.09803921568627" calcext:value-type="float">
            <text:p>2.1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.Net Core</text:p>
          </table:table-cell>
          <table:table-cell office:value-type="float" office:value="684" calcext:value-type="float">
            <text:p>68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r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204" calcext:value-type="float">
            <text:p>204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466" calcext:value-type="float">
            <text:p>146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435" calcext:value-type="float">
            <text:p>435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―</text:p>
          </table:table-cell>
          <table:table-cell table:formula="of:=IF(MIN([.F10];[.H10];[.J10])&lt;&gt;0;MIN([.F10];[.H10];[.J10]);&quot;―&quot;)" office:value-type="float" office:value="616" calcext:value-type="float">
            <text:p>616</text:p>
          </table:table-cell>
          <table:table-cell table:formula="of:=IF(MIN([.L10];[.N10];[.P10])&lt;&gt;0;MIN([.L10];[.N10];[.P10]);&quot;―&quot;)" office:value-type="float" office:value="204" calcext:value-type="float">
            <text:p>204</text:p>
          </table:table-cell>
          <table:table-cell table:formula="of:=IF(MIN([.AC10:.AD10])&lt;&gt;0;MIN([.AC10:.AD10]);&quot;―&quot;)" office:value-type="float" office:value="204" calcext:value-type="float">
            <text:p>204</text:p>
          </table:table-cell>
          <table:table-cell table:formula="of:=IF(MIN([.R10];[.T10];[.V10])&lt;&gt;0;MIN([.R10];[.T10];[.V10]);&quot;―&quot;)" office:value-type="float" office:value="1466" calcext:value-type="float">
            <text:p>1466</text:p>
          </table:table-cell>
          <table:table-cell table:formula="of:=IF(MIN([.X10];[.Z10];[.AB10])&lt;&gt;0;MIN([.X10];[.Z10];[.AB10]);&quot;―&quot;)" office:value-type="float" office:value="435" calcext:value-type="float">
            <text:p>435</text:p>
          </table:table-cell>
          <table:table-cell table:formula="of:=IF(MIN([.AF10:.AG10])&lt;&gt;0;MIN([.AF10:.AG10]);&quot;―&quot;)" office:value-type="float" office:value="435" calcext:value-type="float">
            <text:p>435</text:p>
          </table:table-cell>
          <table:table-cell table:style-name="ce11" table:formula="of:=[.AF10]/[.AC10]" office:value-type="float" office:value="2.37987012987013" calcext:value-type="float">
            <text:p>2.38</text:p>
          </table:table-cell>
          <table:table-cell table:style-name="ce12" table:formula="of:=COM.MICROSOFT.RANK.EQ([.C10];[.C$4:.C$36];1)" office:value-type="float" office:value="6" calcext:value-type="float">
            <text:p>6</text:p>
          </table:table-cell>
          <table:table-cell table:style-name="ce12" table:formula="of:=COM.MICROSOFT.RANK.EQ([.D10];[.D$4:.D$36];1)" office:value-type="float" office:value="7" calcext:value-type="float">
            <text:p>7</text:p>
          </table:table-cell>
          <table:table-cell table:formula="of:=IFERROR(COM.MICROSOFT.RANK.EQ([.AC10];[.AC$4:.AC$36];1);&quot;―&quot;)" office:value-type="float" office:value="10" calcext:value-type="float">
            <text:p>10</text:p>
          </table:table-cell>
          <table:table-cell table:formula="of:=IFERROR(COM.MICROSOFT.RANK.EQ([.AD10];[.AD$4:.AD$36];1);&quot;―&quot;)" office:value-type="float" office:value="8" calcext:value-type="float">
            <text:p>8</text:p>
          </table:table-cell>
          <table:table-cell table:formula="of:=IFERROR(COM.MICROSOFT.RANK.EQ([.AE10];[.AE$4:.AE$36];1);&quot;x&quot;)" office:value-type="float" office:value="8" calcext:value-type="float">
            <text:p>8</text:p>
          </table:table-cell>
          <table:table-cell table:style-name="ce13" table:formula="of:=IFERROR(COM.MICROSOFT.RANK.EQ([.AF10];[.AF$4:.AF$36];1);&quot;―&quot;)" office:value-type="float" office:value="7" calcext:value-type="float">
            <text:p>7</text:p>
          </table:table-cell>
          <table:table-cell table:style-name="ce13" table:formula="of:=IFERROR(COM.MICROSOFT.RANK.EQ([.AG10];[.AG$4:.AG$36];1);&quot;―&quot;)" office:value-type="float" office:value="6" calcext:value-type="float">
            <text:p>6</text:p>
          </table:table-cell>
          <table:table-cell table:style-name="ce13" table:formula="of:=IFERROR(COM.MICROSOFT.RANK.EQ([.AH10];[.AH$4:.AH$36];1);&quot;x&quot;)" office:value-type="float" office:value="6" calcext:value-type="float">
            <text:p>6</text:p>
          </table:table-cell>
          <table:table-cell table:formula="of:=COUNTA([.$A$4:.$A$1048576])*(8-COUNTIF([.AJ10:.AQ10];&quot;x&quot;))-SUM([.AJ10:.AK10])*2-SUM([.AL10];[.AN10:.AO10];[.AQ10])" office:value-type="float" office:value="207" calcext:value-type="float">
            <text:p>207</text:p>
          </table:table-cell>
          <table:table-cell table:style-name="ce11" table:formula="of:=[.C$27]/[.C10]" office:value-type="float" office:value="2.85087719298246" calcext:value-type="float">
            <text:p>2.85</text:p>
          </table:table-cell>
          <table:table-cell table:style-name="ce11" table:formula="of:=[.D$27]/[.D10]" office:value-type="float" office:value="1.73611111111111" calcext:value-type="float">
            <text:p>1.74</text:p>
          </table:table-cell>
          <table:table-cell table:style-name="ce11" table:formula="of:=IFERROR([.AC$27]/[.AC10];0)" office:value-type="float" office:value="14.8246753246753" calcext:value-type="float">
            <text:p>14.82</text:p>
          </table:table-cell>
          <table:table-cell table:style-name="ce11" table:formula="of:=IFERROR([.AE$27]/[.AE10];0)" office:value-type="float" office:value="13.5686274509804" calcext:value-type="float">
            <text:p>13.57</text:p>
          </table:table-cell>
          <table:table-cell table:style-name="ce11" table:formula="of:=IFERROR([.AF$27]/[.AF10];0)" office:value-type="float" office:value="15.5197817189632" calcext:value-type="float">
            <text:p>15.52</text:p>
          </table:table-cell>
          <table:table-cell table:style-name="ce11" table:formula="of:=IFERROR([.AH$27]/[.AH10];0)" office:value-type="float" office:value="15.4965517241379" calcext:value-type="float">
            <text:p>15.5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Mono</text:p>
          </table:table-cell>
          <table:table-cell office:value-type="float" office:value="790" calcext:value-type="float">
            <text:p>79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or</text:p>
          </table:table-cell>
          <table:table-cell office:value-type="float" office:value="816" calcext:value-type="float">
            <text:p>81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316" calcext:value-type="float">
            <text:p>316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2946" calcext:value-type="float">
            <text:p>294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606" calcext:value-type="float">
            <text:p>606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―</text:p>
          </table:table-cell>
          <table:table-cell table:formula="of:=IF(MIN([.F11];[.H11];[.J11])&lt;&gt;0;MIN([.F11];[.H11];[.J11]);&quot;―&quot;)" office:value-type="float" office:value="816" calcext:value-type="float">
            <text:p>816</text:p>
          </table:table-cell>
          <table:table-cell table:formula="of:=IF(MIN([.L11];[.N11];[.P11])&lt;&gt;0;MIN([.L11];[.N11];[.P11]);&quot;―&quot;)" office:value-type="float" office:value="316" calcext:value-type="float">
            <text:p>316</text:p>
          </table:table-cell>
          <table:table-cell table:formula="of:=IF(MIN([.AC11:.AD11])&lt;&gt;0;MIN([.AC11:.AD11]);&quot;―&quot;)" office:value-type="float" office:value="316" calcext:value-type="float">
            <text:p>316</text:p>
          </table:table-cell>
          <table:table-cell table:formula="of:=IF(MIN([.R11];[.T11];[.V11])&lt;&gt;0;MIN([.R11];[.T11];[.V11]);&quot;―&quot;)" office:value-type="float" office:value="2946" calcext:value-type="float">
            <text:p>2946</text:p>
          </table:table-cell>
          <table:table-cell table:formula="of:=IF(MIN([.X11];[.Z11];[.AB11])&lt;&gt;0;MIN([.X11];[.Z11];[.AB11]);&quot;―&quot;)" office:value-type="float" office:value="606" calcext:value-type="float">
            <text:p>606</text:p>
          </table:table-cell>
          <table:table-cell table:formula="of:=IF(MIN([.AF11:.AG11])&lt;&gt;0;MIN([.AF11:.AG11]);&quot;―&quot;)" office:value-type="float" office:value="606" calcext:value-type="float">
            <text:p>606</text:p>
          </table:table-cell>
          <table:table-cell table:style-name="ce11" table:formula="of:=[.AF11]/[.AC11]" office:value-type="float" office:value="3.61029411764706" calcext:value-type="float">
            <text:p>3.61</text:p>
          </table:table-cell>
          <table:table-cell table:style-name="ce12" table:formula="of:=COM.MICROSOFT.RANK.EQ([.C11];[.C$4:.C$36];1)" office:value-type="float" office:value="9" calcext:value-type="float">
            <text:p>9</text:p>
          </table:table-cell>
          <table:table-cell table:style-name="ce12" table:formula="of:=COM.MICROSOFT.RANK.EQ([.D11];[.D$4:.D$36];1)" office:value-type="float" office:value="13" calcext:value-type="float">
            <text:p>13</text:p>
          </table:table-cell>
          <table:table-cell table:formula="of:=IFERROR(COM.MICROSOFT.RANK.EQ([.AC11];[.AC$4:.AC$36];1);&quot;―&quot;)" office:value-type="float" office:value="11" calcext:value-type="float">
            <text:p>11</text:p>
          </table:table-cell>
          <table:table-cell table:formula="of:=IFERROR(COM.MICROSOFT.RANK.EQ([.AD11];[.AD$4:.AD$36];1);&quot;―&quot;)" office:value-type="float" office:value="10" calcext:value-type="float">
            <text:p>10</text:p>
          </table:table-cell>
          <table:table-cell table:formula="of:=IFERROR(COM.MICROSOFT.RANK.EQ([.AE11];[.AE$4:.AE$36];1);&quot;x&quot;)" office:value-type="float" office:value="10" calcext:value-type="float">
            <text:p>10</text:p>
          </table:table-cell>
          <table:table-cell table:style-name="ce13" table:formula="of:=IFERROR(COM.MICROSOFT.RANK.EQ([.AF11];[.AF$4:.AF$36];1);&quot;―&quot;)" office:value-type="float" office:value="10" calcext:value-type="float">
            <text:p>10</text:p>
          </table:table-cell>
          <table:table-cell table:style-name="ce13" table:formula="of:=IFERROR(COM.MICROSOFT.RANK.EQ([.AG11];[.AG$4:.AG$36];1);&quot;―&quot;)" office:value-type="float" office:value="10" calcext:value-type="float">
            <text:p>10</text:p>
          </table:table-cell>
          <table:table-cell table:style-name="ce13" table:formula="of:=IFERROR(COM.MICROSOFT.RANK.EQ([.AH11];[.AH$4:.AH$36];1);&quot;x&quot;)" office:value-type="float" office:value="10" calcext:value-type="float">
            <text:p>10</text:p>
          </table:table-cell>
          <table:table-cell table:formula="of:=COUNTA([.$A$4:.$A$1048576])*(8-COUNTIF([.AJ11:.AQ11];&quot;x&quot;))-SUM([.AJ11:.AK11])*2-SUM([.AL11];[.AN11:.AO11];[.AQ11])" office:value-type="float" office:value="179" calcext:value-type="float">
            <text:p>179</text:p>
          </table:table-cell>
          <table:table-cell table:style-name="ce11" table:formula="of:=[.C$27]/[.C11]" office:value-type="float" office:value="2.46835443037975" calcext:value-type="float">
            <text:p>2.47</text:p>
          </table:table-cell>
          <table:table-cell table:style-name="ce11" table:formula="of:=[.D$27]/[.D11]" office:value-type="float" office:value="0.905797101449275" calcext:value-type="float">
            <text:p>0.91</text:p>
          </table:table-cell>
          <table:table-cell table:style-name="ce11" table:formula="of:=IFERROR([.AC$27]/[.AC11];0)" office:value-type="float" office:value="11.1911764705882" calcext:value-type="float">
            <text:p>11.19</text:p>
          </table:table-cell>
          <table:table-cell table:style-name="ce11" table:formula="of:=IFERROR([.AE$27]/[.AE11];0)" office:value-type="float" office:value="8.75949367088608" calcext:value-type="float">
            <text:p>8.76</text:p>
          </table:table-cell>
          <table:table-cell table:style-name="ce11" table:formula="of:=IFERROR([.AF$27]/[.AF11];0)" office:value-type="float" office:value="7.72301425661914" calcext:value-type="float">
            <text:p>7.72</text:p>
          </table:table-cell>
          <table:table-cell table:style-name="ce11" table:formula="of:=IFERROR([.AH$27]/[.AH11];0)" office:value-type="float" office:value="11.1237623762376" calcext:value-type="float">
            <text:p>11.1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.Net Framework</text:p>
          </table:table-cell>
          <table:table-cell office:value-type="float" office:value="771" calcext:value-type="float">
            <text:p>7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or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186" calcext:value-type="float">
            <text:p>186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448" calcext:value-type="float">
            <text:p>1448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418" calcext:value-type="float">
            <text:p>418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―</text:p>
          </table:table-cell>
          <table:table-cell table:formula="of:=IF(MIN([.F12];[.H12];[.J12])&lt;&gt;0;MIN([.F12];[.H12];[.J12]);&quot;―&quot;)" office:value-type="float" office:value="598" calcext:value-type="float">
            <text:p>598</text:p>
          </table:table-cell>
          <table:table-cell table:formula="of:=IF(MIN([.L12];[.N12];[.P12])&lt;&gt;0;MIN([.L12];[.N12];[.P12]);&quot;―&quot;)" office:value-type="float" office:value="186" calcext:value-type="float">
            <text:p>186</text:p>
          </table:table-cell>
          <table:table-cell table:formula="of:=IF(MIN([.AC12:.AD12])&lt;&gt;0;MIN([.AC12:.AD12]);&quot;―&quot;)" office:value-type="float" office:value="186" calcext:value-type="float">
            <text:p>186</text:p>
          </table:table-cell>
          <table:table-cell table:formula="of:=IF(MIN([.R12];[.T12];[.V12])&lt;&gt;0;MIN([.R12];[.T12];[.V12]);&quot;―&quot;)" office:value-type="float" office:value="1448" calcext:value-type="float">
            <text:p>1448</text:p>
          </table:table-cell>
          <table:table-cell table:formula="of:=IF(MIN([.X12];[.Z12];[.AB12])&lt;&gt;0;MIN([.X12];[.Z12];[.AB12]);&quot;―&quot;)" office:value-type="float" office:value="414" calcext:value-type="float">
            <text:p>414</text:p>
          </table:table-cell>
          <table:table-cell table:formula="of:=IF(MIN([.AF12:.AG12])&lt;&gt;0;MIN([.AF12:.AG12]);&quot;―&quot;)" office:value-type="float" office:value="414" calcext:value-type="float">
            <text:p>414</text:p>
          </table:table-cell>
          <table:table-cell table:style-name="ce11" table:formula="of:=[.AF12]/[.AC12]" office:value-type="float" office:value="2.42140468227425" calcext:value-type="float">
            <text:p>2.42</text:p>
          </table:table-cell>
          <table:table-cell table:style-name="ce12" table:formula="of:=COM.MICROSOFT.RANK.EQ([.C12];[.C$4:.C$36];1)" office:value-type="float" office:value="7" calcext:value-type="float">
            <text:p>7</text:p>
          </table:table-cell>
          <table:table-cell table:style-name="ce12" table:formula="of:=COM.MICROSOFT.RANK.EQ([.D12];[.D$4:.D$36];1)" office:value-type="float" office:value="6" calcext:value-type="float">
            <text:p>6</text:p>
          </table:table-cell>
          <table:table-cell table:formula="of:=IFERROR(COM.MICROSOFT.RANK.EQ([.AC12];[.AC$4:.AC$36];1);&quot;―&quot;)" office:value-type="float" office:value="6" calcext:value-type="float">
            <text:p>6</text:p>
          </table:table-cell>
          <table:table-cell table:formula="of:=IFERROR(COM.MICROSOFT.RANK.EQ([.AD12];[.AD$4:.AD$36];1);&quot;―&quot;)" office:value-type="float" office:value="6" calcext:value-type="float">
            <text:p>6</text:p>
          </table:table-cell>
          <table:table-cell table:formula="of:=IFERROR(COM.MICROSOFT.RANK.EQ([.AE12];[.AE$4:.AE$36];1);&quot;x&quot;)" office:value-type="float" office:value="6" calcext:value-type="float">
            <text:p>6</text:p>
          </table:table-cell>
          <table:table-cell table:style-name="ce13" table:formula="of:=IFERROR(COM.MICROSOFT.RANK.EQ([.AF12];[.AF$4:.AF$36];1);&quot;―&quot;)" office:value-type="float" office:value="6" calcext:value-type="float">
            <text:p>6</text:p>
          </table:table-cell>
          <table:table-cell table:style-name="ce13" table:formula="of:=IFERROR(COM.MICROSOFT.RANK.EQ([.AG12];[.AG$4:.AG$36];1);&quot;―&quot;)" office:value-type="float" office:value="4" calcext:value-type="float">
            <text:p>4</text:p>
          </table:table-cell>
          <table:table-cell table:style-name="ce13" table:formula="of:=IFERROR(COM.MICROSOFT.RANK.EQ([.AH12];[.AH$4:.AH$36];1);&quot;x&quot;)" office:value-type="float" office:value="4" calcext:value-type="float">
            <text:p>4</text:p>
          </table:table-cell>
          <table:table-cell table:formula="of:=COUNTA([.$A$4:.$A$1048576])*(8-COUNTIF([.AJ12:.AQ12];&quot;x&quot;))-SUM([.AJ12:.AK12])*2-SUM([.AL12];[.AN12:.AO12];[.AQ12])" office:value-type="float" office:value="216" calcext:value-type="float">
            <text:p>216</text:p>
          </table:table-cell>
          <table:table-cell table:style-name="ce11" table:formula="of:=[.C$27]/[.C12]" office:value-type="float" office:value="2.52918287937743" calcext:value-type="float">
            <text:p>2.53</text:p>
          </table:table-cell>
          <table:table-cell table:style-name="ce11" table:formula="of:=[.D$27]/[.D12]" office:value-type="float" office:value="2.1551724137931" calcext:value-type="float">
            <text:p>2.16</text:p>
          </table:table-cell>
          <table:table-cell table:style-name="ce11" table:formula="of:=IFERROR([.AC$27]/[.AC12];0)" office:value-type="float" office:value="15.2709030100334" calcext:value-type="float">
            <text:p>15.27</text:p>
          </table:table-cell>
          <table:table-cell table:style-name="ce11" table:formula="of:=IFERROR([.AE$27]/[.AE12];0)" office:value-type="float" office:value="14.8817204301075" calcext:value-type="float">
            <text:p>14.88</text:p>
          </table:table-cell>
          <table:table-cell table:style-name="ce11" table:formula="of:=IFERROR([.AF$27]/[.AF12];0)" office:value-type="float" office:value="15.7127071823204" calcext:value-type="float">
            <text:p>15.71</text:p>
          </table:table-cell>
          <table:table-cell table:style-name="ce11" table:formula="of:=IFERROR([.AH$27]/[.AH12];0)" office:value-type="float" office:value="16.2826086956522" calcext:value-type="float">
            <text:p>16.2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.Net Core</text:p>
          </table:table-cell>
          <table:table-cell office:value-type="float" office:value="785" calcext:value-type="float">
            <text:p>78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or</text:p>
          </table:table-cell>
          <table:table-cell office:value-type="float" office:value="613" calcext:value-type="float">
            <text:p>613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2881" calcext:value-type="float">
            <text:p>2881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433" calcext:value-type="float">
            <text:p>433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―</text:p>
          </table:table-cell>
          <table:table-cell table:formula="of:=IF(MIN([.F13];[.H13];[.J13])&lt;&gt;0;MIN([.F13];[.H13];[.J13]);&quot;―&quot;)" office:value-type="float" office:value="613" calcext:value-type="float">
            <text:p>613</text:p>
          </table:table-cell>
          <table:table-cell table:formula="of:=IF(MIN([.L13];[.N13];[.P13])&lt;&gt;0;MIN([.L13];[.N13];[.P13]);&quot;―&quot;)" office:value-type="float" office:value="203" calcext:value-type="float">
            <text:p>203</text:p>
          </table:table-cell>
          <table:table-cell table:formula="of:=IF(MIN([.AC13:.AD13])&lt;&gt;0;MIN([.AC13:.AD13]);&quot;―&quot;)" office:value-type="float" office:value="203" calcext:value-type="float">
            <text:p>203</text:p>
          </table:table-cell>
          <table:table-cell table:formula="of:=IF(MIN([.R13];[.T13];[.V13])&lt;&gt;0;MIN([.R13];[.T13];[.V13]);&quot;―&quot;)" office:value-type="float" office:value="2881" calcext:value-type="float">
            <text:p>2881</text:p>
          </table:table-cell>
          <table:table-cell table:formula="of:=IF(MIN([.X13];[.Z13];[.AB13])&lt;&gt;0;MIN([.X13];[.Z13];[.AB13]);&quot;―&quot;)" office:value-type="float" office:value="433" calcext:value-type="float">
            <text:p>433</text:p>
          </table:table-cell>
          <table:table-cell table:formula="of:=IF(MIN([.AF13:.AG13])&lt;&gt;0;MIN([.AF13:.AG13]);&quot;―&quot;)" office:value-type="float" office:value="433" calcext:value-type="float">
            <text:p>433</text:p>
          </table:table-cell>
          <table:table-cell table:style-name="ce11" table:formula="of:=[.AF13]/[.AC13]" office:value-type="float" office:value="4.69983686786297" calcext:value-type="float">
            <text:p>4.70</text:p>
          </table:table-cell>
          <table:table-cell table:style-name="ce12" table:formula="of:=COM.MICROSOFT.RANK.EQ([.C13];[.C$4:.C$36];1)" office:value-type="float" office:value="8" calcext:value-type="float">
            <text:p>8</text:p>
          </table:table-cell>
          <table:table-cell table:style-name="ce12" table:formula="of:=COM.MICROSOFT.RANK.EQ([.D13];[.D$4:.D$36];1)" office:value-type="float" office:value="8" calcext:value-type="float">
            <text:p>8</text:p>
          </table:table-cell>
          <table:table-cell table:formula="of:=IFERROR(COM.MICROSOFT.RANK.EQ([.AC13];[.AC$4:.AC$36];1);&quot;―&quot;)" office:value-type="float" office:value="9" calcext:value-type="float">
            <text:p>9</text:p>
          </table:table-cell>
          <table:table-cell table:formula="of:=IFERROR(COM.MICROSOFT.RANK.EQ([.AD13];[.AD$4:.AD$36];1);&quot;―&quot;)" office:value-type="float" office:value="7" calcext:value-type="float">
            <text:p>7</text:p>
          </table:table-cell>
          <table:table-cell table:formula="of:=IFERROR(COM.MICROSOFT.RANK.EQ([.AE13];[.AE$4:.AE$36];1);&quot;x&quot;)" office:value-type="float" office:value="7" calcext:value-type="float">
            <text:p>7</text:p>
          </table:table-cell>
          <table:table-cell table:style-name="ce13" table:formula="of:=IFERROR(COM.MICROSOFT.RANK.EQ([.AF13];[.AF$4:.AF$36];1);&quot;―&quot;)" office:value-type="float" office:value="8" calcext:value-type="float">
            <text:p>8</text:p>
          </table:table-cell>
          <table:table-cell table:style-name="ce13" table:formula="of:=IFERROR(COM.MICROSOFT.RANK.EQ([.AG13];[.AG$4:.AG$36];1);&quot;―&quot;)" office:value-type="float" office:value="5" calcext:value-type="float">
            <text:p>5</text:p>
          </table:table-cell>
          <table:table-cell table:style-name="ce13" table:formula="of:=IFERROR(COM.MICROSOFT.RANK.EQ([.AH13];[.AH$4:.AH$36];1);&quot;x&quot;)" office:value-type="float" office:value="5" calcext:value-type="float">
            <text:p>5</text:p>
          </table:table-cell>
          <table:table-cell table:formula="of:=COUNTA([.$A$4:.$A$1048576])*(8-COUNTIF([.AJ13:.AQ13];&quot;x&quot;))-SUM([.AJ13:.AK13])*2-SUM([.AL13];[.AN13:.AO13];[.AQ13])" office:value-type="float" office:value="203" calcext:value-type="float">
            <text:p>203</text:p>
          </table:table-cell>
          <table:table-cell table:style-name="ce11" table:formula="of:=[.C$27]/[.C13]" office:value-type="float" office:value="2.48407643312102" calcext:value-type="float">
            <text:p>2.48</text:p>
          </table:table-cell>
          <table:table-cell table:style-name="ce11" table:formula="of:=[.D$27]/[.D13]" office:value-type="float" office:value="1.71232876712329" calcext:value-type="float">
            <text:p>1.71</text:p>
          </table:table-cell>
          <table:table-cell table:style-name="ce11" table:formula="of:=IFERROR([.AC$27]/[.AC13];0)" office:value-type="float" office:value="14.8972267536705" calcext:value-type="float">
            <text:p>14.90</text:p>
          </table:table-cell>
          <table:table-cell table:style-name="ce11" table:formula="of:=IFERROR([.AE$27]/[.AE13];0)" office:value-type="float" office:value="13.6354679802956" calcext:value-type="float">
            <text:p>13.64</text:p>
          </table:table-cell>
          <table:table-cell table:style-name="ce11" table:formula="of:=IFERROR([.AF$27]/[.AF13];0)" office:value-type="float" office:value="7.89725789656369" calcext:value-type="float">
            <text:p>7.90</text:p>
          </table:table-cell>
          <table:table-cell table:style-name="ce11" table:formula="of:=IFERROR([.AH$27]/[.AH13];0)" office:value-type="float" office:value="15.568129330254" calcext:value-type="float">
            <text:p>15.5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Mono</text:p>
          </table:table-cell>
          <table:table-cell office:value-type="float" office:value="826" calcext:value-type="float">
            <text:p>8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or</text:p>
          </table:table-cell>
          <table:table-cell office:value-type="float" office:value="1245" calcext:value-type="float">
            <text:p>1245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278" calcext:value-type="float">
            <text:p>278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2945" calcext:value-type="float">
            <text:p>2945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Task</text:p>
          </table:table-cell>
          <table:table-cell office:value-type="float" office:value="514" calcext:value-type="float">
            <text:p>514</text:p>
          </table:table-cell>
          <table:table-cell table:style-name="ce7" office:value-type="string" calcext:value-type="string">
            <text:p>Parallel.For 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―</text:p>
          </table:table-cell>
          <table:table-cell table:formula="of:=IF(MIN([.F14];[.H14];[.J14])&lt;&gt;0;MIN([.F14];[.H14];[.J14]);&quot;―&quot;)" office:value-type="float" office:value="1245" calcext:value-type="float">
            <text:p>1245</text:p>
          </table:table-cell>
          <table:table-cell table:formula="of:=IF(MIN([.L14];[.N14];[.P14])&lt;&gt;0;MIN([.L14];[.N14];[.P14]);&quot;―&quot;)" office:value-type="float" office:value="278" calcext:value-type="float">
            <text:p>278</text:p>
          </table:table-cell>
          <table:table-cell table:formula="of:=IF(MIN([.AC14:.AD14])&lt;&gt;0;MIN([.AC14:.AD14]);&quot;―&quot;)" office:value-type="float" office:value="278" calcext:value-type="float">
            <text:p>278</text:p>
          </table:table-cell>
          <table:table-cell table:formula="of:=IF(MIN([.R14];[.T14];[.V14])&lt;&gt;0;MIN([.R14];[.T14];[.V14]);&quot;―&quot;)" office:value-type="float" office:value="2945" calcext:value-type="float">
            <text:p>2945</text:p>
          </table:table-cell>
          <table:table-cell table:formula="of:=IF(MIN([.X14];[.Z14];[.AB14])&lt;&gt;0;MIN([.X14];[.Z14];[.AB14]);&quot;―&quot;)" office:value-type="float" office:value="508" calcext:value-type="float">
            <text:p>508</text:p>
          </table:table-cell>
          <table:table-cell table:formula="of:=IF(MIN([.AF14:.AG14])&lt;&gt;0;MIN([.AF14:.AG14]);&quot;―&quot;)" office:value-type="float" office:value="508" calcext:value-type="float">
            <text:p>508</text:p>
          </table:table-cell>
          <table:table-cell table:style-name="ce11" table:formula="of:=[.AF14]/[.AC14]" office:value-type="float" office:value="2.36546184738956" calcext:value-type="float">
            <text:p>2.37</text:p>
          </table:table-cell>
          <table:table-cell table:style-name="ce12" table:formula="of:=COM.MICROSOFT.RANK.EQ([.C14];[.C$4:.C$36];1)" office:value-type="float" office:value="10" calcext:value-type="float">
            <text:p>10</text:p>
          </table:table-cell>
          <table:table-cell table:style-name="ce12" table:formula="of:=COM.MICROSOFT.RANK.EQ([.D14];[.D$4:.D$36];1)" office:value-type="float" office:value="14" calcext:value-type="float">
            <text:p>14</text:p>
          </table:table-cell>
          <table:table-cell table:formula="of:=IFERROR(COM.MICROSOFT.RANK.EQ([.AC14];[.AC$4:.AC$36];1);&quot;―&quot;)" office:value-type="float" office:value="12" calcext:value-type="float">
            <text:p>12</text:p>
          </table:table-cell>
          <table:table-cell table:formula="of:=IFERROR(COM.MICROSOFT.RANK.EQ([.AD14];[.AD$4:.AD$36];1);&quot;―&quot;)" office:value-type="float" office:value="9" calcext:value-type="float">
            <text:p>9</text:p>
          </table:table-cell>
          <table:table-cell table:formula="of:=IFERROR(COM.MICROSOFT.RANK.EQ([.AE14];[.AE$4:.AE$36];1);&quot;x&quot;)" office:value-type="float" office:value="9" calcext:value-type="float">
            <text:p>9</text:p>
          </table:table-cell>
          <table:table-cell table:style-name="ce13" table:formula="of:=IFERROR(COM.MICROSOFT.RANK.EQ([.AF14];[.AF$4:.AF$36];1);&quot;―&quot;)" office:value-type="float" office:value="9" calcext:value-type="float">
            <text:p>9</text:p>
          </table:table-cell>
          <table:table-cell table:style-name="ce13" table:formula="of:=IFERROR(COM.MICROSOFT.RANK.EQ([.AG14];[.AG$4:.AG$36];1);&quot;―&quot;)" office:value-type="float" office:value="7" calcext:value-type="float">
            <text:p>7</text:p>
          </table:table-cell>
          <table:table-cell table:style-name="ce13" table:formula="of:=IFERROR(COM.MICROSOFT.RANK.EQ([.AH14];[.AH$4:.AH$36];1);&quot;x&quot;)" office:value-type="float" office:value="7" calcext:value-type="float">
            <text:p>7</text:p>
          </table:table-cell>
          <table:table-cell table:formula="of:=COUNTA([.$A$4:.$A$1048576])*(8-COUNTIF([.AJ14:.AQ14];&quot;x&quot;))-SUM([.AJ14:.AK14])*2-SUM([.AL14];[.AN14:.AO14];[.AQ14])" office:value-type="float" office:value="179" calcext:value-type="float">
            <text:p>179</text:p>
          </table:table-cell>
          <table:table-cell table:style-name="ce11" table:formula="of:=[.C$27]/[.C14]" office:value-type="float" office:value="2.36077481840194" calcext:value-type="float">
            <text:p>2.36</text:p>
          </table:table-cell>
          <table:table-cell table:style-name="ce11" table:formula="of:=[.D$27]/[.D14]" office:value-type="float" office:value="0.892857142857143" calcext:value-type="float">
            <text:p>0.89</text:p>
          </table:table-cell>
          <table:table-cell table:style-name="ce11" table:formula="of:=IFERROR([.AC$27]/[.AC14];0)" office:value-type="float" office:value="7.33493975903614" calcext:value-type="float">
            <text:p>7.33</text:p>
          </table:table-cell>
          <table:table-cell table:style-name="ce11" table:formula="of:=IFERROR([.AE$27]/[.AE14];0)" office:value-type="float" office:value="9.9568345323741" calcext:value-type="float">
            <text:p>9.96</text:p>
          </table:table-cell>
          <table:table-cell table:style-name="ce11" table:formula="of:=IFERROR([.AF$27]/[.AF14];0)" office:value-type="float" office:value="7.72563667232598" calcext:value-type="float">
            <text:p>7.73</text:p>
          </table:table-cell>
          <table:table-cell table:style-name="ce11" table:formula="of:=IFERROR([.AH$27]/[.AH14];0)" office:value-type="float" office:value="13.2696850393701" calcext:value-type="float">
            <text:p>13.2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</text:p>
          </table:table-cell>
          <table:table-cell office:value-type="float" office:value="1119" calcext:value-type="float">
            <text:p>111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or</text:p>
          </table:table-cell>
          <table:table-cell table:style-name="ce6" office:value-type="float" office:value="1318" calcext:value-type="float">
            <text:p>1318</text:p>
          </table:table-cell>
          <table:table-cell office:value-type="string" calcext:value-type="string">
            <text:p>Promise</text:p>
          </table:table-cell>
          <table:table-cell office:value-type="float" office:value="1294" calcext:value-type="float">
            <text:p>1294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539" calcext:value-type="float">
            <text:p>539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Promise</text:p>
          </table:table-cell>
          <table:table-cell office:value-type="float" office:value="5625" calcext:value-type="float">
            <text:p>5625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1384" calcext:value-type="float">
            <text:p>1384</text:p>
          </table:table-cell>
          <table:table-cell table:number-columns-repeated="4" office:value-type="string" calcext:value-type="string">
            <text:p>―</text:p>
          </table:table-cell>
          <table:table-cell table:formula="of:=IF(MIN([.F15];[.H15];[.J15])&lt;&gt;0;MIN([.F15];[.H15];[.J15]);&quot;―&quot;)" office:value-type="float" office:value="1294" calcext:value-type="float">
            <text:p>1294</text:p>
          </table:table-cell>
          <table:table-cell table:formula="of:=IF(MIN([.L15];[.N15];[.P15])&lt;&gt;0;MIN([.L15];[.N15];[.P15]);&quot;―&quot;)" office:value-type="float" office:value="539" calcext:value-type="float">
            <text:p>539</text:p>
          </table:table-cell>
          <table:table-cell table:formula="of:=IF(MIN([.AC15:.AD15])&lt;&gt;0;MIN([.AC15:.AD15]);&quot;―&quot;)" office:value-type="float" office:value="539" calcext:value-type="float">
            <text:p>539</text:p>
          </table:table-cell>
          <table:table-cell table:formula="of:=IF(MIN([.R15];[.T15];[.V15])&lt;&gt;0;MIN([.R15];[.T15];[.V15]);&quot;―&quot;)" office:value-type="float" office:value="5611" calcext:value-type="float">
            <text:p>5611</text:p>
          </table:table-cell>
          <table:table-cell table:formula="of:=IF(MIN([.X15];[.Z15];[.AB15])&lt;&gt;0;MIN([.X15];[.Z15];[.AB15]);&quot;―&quot;)" office:value-type="float" office:value="1384" calcext:value-type="float">
            <text:p>1384</text:p>
          </table:table-cell>
          <table:table-cell table:formula="of:=IF(MIN([.AF15:.AG15])&lt;&gt;0;MIN([.AF15:.AG15]);&quot;―&quot;)" office:value-type="float" office:value="1384" calcext:value-type="float">
            <text:p>1384</text:p>
          </table:table-cell>
          <table:table-cell table:style-name="ce11" table:formula="of:=[.AF15]/[.AC15]" office:value-type="float" office:value="4.33616692426584" calcext:value-type="float">
            <text:p>4.34</text:p>
          </table:table-cell>
          <table:table-cell table:style-name="ce12" table:formula="of:=COM.MICROSOFT.RANK.EQ([.C15];[.C$4:.C$36];1)" office:value-type="float" office:value="13" calcext:value-type="float">
            <text:p>13</text:p>
          </table:table-cell>
          <table:table-cell table:style-name="ce12" table:formula="of:=COM.MICROSOFT.RANK.EQ([.D15];[.D$4:.D$36];1)" office:value-type="float" office:value="16" calcext:value-type="float">
            <text:p>16</text:p>
          </table:table-cell>
          <table:table-cell table:formula="of:=IFERROR(COM.MICROSOFT.RANK.EQ([.AC15];[.AC$4:.AC$36];1);&quot;―&quot;)" office:value-type="float" office:value="15" calcext:value-type="float">
            <text:p>15</text:p>
          </table:table-cell>
          <table:table-cell table:formula="of:=IFERROR(COM.MICROSOFT.RANK.EQ([.AD15];[.AD$4:.AD$36];1);&quot;―&quot;)" office:value-type="float" office:value="11" calcext:value-type="float">
            <text:p>11</text:p>
          </table:table-cell>
          <table:table-cell table:formula="of:=IFERROR(COM.MICROSOFT.RANK.EQ([.AE15];[.AE$4:.AE$36];1);&quot;x&quot;)" office:value-type="float" office:value="11" calcext:value-type="float">
            <text:p>11</text:p>
          </table:table-cell>
          <table:table-cell table:style-name="ce13" table:formula="of:=IFERROR(COM.MICROSOFT.RANK.EQ([.AF15];[.AF$4:.AF$36];1);&quot;―&quot;)" office:value-type="float" office:value="15" calcext:value-type="float">
            <text:p>15</text:p>
          </table:table-cell>
          <table:table-cell table:style-name="ce13" table:formula="of:=IFERROR(COM.MICROSOFT.RANK.EQ([.AG15];[.AG$4:.AG$36];1);&quot;―&quot;)" office:value-type="float" office:value="13" calcext:value-type="float">
            <text:p>13</text:p>
          </table:table-cell>
          <table:table-cell table:style-name="ce13" table:formula="of:=IFERROR(COM.MICROSOFT.RANK.EQ([.AH15];[.AH$4:.AH$36];1);&quot;x&quot;)" office:value-type="float" office:value="13" calcext:value-type="float">
            <text:p>13</text:p>
          </table:table-cell>
          <table:table-cell table:formula="of:=COUNTA([.$A$4:.$A$1048576])*(8-COUNTIF([.AJ15:.AQ15];&quot;x&quot;))-SUM([.AJ15:.AK15])*2-SUM([.AL15];[.AN15:.AO15];[.AQ15])" office:value-type="float" office:value="152" calcext:value-type="float">
            <text:p>152</text:p>
          </table:table-cell>
          <table:table-cell table:style-name="ce11" table:formula="of:=[.C$27]/[.C15]" office:value-type="float" office:value="1.7426273458445" calcext:value-type="float">
            <text:p>1.74</text:p>
          </table:table-cell>
          <table:table-cell table:style-name="ce11" table:formula="of:=[.D$27]/[.D15]" office:value-type="float" office:value="0.76219512195122" calcext:value-type="float">
            <text:p>0.76</text:p>
          </table:table-cell>
          <table:table-cell table:style-name="ce11" table:formula="of:=IFERROR([.AC$27]/[.AC15];0)" office:value-type="float" office:value="7.05718701700155" calcext:value-type="float">
            <text:p>7.06</text:p>
          </table:table-cell>
          <table:table-cell table:style-name="ce11" table:formula="of:=IFERROR([.AE$27]/[.AE15];0)" office:value-type="float" office:value="5.13543599257885" calcext:value-type="float">
            <text:p>5.14</text:p>
          </table:table-cell>
          <table:table-cell table:style-name="ce11" table:formula="of:=IFERROR([.AF$27]/[.AF15];0)" office:value-type="float" office:value="4.0548921760827" calcext:value-type="float">
            <text:p>4.05</text:p>
          </table:table-cell>
          <table:table-cell table:style-name="ce11" table:formula="of:=IFERROR([.AH$27]/[.AH15];0)" office:value-type="float" office:value="4.87066473988439" calcext:value-type="float">
            <text:p>4.87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(uglifyjs)</text:p>
          </table:table-cell>
          <table:table-cell office:value-type="float" office:value="1114" calcext:value-type="float">
            <text:p>1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or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Promise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542" calcext:value-type="float">
            <text:p>542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605" calcext:value-type="float">
            <text:p>5605</text:p>
          </table:table-cell>
          <table:table-cell office:value-type="string" calcext:value-type="string">
            <text:p>Promise</text:p>
          </table:table-cell>
          <table:table-cell office:value-type="float" office:value="5594" calcext:value-type="float">
            <text:p>5594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1377" calcext:value-type="float">
            <text:p>1377</text:p>
          </table:table-cell>
          <table:table-cell table:number-columns-repeated="4" office:value-type="string" calcext:value-type="string">
            <text:p>―</text:p>
          </table:table-cell>
          <table:table-cell table:formula="of:=IF(MIN([.F16];[.H16];[.J16])&lt;&gt;0;MIN([.F16];[.H16];[.J16]);&quot;―&quot;)" office:value-type="float" office:value="1293" calcext:value-type="float">
            <text:p>1293</text:p>
          </table:table-cell>
          <table:table-cell table:formula="of:=IF(MIN([.L16];[.N16];[.P16])&lt;&gt;0;MIN([.L16];[.N16];[.P16]);&quot;―&quot;)" office:value-type="float" office:value="542" calcext:value-type="float">
            <text:p>542</text:p>
          </table:table-cell>
          <table:table-cell table:formula="of:=IF(MIN([.AC16:.AD16])&lt;&gt;0;MIN([.AC16:.AD16]);&quot;―&quot;)" office:value-type="float" office:value="542" calcext:value-type="float">
            <text:p>542</text:p>
          </table:table-cell>
          <table:table-cell table:formula="of:=IF(MIN([.R16];[.T16];[.V16])&lt;&gt;0;MIN([.R16];[.T16];[.V16]);&quot;―&quot;)" office:value-type="float" office:value="5594" calcext:value-type="float">
            <text:p>5594</text:p>
          </table:table-cell>
          <table:table-cell table:formula="of:=IF(MIN([.X16];[.Z16];[.AB16])&lt;&gt;0;MIN([.X16];[.Z16];[.AB16]);&quot;―&quot;)" office:value-type="float" office:value="1377" calcext:value-type="float">
            <text:p>1377</text:p>
          </table:table-cell>
          <table:table-cell table:formula="of:=IF(MIN([.AF16:.AG16])&lt;&gt;0;MIN([.AF16:.AG16]);&quot;―&quot;)" office:value-type="float" office:value="1377" calcext:value-type="float">
            <text:p>1377</text:p>
          </table:table-cell>
          <table:table-cell table:style-name="ce11" table:formula="of:=[.AF16]/[.AC16]" office:value-type="float" office:value="4.32637277648879" calcext:value-type="float">
            <text:p>4.33</text:p>
          </table:table-cell>
          <table:table-cell table:style-name="ce12" table:formula="of:=COM.MICROSOFT.RANK.EQ([.C16];[.C$4:.C$36];1)" office:value-type="float" office:value="12" calcext:value-type="float">
            <text:p>12</text:p>
          </table:table-cell>
          <table:table-cell table:style-name="ce12" table:formula="of:=COM.MICROSOFT.RANK.EQ([.D16];[.D$4:.D$36];1)" office:value-type="float" office:value="15" calcext:value-type="float">
            <text:p>15</text:p>
          </table:table-cell>
          <table:table-cell table:formula="of:=IFERROR(COM.MICROSOFT.RANK.EQ([.AC16];[.AC$4:.AC$36];1);&quot;―&quot;)" office:value-type="float" office:value="14" calcext:value-type="float">
            <text:p>14</text:p>
          </table:table-cell>
          <table:table-cell table:formula="of:=IFERROR(COM.MICROSOFT.RANK.EQ([.AD16];[.AD$4:.AD$36];1);&quot;―&quot;)" office:value-type="float" office:value="12" calcext:value-type="float">
            <text:p>12</text:p>
          </table:table-cell>
          <table:table-cell table:formula="of:=IFERROR(COM.MICROSOFT.RANK.EQ([.AE16];[.AE$4:.AE$36];1);&quot;x&quot;)" office:value-type="float" office:value="12" calcext:value-type="float">
            <text:p>12</text:p>
          </table:table-cell>
          <table:table-cell table:style-name="ce13" table:formula="of:=IFERROR(COM.MICROSOFT.RANK.EQ([.AF16];[.AF$4:.AF$36];1);&quot;―&quot;)" office:value-type="float" office:value="14" calcext:value-type="float">
            <text:p>14</text:p>
          </table:table-cell>
          <table:table-cell table:style-name="ce13" table:formula="of:=IFERROR(COM.MICROSOFT.RANK.EQ([.AG16];[.AG$4:.AG$36];1);&quot;―&quot;)" office:value-type="float" office:value="12" calcext:value-type="float">
            <text:p>12</text:p>
          </table:table-cell>
          <table:table-cell table:style-name="ce13" table:formula="of:=IFERROR(COM.MICROSOFT.RANK.EQ([.AH16];[.AH$4:.AH$36];1);&quot;x&quot;)" office:value-type="float" office:value="12" calcext:value-type="float">
            <text:p>12</text:p>
          </table:table-cell>
          <table:table-cell table:formula="of:=COUNTA([.$A$4:.$A$1048576])*(8-COUNTIF([.AJ16:.AQ16];&quot;x&quot;))-SUM([.AJ16:.AK16])*2-SUM([.AL16];[.AN16:.AO16];[.AQ16])" office:value-type="float" office:value="158" calcext:value-type="float">
            <text:p>158</text:p>
          </table:table-cell>
          <table:table-cell table:style-name="ce11" table:formula="of:=[.C$27]/[.C16]" office:value-type="float" office:value="1.75044883303411" calcext:value-type="float">
            <text:p>1.75</text:p>
          </table:table-cell>
          <table:table-cell table:style-name="ce11" table:formula="of:=[.D$27]/[.D16]" office:value-type="float" office:value="0.771604938271605" calcext:value-type="float">
            <text:p>0.77</text:p>
          </table:table-cell>
          <table:table-cell table:style-name="ce11" table:formula="of:=IFERROR([.AC$27]/[.AC16];0)" office:value-type="float" office:value="7.06264501160093" calcext:value-type="float">
            <text:p>7.06</text:p>
          </table:table-cell>
          <table:table-cell table:style-name="ce11" table:formula="of:=IFERROR([.AE$27]/[.AE16];0)" office:value-type="float" office:value="5.1070110701107" calcext:value-type="float">
            <text:p>5.11</text:p>
          </table:table-cell>
          <table:table-cell table:style-name="ce11" table:formula="of:=IFERROR([.AF$27]/[.AF16];0)" office:value-type="float" office:value="4.0672148730783" calcext:value-type="float">
            <text:p>4.07</text:p>
          </table:table-cell>
          <table:table-cell table:style-name="ce11" table:formula="of:=IFERROR([.AH$27]/[.AH16];0)" office:value-type="float" office:value="4.89542483660131" calcext:value-type="float">
            <text:p>4.9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(ChakraCore)</text:p>
          </table:table-cell>
          <table:table-cell office:value-type="float" office:value="1347" calcext:value-type="float">
            <text:p>134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or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Promise</text:p>
          </table:table-cell>
          <table:table-cell office:value-type="float" office:value="2370" calcext:value-type="float">
            <text:p>2370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646" calcext:value-type="float">
            <text:p>646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Promise</text:p>
          </table:table-cell>
          <table:table-cell office:value-type="float" office:value="19546" calcext:value-type="float">
            <text:p>19546</text:p>
          </table:table-cell>
          <table:table-cell table:number-columns-repeated="2" office:value-type="string" calcext:value-type="string">
            <text:p>―</text:p>
          </table:table-cell>
          <table:table-cell table:style-name="ce7" office:value-type="string" calcext:value-type="string">
            <text:p>cluster </text:p>
          </table:table-cell>
          <table:table-cell office:value-type="float" office:value="1387" calcext:value-type="float">
            <text:p>1387</text:p>
          </table:table-cell>
          <table:table-cell table:number-columns-repeated="4" office:value-type="string" calcext:value-type="string">
            <text:p>―</text:p>
          </table:table-cell>
          <table:table-cell table:formula="of:=IF(MIN([.F17];[.H17];[.J17])&lt;&gt;0;MIN([.F17];[.H17];[.J17]);&quot;―&quot;)" office:value-type="float" office:value="1262" calcext:value-type="float">
            <text:p>1262</text:p>
          </table:table-cell>
          <table:table-cell table:formula="of:=IF(MIN([.L17];[.N17];[.P17])&lt;&gt;0;MIN([.L17];[.N17];[.P17]);&quot;―&quot;)" office:value-type="float" office:value="646" calcext:value-type="float">
            <text:p>646</text:p>
          </table:table-cell>
          <table:table-cell table:formula="of:=IF(MIN([.AC17:.AD17])&lt;&gt;0;MIN([.AC17:.AD17]);&quot;―&quot;)" office:value-type="float" office:value="646" calcext:value-type="float">
            <text:p>646</text:p>
          </table:table-cell>
          <table:table-cell table:formula="of:=IF(MIN([.R17];[.T17];[.V17])&lt;&gt;0;MIN([.R17];[.T17];[.V17]);&quot;―&quot;)" office:value-type="float" office:value="3291" calcext:value-type="float">
            <text:p>3291</text:p>
          </table:table-cell>
          <table:table-cell table:formula="of:=IF(MIN([.X17];[.Z17];[.AB17])&lt;&gt;0;MIN([.X17];[.Z17];[.AB17]);&quot;―&quot;)" office:value-type="float" office:value="1387" calcext:value-type="float">
            <text:p>1387</text:p>
          </table:table-cell>
          <table:table-cell table:formula="of:=IF(MIN([.AF17:.AG17])&lt;&gt;0;MIN([.AF17:.AG17]);&quot;―&quot;)" office:value-type="float" office:value="1387" calcext:value-type="float">
            <text:p>1387</text:p>
          </table:table-cell>
          <table:table-cell table:style-name="ce11" table:formula="of:=[.AF17]/[.AC17]" office:value-type="float" office:value="2.60776545166403" calcext:value-type="float">
            <text:p>2.61</text:p>
          </table:table-cell>
          <table:table-cell table:style-name="ce12" table:formula="of:=COM.MICROSOFT.RANK.EQ([.C17];[.C$4:.C$36];1)" office:value-type="float" office:value="15" calcext:value-type="float">
            <text:p>15</text:p>
          </table:table-cell>
          <table:table-cell table:style-name="ce12" table:formula="of:=COM.MICROSOFT.RANK.EQ([.D17];[.D$4:.D$36];1)" office:value-type="float" office:value="17" calcext:value-type="float">
            <text:p>17</text:p>
          </table:table-cell>
          <table:table-cell table:formula="of:=IFERROR(COM.MICROSOFT.RANK.EQ([.AC17];[.AC$4:.AC$36];1);&quot;―&quot;)" office:value-type="float" office:value="13" calcext:value-type="float">
            <text:p>13</text:p>
          </table:table-cell>
          <table:table-cell table:formula="of:=IFERROR(COM.MICROSOFT.RANK.EQ([.AD17];[.AD$4:.AD$36];1);&quot;―&quot;)" office:value-type="float" office:value="15" calcext:value-type="float">
            <text:p>15</text:p>
          </table:table-cell>
          <table:table-cell table:formula="of:=IFERROR(COM.MICROSOFT.RANK.EQ([.AE17];[.AE$4:.AE$36];1);&quot;x&quot;)" office:value-type="float" office:value="15" calcext:value-type="float">
            <text:p>15</text:p>
          </table:table-cell>
          <table:table-cell table:style-name="ce13" table:formula="of:=IFERROR(COM.MICROSOFT.RANK.EQ([.AF17];[.AF$4:.AF$36];1);&quot;―&quot;)" office:value-type="float" office:value="11" calcext:value-type="float">
            <text:p>11</text:p>
          </table:table-cell>
          <table:table-cell table:style-name="ce13" table:formula="of:=IFERROR(COM.MICROSOFT.RANK.EQ([.AG17];[.AG$4:.AG$36];1);&quot;―&quot;)" office:value-type="float" office:value="14" calcext:value-type="float">
            <text:p>14</text:p>
          </table:table-cell>
          <table:table-cell table:style-name="ce13" table:formula="of:=IFERROR(COM.MICROSOFT.RANK.EQ([.AH17];[.AH$4:.AH$36];1);&quot;x&quot;)" office:value-type="float" office:value="14" calcext:value-type="float">
            <text:p>14</text:p>
          </table:table-cell>
          <table:table-cell table:formula="of:=COUNTA([.$A$4:.$A$1048576])*(8-COUNTIF([.AJ17:.AQ17];&quot;x&quot;))-SUM([.AJ17:.AK17])*2-SUM([.AL17];[.AN17:.AO17];[.AQ17])" office:value-type="float" office:value="147" calcext:value-type="float">
            <text:p>147</text:p>
          </table:table-cell>
          <table:table-cell table:style-name="ce11" table:formula="of:=[.C$27]/[.C17]" office:value-type="float" office:value="1.44766146993319" calcext:value-type="float">
            <text:p>1.45</text:p>
          </table:table-cell>
          <table:table-cell table:style-name="ce11" table:formula="of:=[.D$27]/[.D17]" office:value-type="float" office:value="0.516528925619835" calcext:value-type="float">
            <text:p>0.52</text:p>
          </table:table-cell>
          <table:table-cell table:style-name="ce11" table:formula="of:=IFERROR([.AC$27]/[.AC17];0)" office:value-type="float" office:value="7.23613312202853" calcext:value-type="float">
            <text:p>7.24</text:p>
          </table:table-cell>
          <table:table-cell table:style-name="ce11" table:formula="of:=IFERROR([.AE$27]/[.AE17];0)" office:value-type="float" office:value="4.28482972136223" calcext:value-type="float">
            <text:p>4.28</text:p>
          </table:table-cell>
          <table:table-cell table:style-name="ce11" table:formula="of:=IFERROR([.AF$27]/[.AF17];0)" office:value-type="float" office:value="6.91340018231541" calcext:value-type="float">
            <text:p>6.91</text:p>
          </table:table-cell>
          <table:table-cell table:style-name="ce11" table:formula="of:=IFERROR([.AH$27]/[.AH17];0)" office:value-type="float" office:value="4.86012977649603" calcext:value-type="float">
            <text:p>4.86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JScript(WSH)</text:p>
          </table:table-cell>
          <table:table-cell office:value-type="float" office:value="63070" calcext:value-type="float">
            <text:p>63070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for</text:p>
          </table:table-cell>
          <table:table-cell office:value-type="float" office:value="378148" calcext:value-type="float">
            <text:p>378148</text:p>
          </table:table-cell>
          <table:table-cell table:number-columns-repeated="10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617148" calcext:value-type="float">
            <text:p>617148</text:p>
          </table:table-cell>
          <table:table-cell table:number-columns-repeated="10" office:value-type="string" calcext:value-type="string">
            <text:p>―</text:p>
          </table:table-cell>
          <table:table-cell table:formula="of:=IF(MIN([.F18];[.H18];[.J18])&lt;&gt;0;MIN([.F18];[.H18];[.J18]);&quot;―&quot;)" office:value-type="float" office:value="378148" calcext:value-type="float">
            <text:p>378148</text:p>
          </table:table-cell>
          <table:table-cell table:formula="of:=IF(MIN([.L18];[.N18];[.P18])&lt;&gt;0;MIN([.L18];[.N18];[.P18]);&quot;―&quot;)" office:value-type="string" office:string-value="―" calcext:value-type="string">
            <text:p>―</text:p>
          </table:table-cell>
          <table:table-cell table:formula="of:=IF(MIN([.AC18:.AD18])&lt;&gt;0;MIN([.AC18:.AD18]);&quot;―&quot;)" office:value-type="float" office:value="378148" calcext:value-type="float">
            <text:p>378148</text:p>
          </table:table-cell>
          <table:table-cell table:formula="of:=IF(MIN([.R18];[.T18];[.V18])&lt;&gt;0;MIN([.R18];[.T18];[.V18]);&quot;―&quot;)" office:value-type="float" office:value="617148" calcext:value-type="float">
            <text:p>617148</text:p>
          </table:table-cell>
          <table:table-cell table:formula="of:=IF(MIN([.X18];[.Z18];[.AB18])&lt;&gt;0;MIN([.X18];[.Z18];[.AB18]);&quot;―&quot;)" office:value-type="string" office:string-value="―" calcext:value-type="string">
            <text:p>―</text:p>
          </table:table-cell>
          <table:table-cell table:formula="of:=IF(MIN([.AF18:.AG18])&lt;&gt;0;MIN([.AF18:.AG18]);&quot;―&quot;)" office:value-type="float" office:value="617148" calcext:value-type="float">
            <text:p>617148</text:p>
          </table:table-cell>
          <table:table-cell table:style-name="ce11" table:formula="of:=[.AF18]/[.AC18]" office:value-type="float" office:value="1.63202767170526" calcext:value-type="float">
            <text:p>1.63</text:p>
          </table:table-cell>
          <table:table-cell table:style-name="ce12" table:formula="of:=COM.MICROSOFT.RANK.EQ([.C18];[.C$4:.C$36];1)" office:value-type="float" office:value="31" calcext:value-type="float">
            <text:p>31</text:p>
          </table:table-cell>
          <table:table-cell table:style-name="ce12" table:formula="of:=COM.MICROSOFT.RANK.EQ([.D18];[.D$4:.D$36];1)" office:value-type="float" office:value="30" calcext:value-type="float">
            <text:p>30</text:p>
          </table:table-cell>
          <table:table-cell table:formula="of:=IFERROR(COM.MICROSOFT.RANK.EQ([.AC18];[.AC$4:.AC$36];1);&quot;―&quot;)" office:value-type="float" office:value="31" calcext:value-type="float">
            <text:p>31</text:p>
          </table:table-cell>
          <table:table-cell table:formula="of:=IFERROR(COM.MICROSOFT.RANK.EQ([.AD18];[.AD$4:.AD$36];1);&quot;―&quot;)" office:value-type="string" office:string-value="―" calcext:value-type="string">
            <text:p>―</text:p>
          </table:table-cell>
          <table:table-cell table:formula="of:=IFERROR(COM.MICROSOFT.RANK.EQ([.AE18];[.AE$4:.AE$36];1);&quot;x&quot;)" office:value-type="float" office:value="31" calcext:value-type="float">
            <text:p>31</text:p>
          </table:table-cell>
          <table:table-cell table:style-name="ce13" table:formula="of:=IFERROR(COM.MICROSOFT.RANK.EQ([.AF18];[.AF$4:.AF$36];1);&quot;―&quot;)" office:value-type="float" office:value="30" calcext:value-type="float">
            <text:p>30</text:p>
          </table:table-cell>
          <table:table-cell table:style-name="ce13" table:formula="of:=IFERROR(COM.MICROSOFT.RANK.EQ([.AG18];[.AG$4:.AG$36];1);&quot;―&quot;)" office:value-type="string" office:string-value="―" calcext:value-type="string">
            <text:p>―</text:p>
          </table:table-cell>
          <table:table-cell table:style-name="ce13" table:formula="of:=IFERROR(COM.MICROSOFT.RANK.EQ([.AH18];[.AH$4:.AH$36];1);&quot;x&quot;)" office:value-type="float" office:value="31" calcext:value-type="float">
            <text:p>31</text:p>
          </table:table-cell>
          <table:table-cell table:formula="of:=COUNTA([.$A$4:.$A$1048576])*(8-COUNTIF([.AJ18:.AQ18];&quot;x&quot;))-SUM([.AJ18:.AK18])*2-SUM([.AL18];[.AN18:.AO18];[.AQ18])" office:value-type="float" office:value="19" calcext:value-type="float">
            <text:p>19</text:p>
          </table:table-cell>
          <table:table-cell table:style-name="ce11" table:formula="of:=[.C$27]/[.C18]" office:value-type="float" office:value="0.0309180275883938" calcext:value-type="float">
            <text:p>0.03</text:p>
          </table:table-cell>
          <table:table-cell table:style-name="ce11" table:formula="of:=[.D$27]/[.D18]" office:value-type="float" office:value="0.0527648796960743" calcext:value-type="float">
            <text:p>0.05</text:p>
          </table:table-cell>
          <table:table-cell table:style-name="ce11" table:formula="of:=IFERROR([.AC$27]/[.AC18];0)" office:value-type="float" office:value="0.0241492748870812" calcext:value-type="float">
            <text:p>0.02</text:p>
          </table:table-cell>
          <table:table-cell table:style-name="ce11" table:formula="of:=IFERROR([.AE$27]/[.AE18];0)" office:value-type="float" office:value="0.00731988533590023" calcext:value-type="float">
            <text:p>0.01</text:p>
          </table:table-cell>
          <table:table-cell table:style-name="ce11" table:formula="of:=IFERROR([.AF$27]/[.AF18];0)" office:value-type="float" office:value="0.0368663594470046" calcext:value-type="float">
            <text:p>0.04</text:p>
          </table:table-cell>
          <table:table-cell table:style-name="ce11" table:formula="of:=IFERROR([.AH$27]/[.AH18];0)" office:value-type="float" office:value="0.0109228256431196" calcext:value-type="float">
            <text:p>0.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JScript(WSH:Chakra)</text:p>
          </table:table-cell>
          <table:table-cell office:value-type="float" office:value="1120" calcext:value-type="float">
            <text:p>11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or</text:p>
          </table:table-cell>
          <table:table-cell office:value-type="float" office:value="6389" calcext:value-type="float">
            <text:p>6389</text:p>
          </table:table-cell>
          <table:table-cell table:number-columns-repeated="10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17917" calcext:value-type="float">
            <text:p>17917</text:p>
          </table:table-cell>
          <table:table-cell table:number-columns-repeated="10" office:value-type="string" calcext:value-type="string">
            <text:p>―</text:p>
          </table:table-cell>
          <table:table-cell table:formula="of:=IF(MIN([.F19];[.H19];[.J19])&lt;&gt;0;MIN([.F19];[.H19];[.J19]);&quot;―&quot;)" office:value-type="float" office:value="6389" calcext:value-type="float">
            <text:p>6389</text:p>
          </table:table-cell>
          <table:table-cell table:formula="of:=IF(MIN([.L19];[.N19];[.P19])&lt;&gt;0;MIN([.L19];[.N19];[.P19]);&quot;―&quot;)" office:value-type="string" office:string-value="―" calcext:value-type="string">
            <text:p>―</text:p>
          </table:table-cell>
          <table:table-cell table:formula="of:=IF(MIN([.AC19:.AD19])&lt;&gt;0;MIN([.AC19:.AD19]);&quot;―&quot;)" office:value-type="float" office:value="6389" calcext:value-type="float">
            <text:p>6389</text:p>
          </table:table-cell>
          <table:table-cell table:formula="of:=IF(MIN([.R19];[.T19];[.V19])&lt;&gt;0;MIN([.R19];[.T19];[.V19]);&quot;―&quot;)" office:value-type="float" office:value="17917" calcext:value-type="float">
            <text:p>17917</text:p>
          </table:table-cell>
          <table:table-cell table:formula="of:=IF(MIN([.X19];[.Z19];[.AB19])&lt;&gt;0;MIN([.X19];[.Z19];[.AB19]);&quot;―&quot;)" office:value-type="string" office:string-value="―" calcext:value-type="string">
            <text:p>―</text:p>
          </table:table-cell>
          <table:table-cell table:formula="of:=IF(MIN([.AF19:.AG19])&lt;&gt;0;MIN([.AF19:.AG19]);&quot;―&quot;)" office:value-type="float" office:value="17917" calcext:value-type="float">
            <text:p>17917</text:p>
          </table:table-cell>
          <table:table-cell table:style-name="ce11" table:formula="of:=[.AF19]/[.AC19]" office:value-type="float" office:value="2.80435122867428" calcext:value-type="float">
            <text:p>2.80</text:p>
          </table:table-cell>
          <table:table-cell table:style-name="ce12" table:formula="of:=COM.MICROSOFT.RANK.EQ([.C19];[.C$4:.C$36];1)" office:value-type="float" office:value="14" calcext:value-type="float">
            <text:p>14</text:p>
          </table:table-cell>
          <table:table-cell table:style-name="ce12" table:formula="of:=COM.MICROSOFT.RANK.EQ([.D19];[.D$4:.D$36];1)" office:value-type="float" office:value="10" calcext:value-type="float">
            <text:p>10</text:p>
          </table:table-cell>
          <table:table-cell table:formula="of:=IFERROR(COM.MICROSOFT.RANK.EQ([.AC19];[.AC$4:.AC$36];1);&quot;―&quot;)" office:value-type="float" office:value="18" calcext:value-type="float">
            <text:p>18</text:p>
          </table:table-cell>
          <table:table-cell table:formula="of:=IFERROR(COM.MICROSOFT.RANK.EQ([.AD19];[.AD$4:.AD$36];1);&quot;―&quot;)" office:value-type="string" office:string-value="―" calcext:value-type="string">
            <text:p>―</text:p>
          </table:table-cell>
          <table:table-cell table:formula="of:=IFERROR(COM.MICROSOFT.RANK.EQ([.AE19];[.AE$4:.AE$36];1);&quot;x&quot;)" office:value-type="float" office:value="21" calcext:value-type="float">
            <text:p>21</text:p>
          </table:table-cell>
          <table:table-cell table:style-name="ce13" table:formula="of:=IFERROR(COM.MICROSOFT.RANK.EQ([.AF19];[.AF$4:.AF$36];1);&quot;―&quot;)" office:value-type="float" office:value="18" calcext:value-type="float">
            <text:p>18</text:p>
          </table:table-cell>
          <table:table-cell table:style-name="ce13" table:formula="of:=IFERROR(COM.MICROSOFT.RANK.EQ([.AG19];[.AG$4:.AG$36];1);&quot;―&quot;)" office:value-type="string" office:string-value="―" calcext:value-type="string">
            <text:p>―</text:p>
          </table:table-cell>
          <table:table-cell table:style-name="ce13" table:formula="of:=IFERROR(COM.MICROSOFT.RANK.EQ([.AH19];[.AH$4:.AH$36];1);&quot;x&quot;)" office:value-type="float" office:value="21" calcext:value-type="float">
            <text:p>21</text:p>
          </table:table-cell>
          <table:table-cell table:formula="of:=COUNTA([.$A$4:.$A$1048576])*(8-COUNTIF([.AJ19:.AQ19];&quot;x&quot;))-SUM([.AJ19:.AK19])*2-SUM([.AL19];[.AN19:.AO19];[.AQ19])" office:value-type="float" office:value="138" calcext:value-type="float">
            <text:p>138</text:p>
          </table:table-cell>
          <table:table-cell table:style-name="ce11" table:formula="of:=[.C$27]/[.C19]" office:value-type="float" office:value="1.74107142857143" calcext:value-type="float">
            <text:p>1.74</text:p>
          </table:table-cell>
          <table:table-cell table:style-name="ce11" table:formula="of:=[.D$27]/[.D19]" office:value-type="float" office:value="1.05932203389831" calcext:value-type="float">
            <text:p>1.06</text:p>
          </table:table-cell>
          <table:table-cell table:style-name="ce11" table:formula="of:=IFERROR([.AC$27]/[.AC19];0)" office:value-type="float" office:value="1.42933166379715" calcext:value-type="float">
            <text:p>1.43</text:p>
          </table:table-cell>
          <table:table-cell table:style-name="ce11" table:formula="of:=IFERROR([.AE$27]/[.AE19];0)" office:value-type="float" office:value="0.433244639223666" calcext:value-type="float">
            <text:p>0.43</text:p>
          </table:table-cell>
          <table:table-cell table:style-name="ce11" table:formula="of:=IFERROR([.AF$27]/[.AF19];0)" office:value-type="float" office:value="1.26985544454987" calcext:value-type="float">
            <text:p>1.27</text:p>
          </table:table-cell>
          <table:table-cell table:style-name="ce11" table:formula="of:=IFERROR([.AH$27]/[.AH19];0)" office:value-type="float" office:value="0.376234860746777" calcext:value-type="float">
            <text:p>0.3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VBScript</text:p>
          </table:table-cell>
          <table:table-cell office:value-type="string" calcext:value-type="string">
            <text:p>VBScript(WSH)</text:p>
          </table:table-cell>
          <table:table-cell office:value-type="float" office:value="69541" calcext:value-type="float">
            <text:p>69541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For</text:p>
          </table:table-cell>
          <table:table-cell office:value-type="float" office:value="169958" calcext:value-type="float">
            <text:p>169958</text:p>
          </table:table-cell>
          <table:table-cell table:number-columns-repeated="10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444803" calcext:value-type="float">
            <text:p>444803</text:p>
          </table:table-cell>
          <table:table-cell table:number-columns-repeated="10" office:value-type="string" calcext:value-type="string">
            <text:p>―</text:p>
          </table:table-cell>
          <table:table-cell table:formula="of:=IF(MIN([.F20];[.H20];[.J20])&lt;&gt;0;MIN([.F20];[.H20];[.J20]);&quot;―&quot;)" office:value-type="float" office:value="169958" calcext:value-type="float">
            <text:p>169958</text:p>
          </table:table-cell>
          <table:table-cell table:formula="of:=IF(MIN([.L20];[.N20];[.P20])&lt;&gt;0;MIN([.L20];[.N20];[.P20]);&quot;―&quot;)" office:value-type="string" office:string-value="―" calcext:value-type="string">
            <text:p>―</text:p>
          </table:table-cell>
          <table:table-cell table:formula="of:=IF(MIN([.AC20:.AD20])&lt;&gt;0;MIN([.AC20:.AD20]);&quot;―&quot;)" office:value-type="float" office:value="169958" calcext:value-type="float">
            <text:p>169958</text:p>
          </table:table-cell>
          <table:table-cell table:formula="of:=IF(MIN([.R20];[.T20];[.V20])&lt;&gt;0;MIN([.R20];[.T20];[.V20]);&quot;―&quot;)" office:value-type="float" office:value="444803" calcext:value-type="float">
            <text:p>444803</text:p>
          </table:table-cell>
          <table:table-cell table:formula="of:=IF(MIN([.X20];[.Z20];[.AB20])&lt;&gt;0;MIN([.X20];[.Z20];[.AB20]);&quot;―&quot;)" office:value-type="string" office:string-value="―" calcext:value-type="string">
            <text:p>―</text:p>
          </table:table-cell>
          <table:table-cell table:formula="of:=IF(MIN([.AF20:.AG20])&lt;&gt;0;MIN([.AF20:.AG20]);&quot;―&quot;)" office:value-type="float" office:value="444803" calcext:value-type="float">
            <text:p>444803</text:p>
          </table:table-cell>
          <table:table-cell table:style-name="ce11" table:formula="of:=[.AF20]/[.AC20]" office:value-type="float" office:value="2.61713482154415" calcext:value-type="float">
            <text:p>2.62</text:p>
          </table:table-cell>
          <table:table-cell table:style-name="ce12" table:formula="of:=COM.MICROSOFT.RANK.EQ([.C20];[.C$4:.C$36];1)" office:value-type="float" office:value="32" calcext:value-type="float">
            <text:p>32</text:p>
          </table:table-cell>
          <table:table-cell table:style-name="ce12" table:formula="of:=COM.MICROSOFT.RANK.EQ([.D20];[.D$4:.D$36];1)" office:value-type="float" office:value="31" calcext:value-type="float">
            <text:p>31</text:p>
          </table:table-cell>
          <table:table-cell table:formula="of:=IFERROR(COM.MICROSOFT.RANK.EQ([.AC20];[.AC$4:.AC$36];1);&quot;―&quot;)" office:value-type="float" office:value="27" calcext:value-type="float">
            <text:p>27</text:p>
          </table:table-cell>
          <table:table-cell table:formula="of:=IFERROR(COM.MICROSOFT.RANK.EQ([.AD20];[.AD$4:.AD$36];1);&quot;―&quot;)" office:value-type="string" office:string-value="―" calcext:value-type="string">
            <text:p>―</text:p>
          </table:table-cell>
          <table:table-cell table:formula="of:=IFERROR(COM.MICROSOFT.RANK.EQ([.AE20];[.AE$4:.AE$36];1);&quot;x&quot;)" office:value-type="float" office:value="30" calcext:value-type="float">
            <text:p>30</text:p>
          </table:table-cell>
          <table:table-cell table:style-name="ce13" table:formula="of:=IFERROR(COM.MICROSOFT.RANK.EQ([.AF20];[.AF$4:.AF$36];1);&quot;―&quot;)" office:value-type="float" office:value="25" calcext:value-type="float">
            <text:p>25</text:p>
          </table:table-cell>
          <table:table-cell table:style-name="ce13" table:formula="of:=IFERROR(COM.MICROSOFT.RANK.EQ([.AG20];[.AG$4:.AG$36];1);&quot;―&quot;)" office:value-type="string" office:string-value="―" calcext:value-type="string">
            <text:p>―</text:p>
          </table:table-cell>
          <table:table-cell table:style-name="ce13" table:formula="of:=IFERROR(COM.MICROSOFT.RANK.EQ([.AH20];[.AH$4:.AH$36];1);&quot;x&quot;)" office:value-type="float" office:value="29" calcext:value-type="float">
            <text:p>29</text:p>
          </table:table-cell>
          <table:table-cell table:formula="of:=COUNTA([.$A$4:.$A$1048576])*(8-COUNTIF([.AJ20:.AQ20];&quot;x&quot;))-SUM([.AJ20:.AK20])*2-SUM([.AL20];[.AN20:.AO20];[.AQ20])" office:value-type="float" office:value="27" calcext:value-type="float">
            <text:p>27</text:p>
          </table:table-cell>
          <table:table-cell table:style-name="ce11" table:formula="of:=[.C$27]/[.C20]" office:value-type="float" office:value="0.0280410117772249" calcext:value-type="float">
            <text:p>0.03</text:p>
          </table:table-cell>
          <table:table-cell table:style-name="ce11" table:formula="of:=[.D$27]/[.D20]" office:value-type="float" office:value="0.0437521876093805" calcext:value-type="float">
            <text:p>0.04</text:p>
          </table:table-cell>
          <table:table-cell table:style-name="ce11" table:formula="of:=IFERROR([.AC$27]/[.AC20];0)" office:value-type="float" office:value="0.05373092175714" calcext:value-type="float">
            <text:p>0.05</text:p>
          </table:table-cell>
          <table:table-cell table:style-name="ce11" table:formula="of:=IFERROR([.AE$27]/[.AE20];0)" office:value-type="float" office:value="0.0162863766342273" calcext:value-type="float">
            <text:p>0.02</text:p>
          </table:table-cell>
          <table:table-cell table:style-name="ce11" table:formula="of:=IFERROR([.AF$27]/[.AF20];0)" office:value-type="float" office:value="0.0511507341452283" calcext:value-type="float">
            <text:p>0.05</text:p>
          </table:table-cell>
          <table:table-cell table:style-name="ce11" table:formula="of:=IFERROR([.AH$27]/[.AH20];0)" office:value-type="float" office:value="0.0151550236846424" calcext:value-type="float">
            <text:p>0.0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CPython</text:p>
          </table:table-cell>
          <table:table-cell office:value-type="float" office:value="44855" calcext:value-type="float">
            <text:p>44855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or</text:p>
          </table:table-cell>
          <table:table-cell office:value-type="float" office:value="223812" calcext:value-type="float">
            <text:p>223812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128644" calcext:value-type="float">
            <text:p>128644</text:p>
          </table:table-cell>
          <table:table-cell office:value-type="string" calcext:value-type="string">
            <text:p>future Process</text:p>
          </table:table-cell>
          <table:table-cell office:value-type="float" office:value="34478" calcext:value-type="float">
            <text:p>34478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48088" calcext:value-type="float">
            <text:p>548088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337956" calcext:value-type="float">
            <text:p>337956</text:p>
          </table:table-cell>
          <table:table-cell office:value-type="string" calcext:value-type="string">
            <text:p>future Process</text:p>
          </table:table-cell>
          <table:table-cell office:value-type="float" office:value="87639" calcext:value-type="float">
            <text:p>87639</text:p>
          </table:table-cell>
          <table:table-cell table:number-columns-repeated="2" office:value-type="string" calcext:value-type="string">
            <text:p>―</text:p>
          </table:table-cell>
          <table:table-cell table:formula="of:=IF(MIN([.F21];[.H21];[.J21])&lt;&gt;0;MIN([.F21];[.H21];[.J21]);&quot;―&quot;)" office:value-type="float" office:value="223812" calcext:value-type="float">
            <text:p>223812</text:p>
          </table:table-cell>
          <table:table-cell table:formula="of:=IF(MIN([.L21];[.N21];[.P21])&lt;&gt;0;MIN([.L21];[.N21];[.P21]);&quot;―&quot;)" office:value-type="float" office:value="34478" calcext:value-type="float">
            <text:p>34478</text:p>
          </table:table-cell>
          <table:table-cell table:formula="of:=IF(MIN([.AC21:.AD21])&lt;&gt;0;MIN([.AC21:.AD21]);&quot;―&quot;)" office:value-type="float" office:value="34478" calcext:value-type="float">
            <text:p>34478</text:p>
          </table:table-cell>
          <table:table-cell table:formula="of:=IF(MIN([.R21];[.T21];[.V21])&lt;&gt;0;MIN([.R21];[.T21];[.V21]);&quot;―&quot;)" office:value-type="float" office:value="548088" calcext:value-type="float">
            <text:p>548088</text:p>
          </table:table-cell>
          <table:table-cell table:formula="of:=IF(MIN([.X21];[.Z21];[.AB21])&lt;&gt;0;MIN([.X21];[.Z21];[.AB21]);&quot;―&quot;)" office:value-type="float" office:value="87639" calcext:value-type="float">
            <text:p>87639</text:p>
          </table:table-cell>
          <table:table-cell table:formula="of:=IF(MIN([.AF21:.AG21])&lt;&gt;0;MIN([.AF21:.AG21]);&quot;―&quot;)" office:value-type="float" office:value="87639" calcext:value-type="float">
            <text:p>87639</text:p>
          </table:table-cell>
          <table:table-cell table:style-name="ce11" table:formula="of:=[.AF21]/[.AC21]" office:value-type="float" office:value="2.44887673583186" calcext:value-type="float">
            <text:p>2.45</text:p>
          </table:table-cell>
          <table:table-cell table:style-name="ce12" table:formula="of:=COM.MICROSOFT.RANK.EQ([.C21];[.C$4:.C$36];1)" office:value-type="float" office:value="28" calcext:value-type="float">
            <text:p>28</text:p>
          </table:table-cell>
          <table:table-cell table:style-name="ce12" table:formula="of:=COM.MICROSOFT.RANK.EQ([.D21];[.D$4:.D$36];1)" office:value-type="float" office:value="26" calcext:value-type="float">
            <text:p>26</text:p>
          </table:table-cell>
          <table:table-cell table:formula="of:=IFERROR(COM.MICROSOFT.RANK.EQ([.AC21];[.AC$4:.AC$36];1);&quot;―&quot;)" office:value-type="float" office:value="29" calcext:value-type="float">
            <text:p>29</text:p>
          </table:table-cell>
          <table:table-cell table:formula="of:=IFERROR(COM.MICROSOFT.RANK.EQ([.AD21];[.AD$4:.AD$36];1);&quot;―&quot;)" office:value-type="float" office:value="25" calcext:value-type="float">
            <text:p>25</text:p>
          </table:table-cell>
          <table:table-cell table:formula="of:=IFERROR(COM.MICROSOFT.RANK.EQ([.AE21];[.AE$4:.AE$36];1);&quot;x&quot;)" office:value-type="float" office:value="26" calcext:value-type="float">
            <text:p>26</text:p>
          </table:table-cell>
          <table:table-cell table:style-name="ce13" table:formula="of:=IFERROR(COM.MICROSOFT.RANK.EQ([.AF21];[.AF$4:.AF$36];1);&quot;―&quot;)" office:value-type="float" office:value="27" calcext:value-type="float">
            <text:p>27</text:p>
          </table:table-cell>
          <table:table-cell table:style-name="ce13" table:formula="of:=IFERROR(COM.MICROSOFT.RANK.EQ([.AG21];[.AG$4:.AG$36];1);&quot;―&quot;)" office:value-type="float" office:value="23" calcext:value-type="float">
            <text:p>23</text:p>
          </table:table-cell>
          <table:table-cell table:style-name="ce13" table:formula="of:=IFERROR(COM.MICROSOFT.RANK.EQ([.AH21];[.AH$4:.AH$36];1);&quot;x&quot;)" office:value-type="float" office:value="24" calcext:value-type="float">
            <text:p>24</text:p>
          </table:table-cell>
          <table:table-cell table:formula="of:=COUNTA([.$A$4:.$A$1048576])*(8-COUNTIF([.AJ21:.AQ21];&quot;x&quot;))-SUM([.AJ21:.AK21])*2-SUM([.AL21];[.AN21:.AO21];[.AQ21])" office:value-type="float" office:value="50" calcext:value-type="float">
            <text:p>50</text:p>
          </table:table-cell>
          <table:table-cell table:style-name="ce11" table:formula="of:=[.C$27]/[.C21]" office:value-type="float" office:value="0.0434734143350797" calcext:value-type="float">
            <text:p>0.04</text:p>
          </table:table-cell>
          <table:table-cell table:style-name="ce11" table:formula="of:=[.D$27]/[.D21]" office:value-type="float" office:value="0.0753465943339361" calcext:value-type="float">
            <text:p>0.08</text:p>
          </table:table-cell>
          <table:table-cell table:style-name="ce11" table:formula="of:=IFERROR([.AC$27]/[.AC21];0)" office:value-type="float" office:value="0.0408021017639805" calcext:value-type="float">
            <text:p>0.04</text:p>
          </table:table-cell>
          <table:table-cell table:style-name="ce11" table:formula="of:=IFERROR([.AE$27]/[.AE21];0)" office:value-type="float" office:value="0.080283079064911" calcext:value-type="float">
            <text:p>0.08</text:p>
          </table:table-cell>
          <table:table-cell table:style-name="ce11" table:formula="of:=IFERROR([.AF$27]/[.AF21];0)" office:value-type="float" office:value="0.0415115820817095" calcext:value-type="float">
            <text:p>0.04</text:p>
          </table:table-cell>
          <table:table-cell table:style-name="ce11" table:formula="of:=IFERROR([.AH$27]/[.AH21];0)" office:value-type="float" office:value="0.0769178105637901" calcext:value-type="float">
            <text:p>0.0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CPython(Numba)</text:p>
          </table:table-cell>
          <table:table-cell office:value-type="float" office:value="1421" calcext:value-type="float">
            <text:p>142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for</text:p>
          </table:table-cell>
          <table:table-cell office:value-type="float" office:value="569" calcext:value-type="float">
            <text:p>569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uture Process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72" calcext:value-type="float">
            <text:p>572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table:style-name="ce6" office:value-type="float" office:value="586" calcext:value-type="float">
            <text:p>586</text:p>
          </table:table-cell>
          <table:table-cell office:value-type="string" calcext:value-type="string">
            <text:p>future Process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―</text:p>
          </table:table-cell>
          <table:table-cell table:formula="of:=IF(MIN([.F22];[.H22];[.J22])&lt;&gt;0;MIN([.F22];[.H22];[.J22]);&quot;―&quot;)" office:value-type="float" office:value="569" calcext:value-type="float">
            <text:p>569</text:p>
          </table:table-cell>
          <table:table-cell table:formula="of:=IF(MIN([.L22];[.N22];[.P22])&lt;&gt;0;MIN([.L22];[.N22];[.P22]);&quot;―&quot;)" office:value-type="float" office:value="557" calcext:value-type="float">
            <text:p>557</text:p>
          </table:table-cell>
          <table:table-cell table:formula="of:=IF(MIN([.AC22:.AD22])&lt;&gt;0;MIN([.AC22:.AD22]);&quot;―&quot;)" office:value-type="float" office:value="557" calcext:value-type="float">
            <text:p>557</text:p>
          </table:table-cell>
          <table:table-cell table:formula="of:=IF(MIN([.R22];[.T22];[.V22])&lt;&gt;0;MIN([.R22];[.T22];[.V22]);&quot;―&quot;)" office:value-type="float" office:value="572" calcext:value-type="float">
            <text:p>572</text:p>
          </table:table-cell>
          <table:table-cell table:formula="of:=IF(MIN([.X22];[.Z22];[.AB22])&lt;&gt;0;MIN([.X22];[.Z22];[.AB22]);&quot;―&quot;)" office:value-type="float" office:value="562" calcext:value-type="float">
            <text:p>562</text:p>
          </table:table-cell>
          <table:table-cell table:formula="of:=IF(MIN([.AF22:.AG22])&lt;&gt;0;MIN([.AF22:.AG22]);&quot;―&quot;)" office:value-type="float" office:value="562" calcext:value-type="float">
            <text:p>562</text:p>
          </table:table-cell>
          <table:table-cell table:style-name="ce11" table:formula="of:=[.AF22]/[.AC22]" office:value-type="float" office:value="1.00527240773286" calcext:value-type="float">
            <text:p>1.01</text:p>
          </table:table-cell>
          <table:table-cell table:style-name="ce12" table:formula="of:=COM.MICROSOFT.RANK.EQ([.C22];[.C$4:.C$36];1)" office:value-type="float" office:value="17" calcext:value-type="float">
            <text:p>17</text:p>
          </table:table-cell>
          <table:table-cell table:style-name="ce12" table:formula="of:=COM.MICROSOFT.RANK.EQ([.D22];[.D$4:.D$36];1)" office:value-type="float" office:value="23" calcext:value-type="float">
            <text:p>23</text:p>
          </table:table-cell>
          <table:table-cell table:formula="of:=IFERROR(COM.MICROSOFT.RANK.EQ([.AC22];[.AC$4:.AC$36];1);&quot;―&quot;)" office:value-type="float" office:value="4" calcext:value-type="float">
            <text:p>4</text:p>
          </table:table-cell>
          <table:table-cell table:formula="of:=IFERROR(COM.MICROSOFT.RANK.EQ([.AD22];[.AD$4:.AD$36];1);&quot;―&quot;)" office:value-type="float" office:value="13" calcext:value-type="float">
            <text:p>13</text:p>
          </table:table-cell>
          <table:table-cell table:formula="of:=IFERROR(COM.MICROSOFT.RANK.EQ([.AE22];[.AE$4:.AE$36];1);&quot;x&quot;)" office:value-type="float" office:value="13" calcext:value-type="float">
            <text:p>13</text:p>
          </table:table-cell>
          <table:table-cell table:style-name="ce13" table:formula="of:=IFERROR(COM.MICROSOFT.RANK.EQ([.AF22];[.AF$4:.AF$36];1);&quot;―&quot;)" office:value-type="float" office:value="4" calcext:value-type="float">
            <text:p>4</text:p>
          </table:table-cell>
          <table:table-cell table:style-name="ce13" table:formula="of:=IFERROR(COM.MICROSOFT.RANK.EQ([.AG22];[.AG$4:.AG$36];1);&quot;―&quot;)" office:value-type="float" office:value="9" calcext:value-type="float">
            <text:p>9</text:p>
          </table:table-cell>
          <table:table-cell table:style-name="ce13" table:formula="of:=IFERROR(COM.MICROSOFT.RANK.EQ([.AH22];[.AH$4:.AH$36];1);&quot;x&quot;)" office:value-type="float" office:value="9" calcext:value-type="float">
            <text:p>9</text:p>
          </table:table-cell>
          <table:table-cell table:formula="of:=COUNTA([.$A$4:.$A$1048576])*(8-COUNTIF([.AJ22:.AQ22];&quot;x&quot;))-SUM([.AJ22:.AK22])*2-SUM([.AL22];[.AN22:.AO22];[.AQ22])" office:value-type="float" office:value="154" calcext:value-type="float">
            <text:p>154</text:p>
          </table:table-cell>
          <table:table-cell table:style-name="ce11" table:formula="of:=[.C$27]/[.C22]" office:value-type="float" office:value="1.37227304714989" calcext:value-type="float">
            <text:p>1.37</text:p>
          </table:table-cell>
          <table:table-cell table:style-name="ce11" table:formula="of:=[.D$27]/[.D22]" office:value-type="float" office:value="0.193798449612403" calcext:value-type="float">
            <text:p>0.19</text:p>
          </table:table-cell>
          <table:table-cell table:style-name="ce11" table:formula="of:=IFERROR([.AC$27]/[.AC22];0)" office:value-type="float" office:value="16.0492091388401" calcext:value-type="float">
            <text:p>16.05</text:p>
          </table:table-cell>
          <table:table-cell table:style-name="ce11" table:formula="of:=IFERROR([.AE$27]/[.AE22];0)" office:value-type="float" office:value="4.96947935368043" calcext:value-type="float">
            <text:p>4.97</text:p>
          </table:table-cell>
          <table:table-cell table:style-name="ce11" table:formula="of:=IFERROR([.AF$27]/[.AF22];0)" office:value-type="float" office:value="39.7762237762238" calcext:value-type="float">
            <text:p>39.78</text:p>
          </table:table-cell>
          <table:table-cell table:style-name="ce11" table:formula="of:=IFERROR([.AH$27]/[.AH22];0)" office:value-type="float" office:value="11.9946619217082" calcext:value-type="float">
            <text:p>11.99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PyPy</text:p>
          </table:table-cell>
          <table:table-cell office:value-type="float" office:value="2113" calcext:value-type="float">
            <text:p>211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or</text:p>
          </table:table-cell>
          <table:table-cell office:value-type="float" office:value="3524" calcext:value-type="float">
            <text:p>3524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3638" calcext:value-type="float">
            <text:p>3638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8587" calcext:value-type="float">
            <text:p>8587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future Process</text:p>
          </table:table-cell>
          <table:table-cell table:number-columns-repeated="3" office:value-type="string" calcext:value-type="string">
            <text:p>―</text:p>
          </table:table-cell>
          <table:table-cell table:formula="of:=IF(MIN([.F23];[.H23];[.J23])&lt;&gt;0;MIN([.F23];[.H23];[.J23]);&quot;―&quot;)" office:value-type="float" office:value="3524" calcext:value-type="float">
            <text:p>3524</text:p>
          </table:table-cell>
          <table:table-cell table:formula="of:=IF(MIN([.L23];[.N23];[.P23])&lt;&gt;0;MIN([.L23];[.N23];[.P23]);&quot;―&quot;)" office:value-type="float" office:value="3638" calcext:value-type="float">
            <text:p>3638</text:p>
          </table:table-cell>
          <table:table-cell table:formula="of:=IF(MIN([.AC23:.AD23])&lt;&gt;0;MIN([.AC23:.AD23]);&quot;―&quot;)" office:value-type="float" office:value="3524" calcext:value-type="float">
            <text:p>3524</text:p>
          </table:table-cell>
          <table:table-cell table:formula="of:=IF(MIN([.R23];[.T23];[.V23])&lt;&gt;0;MIN([.R23];[.T23];[.V23]);&quot;―&quot;)" office:value-type="float" office:value="8587" calcext:value-type="float">
            <text:p>8587</text:p>
          </table:table-cell>
          <table:table-cell table:formula="of:=IF(MIN([.X23];[.Z23];[.AB23])&lt;&gt;0;MIN([.X23];[.Z23];[.AB23]);&quot;―&quot;)" office:value-type="float" office:value="8510" calcext:value-type="float">
            <text:p>8510</text:p>
          </table:table-cell>
          <table:table-cell table:formula="of:=IF(MIN([.AF23:.AG23])&lt;&gt;0;MIN([.AF23:.AG23]);&quot;―&quot;)" office:value-type="float" office:value="8510" calcext:value-type="float">
            <text:p>8510</text:p>
          </table:table-cell>
          <table:table-cell table:style-name="ce11" table:formula="of:=[.AF23]/[.AC23]" office:value-type="float" office:value="2.43671963677639" calcext:value-type="float">
            <text:p>2.44</text:p>
          </table:table-cell>
          <table:table-cell table:style-name="ce12" table:formula="of:=COM.MICROSOFT.RANK.EQ([.C23];[.C$4:.C$36];1)" office:value-type="float" office:value="21" calcext:value-type="float">
            <text:p>21</text:p>
          </table:table-cell>
          <table:table-cell table:style-name="ce12" table:formula="of:=COM.MICROSOFT.RANK.EQ([.D23];[.D$4:.D$36];1)" office:value-type="float" office:value="19" calcext:value-type="float">
            <text:p>19</text:p>
          </table:table-cell>
          <table:table-cell table:formula="of:=IFERROR(COM.MICROSOFT.RANK.EQ([.AC23];[.AC$4:.AC$36];1);&quot;―&quot;)" office:value-type="float" office:value="17" calcext:value-type="float">
            <text:p>17</text:p>
          </table:table-cell>
          <table:table-cell table:formula="of:=IFERROR(COM.MICROSOFT.RANK.EQ([.AD23];[.AD$4:.AD$36];1);&quot;―&quot;)" office:value-type="float" office:value="20" calcext:value-type="float">
            <text:p>20</text:p>
          </table:table-cell>
          <table:table-cell table:formula="of:=IFERROR(COM.MICROSOFT.RANK.EQ([.AE23];[.AE$4:.AE$36];1);&quot;x&quot;)" office:value-type="float" office:value="20" calcext:value-type="float">
            <text:p>20</text:p>
          </table:table-cell>
          <table:table-cell table:style-name="ce13" table:formula="of:=IFERROR(COM.MICROSOFT.RANK.EQ([.AF23];[.AF$4:.AF$36];1);&quot;―&quot;)" office:value-type="float" office:value="17" calcext:value-type="float">
            <text:p>17</text:p>
          </table:table-cell>
          <table:table-cell table:style-name="ce13" table:formula="of:=IFERROR(COM.MICROSOFT.RANK.EQ([.AG23];[.AG$4:.AG$36];1);&quot;―&quot;)" office:value-type="float" office:value="20" calcext:value-type="float">
            <text:p>20</text:p>
          </table:table-cell>
          <table:table-cell table:style-name="ce13" table:formula="of:=IFERROR(COM.MICROSOFT.RANK.EQ([.AH23];[.AH$4:.AH$36];1);&quot;x&quot;)" office:value-type="float" office:value="20" calcext:value-type="float">
            <text:p>20</text:p>
          </table:table-cell>
          <table:table-cell table:formula="of:=COUNTA([.$A$4:.$A$1048576])*(8-COUNTIF([.AJ23:.AQ23];&quot;x&quot;))-SUM([.AJ23:.AK23])*2-SUM([.AL23];[.AN23:.AO23];[.AQ23])" office:value-type="float" office:value="110" calcext:value-type="float">
            <text:p>110</text:p>
          </table:table-cell>
          <table:table-cell table:style-name="ce11" table:formula="of:=[.C$27]/[.C23]" office:value-type="float" office:value="0.922858495030762" calcext:value-type="float">
            <text:p>0.92</text:p>
          </table:table-cell>
          <table:table-cell table:style-name="ce11" table:formula="of:=[.D$27]/[.D23]" office:value-type="float" office:value="0.318066157760814" calcext:value-type="float">
            <text:p>0.32</text:p>
          </table:table-cell>
          <table:table-cell table:style-name="ce11" table:formula="of:=IFERROR([.AC$27]/[.AC23];0)" office:value-type="float" office:value="2.59137343927355" calcext:value-type="float">
            <text:p>2.59</text:p>
          </table:table-cell>
          <table:table-cell table:style-name="ce11" table:formula="of:=IFERROR([.AE$27]/[.AE23];0)" office:value-type="float" office:value="0.785471055618615" calcext:value-type="float">
            <text:p>0.79</text:p>
          </table:table-cell>
          <table:table-cell table:style-name="ce11" table:formula="of:=IFERROR([.AF$27]/[.AF23];0)" office:value-type="float" office:value="2.64958658437172" calcext:value-type="float">
            <text:p>2.65</text:p>
          </table:table-cell>
          <table:table-cell table:style-name="ce11" table:formula="of:=IFERROR([.AH$27]/[.AH23];0)" office:value-type="float" office:value="0.792126909518214" calcext:value-type="float">
            <text:p>0.7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ython3</text:p>
          </table:table-cell>
          <table:table-cell office:value-type="string" calcext:value-type="string">
            <text:p><text:span text:style-name="T1">CPython(pyc)</text:span></text:p>
          </table:table-cell>
          <table:table-cell office:value-type="float" office:value="44293" calcext:value-type="float">
            <text:p>44293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for</text:p>
          </table:table-cell>
          <table:table-cell office:value-type="float" office:value="233142" calcext:value-type="float">
            <text:p>233142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121902" calcext:value-type="float">
            <text:p>121902</text:p>
          </table:table-cell>
          <table:table-cell office:value-type="string" calcext:value-type="string">
            <text:p>future Process</text:p>
          </table:table-cell>
          <table:table-cell office:value-type="float" office:value="34380" calcext:value-type="float">
            <text:p>34380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91483" calcext:value-type="float">
            <text:p>591483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340805" calcext:value-type="float">
            <text:p>340805</text:p>
          </table:table-cell>
          <table:table-cell office:value-type="string" calcext:value-type="string">
            <text:p>future Process</text:p>
          </table:table-cell>
          <table:table-cell office:value-type="float" office:value="88069" calcext:value-type="float">
            <text:p>88069</text:p>
          </table:table-cell>
          <table:table-cell table:number-columns-repeated="2" office:value-type="string" calcext:value-type="string">
            <text:p>―</text:p>
          </table:table-cell>
          <table:table-cell table:formula="of:=IF(MIN([.F24];[.H24];[.J24])&lt;&gt;0;MIN([.F24];[.H24];[.J24]);&quot;―&quot;)" office:value-type="float" office:value="233142" calcext:value-type="float">
            <text:p>233142</text:p>
          </table:table-cell>
          <table:table-cell table:formula="of:=IF(MIN([.L24];[.N24];[.P24])&lt;&gt;0;MIN([.L24];[.N24];[.P24]);&quot;―&quot;)" office:value-type="float" office:value="34380" calcext:value-type="float">
            <text:p>34380</text:p>
          </table:table-cell>
          <table:table-cell table:formula="of:=IF(MIN([.AC24:.AD24])&lt;&gt;0;MIN([.AC24:.AD24]);&quot;―&quot;)" office:value-type="float" office:value="34380" calcext:value-type="float">
            <text:p>34380</text:p>
          </table:table-cell>
          <table:table-cell table:formula="of:=IF(MIN([.R24];[.T24];[.V24])&lt;&gt;0;MIN([.R24];[.T24];[.V24]);&quot;―&quot;)" office:value-type="float" office:value="591483" calcext:value-type="float">
            <text:p>591483</text:p>
          </table:table-cell>
          <table:table-cell table:formula="of:=IF(MIN([.X24];[.Z24];[.AB24])&lt;&gt;0;MIN([.X24];[.Z24];[.AB24]);&quot;―&quot;)" office:value-type="float" office:value="88069" calcext:value-type="float">
            <text:p>88069</text:p>
          </table:table-cell>
          <table:table-cell table:formula="of:=IF(MIN([.AF24:.AG24])&lt;&gt;0;MIN([.AF24:.AG24]);&quot;―&quot;)" office:value-type="float" office:value="88069" calcext:value-type="float">
            <text:p>88069</text:p>
          </table:table-cell>
          <table:table-cell table:style-name="ce11" table:formula="of:=[.AF24]/[.AC24]" office:value-type="float" office:value="2.53700748899812" calcext:value-type="float">
            <text:p>2.54</text:p>
          </table:table-cell>
          <table:table-cell table:style-name="ce12" table:formula="of:=COM.MICROSOFT.RANK.EQ([.C24];[.C$4:.C$36];1)" office:value-type="float" office:value="27" calcext:value-type="float">
            <text:p>27</text:p>
          </table:table-cell>
          <table:table-cell table:style-name="ce12" table:formula="of:=COM.MICROSOFT.RANK.EQ([.D24];[.D$4:.D$36];1)" office:value-type="float" office:value="27" calcext:value-type="float">
            <text:p>27</text:p>
          </table:table-cell>
          <table:table-cell table:formula="of:=IFERROR(COM.MICROSOFT.RANK.EQ([.AC24];[.AC$4:.AC$36];1);&quot;―&quot;)" office:value-type="float" office:value="30" calcext:value-type="float">
            <text:p>30</text:p>
          </table:table-cell>
          <table:table-cell table:formula="of:=IFERROR(COM.MICROSOFT.RANK.EQ([.AD24];[.AD$4:.AD$36];1);&quot;―&quot;)" office:value-type="float" office:value="24" calcext:value-type="float">
            <text:p>24</text:p>
          </table:table-cell>
          <table:table-cell table:formula="of:=IFERROR(COM.MICROSOFT.RANK.EQ([.AE24];[.AE$4:.AE$36];1);&quot;x&quot;)" office:value-type="float" office:value="25" calcext:value-type="float">
            <text:p>25</text:p>
          </table:table-cell>
          <table:table-cell table:style-name="ce13" table:formula="of:=IFERROR(COM.MICROSOFT.RANK.EQ([.AF24];[.AF$4:.AF$36];1);&quot;―&quot;)" office:value-type="float" office:value="28" calcext:value-type="float">
            <text:p>28</text:p>
          </table:table-cell>
          <table:table-cell table:style-name="ce13" table:formula="of:=IFERROR(COM.MICROSOFT.RANK.EQ([.AG24];[.AG$4:.AG$36];1);&quot;―&quot;)" office:value-type="float" office:value="24" calcext:value-type="float">
            <text:p>24</text:p>
          </table:table-cell>
          <table:table-cell table:style-name="ce13" table:formula="of:=IFERROR(COM.MICROSOFT.RANK.EQ([.AH24];[.AH$4:.AH$36];1);&quot;x&quot;)" office:value-type="float" office:value="25" calcext:value-type="float">
            <text:p>25</text:p>
          </table:table-cell>
          <table:table-cell table:formula="of:=COUNTA([.$A$4:.$A$1048576])*(8-COUNTIF([.AJ24:.AQ24];&quot;x&quot;))-SUM([.AJ24:.AK24])*2-SUM([.AL24];[.AN24:.AO24];[.AQ24])" office:value-type="float" office:value="48" calcext:value-type="float">
            <text:p>48</text:p>
          </table:table-cell>
          <table:table-cell table:style-name="ce11" table:formula="of:=[.C$27]/[.C24]" office:value-type="float" office:value="0.0440250152394284" calcext:value-type="float">
            <text:p>0.04</text:p>
          </table:table-cell>
          <table:table-cell table:style-name="ce11" table:formula="of:=[.D$27]/[.D24]" office:value-type="float" office:value="0.0746714456391876" calcext:value-type="float">
            <text:p>0.07</text:p>
          </table:table-cell>
          <table:table-cell table:style-name="ce11" table:formula="of:=IFERROR([.AC$27]/[.AC24];0)" office:value-type="float" office:value="0.0391692616516972" calcext:value-type="float">
            <text:p>0.04</text:p>
          </table:table-cell>
          <table:table-cell table:style-name="ce11" table:formula="of:=IFERROR([.AE$27]/[.AE24];0)" office:value-type="float" office:value="0.0805119255381035" calcext:value-type="float">
            <text:p>0.08</text:p>
          </table:table-cell>
          <table:table-cell table:style-name="ce11" table:formula="of:=IFERROR([.AF$27]/[.AF24];0)" office:value-type="float" office:value="0.0384660252281131" calcext:value-type="float">
            <text:p>0.04</text:p>
          </table:table-cell>
          <table:table-cell table:style-name="ce11" table:formula="of:=IFERROR([.AH$27]/[.AH24];0)" office:value-type="float" office:value="0.0765422566396803" calcext:value-type="float">
            <text:p>0.08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ython3</text:p>
          </table:table-cell>
          <table:table-cell office:value-type="string" calcext:value-type="string">
            <text:p><text:span text:style-name="T1">CPython(Numba:pyc)</text:span></text:p>
          </table:table-cell>
          <table:table-cell office:value-type="float" office:value="1364" calcext:value-type="float">
            <text:p>136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for</text:p>
          </table:table-cell>
          <table:table-cell office:value-type="float" office:value="571" calcext:value-type="float">
            <text:p>571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uture Process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for</text:p>
          </table:table-cell>
          <table:table-cell office:value-type="float" office:value="564" calcext:value-type="float">
            <text:p>564</text:p>
          </table:table-cell>
          <table:table-cell table:number-columns-repeated="4" office:value-type="string" calcext:value-type="string">
            <text:p>―</text:p>
          </table:table-cell>
          <table:table-cell table:style-name="ce7" office:value-type="string" calcext:value-type="string">
            <text:p>future Thread 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uture Process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―</text:p>
          </table:table-cell>
          <table:table-cell table:formula="of:=IF(MIN([.F25];[.H25];[.J25])&lt;&gt;0;MIN([.F25];[.H25];[.J25]);&quot;―&quot;)" office:value-type="float" office:value="571" calcext:value-type="float">
            <text:p>571</text:p>
          </table:table-cell>
          <table:table-cell table:formula="of:=IF(MIN([.L25];[.N25];[.P25])&lt;&gt;0;MIN([.L25];[.N25];[.P25]);&quot;―&quot;)" office:value-type="float" office:value="557" calcext:value-type="float">
            <text:p>557</text:p>
          </table:table-cell>
          <table:table-cell table:formula="of:=IF(MIN([.AC25:.AD25])&lt;&gt;0;MIN([.AC25:.AD25]);&quot;―&quot;)" office:value-type="float" office:value="557" calcext:value-type="float">
            <text:p>557</text:p>
          </table:table-cell>
          <table:table-cell table:formula="of:=IF(MIN([.R25];[.T25];[.V25])&lt;&gt;0;MIN([.R25];[.T25];[.V25]);&quot;―&quot;)" office:value-type="float" office:value="564" calcext:value-type="float">
            <text:p>564</text:p>
          </table:table-cell>
          <table:table-cell table:formula="of:=IF(MIN([.X25];[.Z25];[.AB25])&lt;&gt;0;MIN([.X25];[.Z25];[.AB25]);&quot;―&quot;)" office:value-type="float" office:value="561" calcext:value-type="float">
            <text:p>561</text:p>
          </table:table-cell>
          <table:table-cell table:formula="of:=IF(MIN([.AF25:.AG25])&lt;&gt;0;MIN([.AF25:.AG25]);&quot;―&quot;)" office:value-type="float" office:value="561" calcext:value-type="float">
            <text:p>561</text:p>
          </table:table-cell>
          <table:table-cell table:style-name="ce11" table:formula="of:=[.AF25]/[.AC25]" office:value-type="float" office:value="0.987740805604203" calcext:value-type="float">
            <text:p>0.99</text:p>
          </table:table-cell>
          <table:table-cell table:style-name="ce12" table:formula="of:=COM.MICROSOFT.RANK.EQ([.C25];[.C$4:.C$36];1)" office:value-type="float" office:value="16" calcext:value-type="float">
            <text:p>16</text:p>
          </table:table-cell>
          <table:table-cell table:style-name="ce12" table:formula="of:=COM.MICROSOFT.RANK.EQ([.D25];[.D$4:.D$36];1)" office:value-type="float" office:value="23" calcext:value-type="float">
            <text:p>23</text:p>
          </table:table-cell>
          <table:table-cell table:formula="of:=IFERROR(COM.MICROSOFT.RANK.EQ([.AC25];[.AC$4:.AC$36];1);&quot;―&quot;)" office:value-type="float" office:value="5" calcext:value-type="float">
            <text:p>5</text:p>
          </table:table-cell>
          <table:table-cell table:formula="of:=IFERROR(COM.MICROSOFT.RANK.EQ([.AD25];[.AD$4:.AD$36];1);&quot;―&quot;)" office:value-type="float" office:value="13" calcext:value-type="float">
            <text:p>13</text:p>
          </table:table-cell>
          <table:table-cell table:formula="of:=IFERROR(COM.MICROSOFT.RANK.EQ([.AE25];[.AE$4:.AE$36];1);&quot;x&quot;)" office:value-type="float" office:value="13" calcext:value-type="float">
            <text:p>13</text:p>
          </table:table-cell>
          <table:table-cell table:style-name="ce13" table:formula="of:=IFERROR(COM.MICROSOFT.RANK.EQ([.AF25];[.AF$4:.AF$36];1);&quot;―&quot;)" office:value-type="float" office:value="3" calcext:value-type="float">
            <text:p>3</text:p>
          </table:table-cell>
          <table:table-cell table:style-name="ce13" table:formula="of:=IFERROR(COM.MICROSOFT.RANK.EQ([.AG25];[.AG$4:.AG$36];1);&quot;―&quot;)" office:value-type="float" office:value="8" calcext:value-type="float">
            <text:p>8</text:p>
          </table:table-cell>
          <table:table-cell table:style-name="ce13" table:formula="of:=IFERROR(COM.MICROSOFT.RANK.EQ([.AH25];[.AH$4:.AH$36];1);&quot;x&quot;)" office:value-type="float" office:value="8" calcext:value-type="float">
            <text:p>8</text:p>
          </table:table-cell>
          <table:table-cell table:formula="of:=COUNTA([.$A$4:.$A$1048576])*(8-COUNTIF([.AJ25:.AQ25];&quot;x&quot;))-SUM([.AJ25:.AK25])*2-SUM([.AL25];[.AN25:.AO25];[.AQ25])" office:value-type="float" office:value="157" calcext:value-type="float">
            <text:p>157</text:p>
          </table:table-cell>
          <table:table-cell table:style-name="ce11" table:formula="of:=[.C$27]/[.C25]" office:value-type="float" office:value="1.42961876832845" calcext:value-type="float">
            <text:p>1.43</text:p>
          </table:table-cell>
          <table:table-cell table:style-name="ce11" table:formula="of:=[.D$27]/[.D25]" office:value-type="float" office:value="0.193798449612403" calcext:value-type="float">
            <text:p>0.19</text:p>
          </table:table-cell>
          <table:table-cell table:style-name="ce11" table:formula="of:=IFERROR([.AC$27]/[.AC25];0)" office:value-type="float" office:value="15.9929947460595" calcext:value-type="float">
            <text:p>15.99</text:p>
          </table:table-cell>
          <table:table-cell table:style-name="ce11" table:formula="of:=IFERROR([.AE$27]/[.AE25];0)" office:value-type="float" office:value="4.96947935368043" calcext:value-type="float">
            <text:p>4.97</text:p>
          </table:table-cell>
          <table:table-cell table:style-name="ce11" table:formula="of:=IFERROR([.AF$27]/[.AF25];0)" office:value-type="float" office:value="40.3404255319149" calcext:value-type="float">
            <text:p>40.34</text:p>
          </table:table-cell>
          <table:table-cell table:style-name="ce11" table:formula="of:=IFERROR([.AH$27]/[.AH25];0)" office:value-type="float" office:value="12.0160427807487" calcext:value-type="float">
            <text:p>12.02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SP3</text:p>
          </table:table-cell>
          <table:table-cell office:value-type="string" calcext:value-type="string">
            <text:p>HSP3(mist)</text:p>
          </table:table-cell>
          <table:table-cell office:value-type="float" office:value="50120" calcext:value-type="float">
            <text:p>50120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repeat</text:p>
          </table:table-cell>
          <table:table-cell table:style-name="ce6" office:value-type="float" office:value="68703" calcext:value-type="float">
            <text:p>68703</text:p>
          </table:table-cell>
          <table:table-cell office:value-type="string" calcext:value-type="string">
            <text:p>for</text:p>
          </table:table-cell>
          <table:table-cell office:value-type="float" office:value="230619" calcext:value-type="float">
            <text:p>230619</text:p>
          </table:table-cell>
          <table:table-cell table:number-columns-repeated="2" office:value-type="string" calcext:value-type="string">
            <text:p>―</text:p>
          </table:table-cell>
          <table:table-cell table:style-name="ce8" office:value-type="string" calcext:value-type="string">
            <text:p>mstThread </text:p>
          </table:table-cell>
          <table:table-cell office:value-type="float" office:value="37222" calcext:value-type="float">
            <text:p>37222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repeat</text:p>
          </table:table-cell>
          <table:table-cell office:value-type="float" office:value="178960" calcext:value-type="float">
            <text:p>178960</text:p>
          </table:table-cell>
          <table:table-cell office:value-type="string" calcext:value-type="string">
            <text:p>while</text:p>
          </table:table-cell>
          <table:table-cell office:value-type="float" office:value="670926" calcext:value-type="float">
            <text:p>670926</text:p>
          </table:table-cell>
          <table:table-cell table:number-columns-repeated="2" office:value-type="string" calcext:value-type="string">
            <text:p>―</text:p>
          </table:table-cell>
          <table:table-cell table:style-name="ce8" office:value-type="string" calcext:value-type="string">
            <text:p>mstThread </text:p>
          </table:table-cell>
          <table:table-cell office:value-type="float" office:value="86441" calcext:value-type="float">
            <text:p>86441</text:p>
          </table:table-cell>
          <table:table-cell table:number-columns-repeated="4" office:value-type="string" calcext:value-type="string">
            <text:p>―</text:p>
          </table:table-cell>
          <table:table-cell table:formula="of:=IF(MIN([.F26];[.H26];[.J26])&lt;&gt;0;MIN([.F26];[.H26];[.J26]);&quot;―&quot;)" office:value-type="float" office:value="68703" calcext:value-type="float">
            <text:p>68703</text:p>
          </table:table-cell>
          <table:table-cell table:formula="of:=IF(MIN([.L26];[.N26];[.P26])&lt;&gt;0;MIN([.L26];[.N26];[.P26]);&quot;―&quot;)" office:value-type="float" office:value="37222" calcext:value-type="float">
            <text:p>37222</text:p>
          </table:table-cell>
          <table:table-cell table:formula="of:=IF(MIN([.AC26:.AD26])&lt;&gt;0;MIN([.AC26:.AD26]);&quot;―&quot;)" office:value-type="float" office:value="37222" calcext:value-type="float">
            <text:p>37222</text:p>
          </table:table-cell>
          <table:table-cell table:formula="of:=IF(MIN([.R26];[.T26];[.V26])&lt;&gt;0;MIN([.R26];[.T26];[.V26]);&quot;―&quot;)" office:value-type="float" office:value="178960" calcext:value-type="float">
            <text:p>178960</text:p>
          </table:table-cell>
          <table:table-cell table:formula="of:=IF(MIN([.X26];[.Z26];[.AB26])&lt;&gt;0;MIN([.X26];[.Z26];[.AB26]);&quot;―&quot;)" office:value-type="float" office:value="86441" calcext:value-type="float">
            <text:p>86441</text:p>
          </table:table-cell>
          <table:table-cell table:formula="of:=IF(MIN([.AF26:.AG26])&lt;&gt;0;MIN([.AF26:.AG26]);&quot;―&quot;)" office:value-type="float" office:value="86441" calcext:value-type="float">
            <text:p>86441</text:p>
          </table:table-cell>
          <table:table-cell table:style-name="ce11" table:formula="of:=[.AF26]/[.AC26]" office:value-type="float" office:value="2.60483530559073" calcext:value-type="float">
            <text:p>2.60</text:p>
          </table:table-cell>
          <table:table-cell table:style-name="ce12" table:formula="of:=COM.MICROSOFT.RANK.EQ([.C26];[.C$4:.C$36];1)" office:value-type="float" office:value="29" calcext:value-type="float">
            <text:p>29</text:p>
          </table:table-cell>
          <table:table-cell table:style-name="ce12" table:formula="of:=COM.MICROSOFT.RANK.EQ([.D26];[.D$4:.D$36];1)" office:value-type="float" office:value="29" calcext:value-type="float">
            <text:p>29</text:p>
          </table:table-cell>
          <table:table-cell table:formula="of:=IFERROR(COM.MICROSOFT.RANK.EQ([.AC26];[.AC$4:.AC$36];1);&quot;―&quot;)" office:value-type="float" office:value="25" calcext:value-type="float">
            <text:p>25</text:p>
          </table:table-cell>
          <table:table-cell table:formula="of:=IFERROR(COM.MICROSOFT.RANK.EQ([.AD26];[.AD$4:.AD$36];1);&quot;―&quot;)" office:value-type="float" office:value="26" calcext:value-type="float">
            <text:p>26</text:p>
          </table:table-cell>
          <table:table-cell table:formula="of:=IFERROR(COM.MICROSOFT.RANK.EQ([.AE26];[.AE$4:.AE$36];1);&quot;x&quot;)" office:value-type="float" office:value="27" calcext:value-type="float">
            <text:p>27</text:p>
          </table:table-cell>
          <table:table-cell table:style-name="ce13" table:formula="of:=IFERROR(COM.MICROSOFT.RANK.EQ([.AF26];[.AF$4:.AF$36];1);&quot;―&quot;)" office:value-type="float" office:value="23" calcext:value-type="float">
            <text:p>23</text:p>
          </table:table-cell>
          <table:table-cell table:style-name="ce13" table:formula="of:=IFERROR(COM.MICROSOFT.RANK.EQ([.AG26];[.AG$4:.AG$36];1);&quot;―&quot;)" office:value-type="float" office:value="22" calcext:value-type="float">
            <text:p>22</text:p>
          </table:table-cell>
          <table:table-cell table:style-name="ce13" table:formula="of:=IFERROR(COM.MICROSOFT.RANK.EQ([.AH26];[.AH$4:.AH$36];1);&quot;x&quot;)" office:value-type="float" office:value="23" calcext:value-type="float">
            <text:p>23</text:p>
          </table:table-cell>
          <table:table-cell table:formula="of:=COUNTA([.$A$4:.$A$1048576])*(8-COUNTIF([.AJ26:.AQ26];&quot;x&quot;))-SUM([.AJ26:.AK26])*2-SUM([.AL26];[.AN26:.AO26];[.AQ26])" office:value-type="float" office:value="50" calcext:value-type="float">
            <text:p>50</text:p>
          </table:table-cell>
          <table:table-cell table:style-name="ce11" table:formula="of:=[.C$27]/[.C26]" office:value-type="float" office:value="0.0389066241021548" calcext:value-type="float">
            <text:p>0.04</text:p>
          </table:table-cell>
          <table:table-cell table:style-name="ce11" table:formula="of:=[.D$27]/[.D26]" office:value-type="float" office:value="0.0557537912578055" calcext:value-type="float">
            <text:p>0.06</text:p>
          </table:table-cell>
          <table:table-cell table:style-name="ce11" table:formula="of:=IFERROR([.AC$27]/[.AC26];0)" office:value-type="float" office:value="0.132919959827082" calcext:value-type="float">
            <text:p>0.13</text:p>
          </table:table-cell>
          <table:table-cell table:style-name="ce11" table:formula="of:=IFERROR([.AE$27]/[.AE26];0)" office:value-type="float" office:value="0.0743646230723766" calcext:value-type="float">
            <text:p>0.07</text:p>
          </table:table-cell>
          <table:table-cell table:style-name="ce11" table:formula="of:=IFERROR([.AF$27]/[.AF26];0)" office:value-type="float" office:value="0.127134555207868" calcext:value-type="float">
            <text:p>0.13</text:p>
          </table:table-cell>
          <table:table-cell table:style-name="ce11" table:formula="of:=IFERROR([.AH$27]/[.AH26];0)" office:value-type="float" office:value="0.0779838271190754" calcext:value-type="float">
            <text:p>0.08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SBCL</text:p>
          </table:table-cell>
          <table:table-cell office:value-type="float" office:value="1950" calcext:value-type="float">
            <text:p>19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times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loop for</text:p>
          </table:table-cell>
          <table:table-cell office:value-type="float" office:value="13438" calcext:value-type="float">
            <text:p>13438</text:p>
          </table:table-cell>
          <table:table-cell office:value-type="string" calcext:value-type="string">
            <text:p>do</text:p>
          </table:table-cell>
          <table:table-cell office:value-type="float" office:value="14219" calcext:value-type="float">
            <text:p>14219</text:p>
          </table:table-cell>
          <table:table-cell office:value-type="string" calcext:value-type="string">
            <text:p>sb-thread dotimes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sb-thread loop for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sb-thread do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dotimes</text:p>
          </table:table-cell>
          <table:table-cell office:value-type="float" office:value="22752" calcext:value-type="float">
            <text:p>22752</text:p>
          </table:table-cell>
          <table:table-cell office:value-type="string" calcext:value-type="string">
            <text:p>loop for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do</text:p>
          </table:table-cell>
          <table:table-cell office:value-type="float" office:value="35497" calcext:value-type="float">
            <text:p>35497</text:p>
          </table:table-cell>
          <table:table-cell office:value-type="string" calcext:value-type="string">
            <text:p>sb-thread dotimes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sb-thread loop for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sb-thread do</text:p>
          </table:table-cell>
          <table:table-cell office:value-type="float" office:value="8812" calcext:value-type="float">
            <text:p>8812</text:p>
          </table:table-cell>
          <table:table-cell table:formula="of:=IF(MIN([.F27];[.H27];[.J27])&lt;&gt;0;MIN([.F27];[.H27];[.J27]);&quot;―&quot;)" office:value-type="float" office:value="9132" calcext:value-type="float">
            <text:p>9132</text:p>
          </table:table-cell>
          <table:table-cell table:formula="of:=IF(MIN([.L27];[.N27];[.P27])&lt;&gt;0;MIN([.L27];[.N27];[.P27]);&quot;―&quot;)" office:value-type="float" office:value="2768" calcext:value-type="float">
            <text:p>2768</text:p>
          </table:table-cell>
          <table:table-cell table:formula="of:=IF(MIN([.AC27:.AD27])&lt;&gt;0;MIN([.AC27:.AD27]);&quot;―&quot;)" office:value-type="float" office:value="2768" calcext:value-type="float">
            <text:p>2768</text:p>
          </table:table-cell>
          <table:table-cell table:formula="of:=IF(MIN([.R27];[.T27];[.V27])&lt;&gt;0;MIN([.R27];[.T27];[.V27]);&quot;―&quot;)" office:value-type="float" office:value="22752" calcext:value-type="float">
            <text:p>22752</text:p>
          </table:table-cell>
          <table:table-cell table:formula="of:=IF(MIN([.X27];[.Z27];[.AB27])&lt;&gt;0;MIN([.X27];[.Z27];[.AB27]);&quot;―&quot;)" office:value-type="float" office:value="6741" calcext:value-type="float">
            <text:p>6741</text:p>
          </table:table-cell>
          <table:table-cell table:formula="of:=IF(MIN([.AF27:.AG27])&lt;&gt;0;MIN([.AF27:.AG27]);&quot;―&quot;)" office:value-type="float" office:value="6741" calcext:value-type="float">
            <text:p>6741</text:p>
          </table:table-cell>
          <table:table-cell table:style-name="ce11" table:formula="of:=[.AF27]/[.AC27]" office:value-type="float" office:value="2.49145860709593" calcext:value-type="float">
            <text:p>2.49</text:p>
          </table:table-cell>
          <table:table-cell table:style-name="ce12" table:formula="of:=COM.MICROSOFT.RANK.EQ([.C27];[.C$4:.C$36];1)" office:value-type="float" office:value="20" calcext:value-type="float">
            <text:p>20</text:p>
          </table:table-cell>
          <table:table-cell table:style-name="ce12" table:formula="of:=COM.MICROSOFT.RANK.EQ([.D27];[.D$4:.D$36];1)" office:value-type="float" office:value="12" calcext:value-type="float">
            <text:p>12</text:p>
          </table:table-cell>
          <table:table-cell table:formula="of:=IFERROR(COM.MICROSOFT.RANK.EQ([.AC27];[.AC$4:.AC$36];1);&quot;―&quot;)" office:value-type="float" office:value="20" calcext:value-type="float">
            <text:p>20</text:p>
          </table:table-cell>
          <table:table-cell table:formula="of:=IFERROR(COM.MICROSOFT.RANK.EQ([.AD27];[.AD$4:.AD$36];1);&quot;―&quot;)" office:value-type="float" office:value="19" calcext:value-type="float">
            <text:p>19</text:p>
          </table:table-cell>
          <table:table-cell table:formula="of:=IFERROR(COM.MICROSOFT.RANK.EQ([.AE27];[.AE$4:.AE$36];1);&quot;x&quot;)" office:value-type="float" office:value="19" calcext:value-type="float">
            <text:p>19</text:p>
          </table:table-cell>
          <table:table-cell table:style-name="ce13" table:formula="of:=IFERROR(COM.MICROSOFT.RANK.EQ([.AF27];[.AF$4:.AF$36];1);&quot;―&quot;)" office:value-type="float" office:value="20" calcext:value-type="float">
            <text:p>20</text:p>
          </table:table-cell>
          <table:table-cell table:style-name="ce13" table:formula="of:=IFERROR(COM.MICROSOFT.RANK.EQ([.AG27];[.AG$4:.AG$36];1);&quot;―&quot;)" office:value-type="float" office:value="18" calcext:value-type="float">
            <text:p>18</text:p>
          </table:table-cell>
          <table:table-cell table:style-name="ce13" table:formula="of:=IFERROR(COM.MICROSOFT.RANK.EQ([.AH27];[.AH$4:.AH$36];1);&quot;x&quot;)" office:value-type="float" office:value="18" calcext:value-type="float">
            <text:p>18</text:p>
          </table:table-cell>
          <table:table-cell table:formula="of:=COUNTA([.$A$4:.$A$1048576])*(8-COUNTIF([.AJ27:.AQ27];&quot;x&quot;))-SUM([.AJ27:.AK27])*2-SUM([.AL27];[.AN27:.AO27];[.AQ27])" office:value-type="float" office:value="123" calcext:value-type="float">
            <text:p>123</text:p>
          </table:table-cell>
          <table:table-cell table:style-name="ce11" table:formula="of:=[.C$27]/[.C27]" office:value-type="float" office:value="1" calcext:value-type="float">
            <text:p>1.00</text:p>
          </table:table-cell>
          <table:table-cell table:style-name="ce11" table:formula="of:=[.D$27]/[.D27]" office:value-type="float" office:value="1" calcext:value-type="float">
            <text:p>1.00</text:p>
          </table:table-cell>
          <table:table-cell table:style-name="ce11" table:formula="of:=IFERROR([.AC$27]/[.AC27];0)" office:value-type="float" office:value="1" calcext:value-type="float">
            <text:p>1.00</text:p>
          </table:table-cell>
          <table:table-cell table:style-name="ce11" table:formula="of:=IFERROR([.AE$27]/[.AE27];0)" office:value-type="float" office:value="1" calcext:value-type="float">
            <text:p>1.00</text:p>
          </table:table-cell>
          <table:table-cell table:style-name="ce11" table:formula="of:=IFERROR([.AF$27]/[.AF27];0)" office:value-type="float" office:value="1" calcext:value-type="float">
            <text:p>1.00</text:p>
          </table:table-cell>
          <table:table-cell table:style-name="ce11" table:formula="of:=IFERROR([.AH$27]/[.AH27];0)" office:value-type="float" office:value="1" calcext:value-type="float">
            <text:p>1.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SBCL(fasl)</text:p>
          </table:table-cell>
          <table:table-cell office:value-type="float" office:value="1949" calcext:value-type="float">
            <text:p>194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otimes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loop for</text:p>
          </table:table-cell>
          <table:table-cell office:value-type="float" office:value="12521" calcext:value-type="float">
            <text:p>12521</text:p>
          </table:table-cell>
          <table:table-cell office:value-type="string" calcext:value-type="string">
            <text:p>do</text:p>
          </table:table-cell>
          <table:table-cell office:value-type="float" office:value="13098" calcext:value-type="float">
            <text:p>13098</text:p>
          </table:table-cell>
          <table:table-cell office:value-type="string" calcext:value-type="string">
            <text:p>sb-thread dotimes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sb-thread loop for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sb-thread do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dotimes</text:p>
          </table:table-cell>
          <table:table-cell office:value-type="float" office:value="24489" calcext:value-type="float">
            <text:p>24489</text:p>
          </table:table-cell>
          <table:table-cell office:value-type="string" calcext:value-type="string">
            <text:p>loop for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do</text:p>
          </table:table-cell>
          <table:table-cell office:value-type="float" office:value="32659" calcext:value-type="float">
            <text:p>32659</text:p>
          </table:table-cell>
          <table:table-cell office:value-type="string" calcext:value-type="string">
            <text:p>sb-thread dotimes</text:p>
          </table:table-cell>
          <table:table-cell office:value-type="float" office:value="6784" calcext:value-type="float">
            <text:p>6784</text:p>
          </table:table-cell>
          <table:table-cell office:value-type="string" calcext:value-type="string">
            <text:p>sb-thread loop for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sb-thread do</text:p>
          </table:table-cell>
          <table:table-cell office:value-type="float" office:value="8812" calcext:value-type="float">
            <text:p>8812</text:p>
          </table:table-cell>
          <table:table-cell table:formula="of:=IF(MIN([.F28];[.H28];[.J28])&lt;&gt;0;MIN([.F28];[.H28];[.J28]);&quot;―&quot;)" office:value-type="float" office:value="9816" calcext:value-type="float">
            <text:p>9816</text:p>
          </table:table-cell>
          <table:table-cell table:formula="of:=IF(MIN([.L28];[.N28];[.P28])&lt;&gt;0;MIN([.L28];[.N28];[.P28]);&quot;―&quot;)" office:value-type="float" office:value="2762" calcext:value-type="float">
            <text:p>2762</text:p>
          </table:table-cell>
          <table:table-cell table:formula="of:=IF(MIN([.AC28:.AD28])&lt;&gt;0;MIN([.AC28:.AD28]);&quot;―&quot;)" office:value-type="float" office:value="2762" calcext:value-type="float">
            <text:p>2762</text:p>
          </table:table-cell>
          <table:table-cell table:formula="of:=IF(MIN([.R28];[.T28];[.V28])&lt;&gt;0;MIN([.R28];[.T28];[.V28]);&quot;―&quot;)" office:value-type="float" office:value="24489" calcext:value-type="float">
            <text:p>24489</text:p>
          </table:table-cell>
          <table:table-cell table:formula="of:=IF(MIN([.X28];[.Z28];[.AB28])&lt;&gt;0;MIN([.X28];[.Z28];[.AB28]);&quot;―&quot;)" office:value-type="float" office:value="6784" calcext:value-type="float">
            <text:p>6784</text:p>
          </table:table-cell>
          <table:table-cell table:formula="of:=IF(MIN([.AF28:.AG28])&lt;&gt;0;MIN([.AF28:.AG28]);&quot;―&quot;)" office:value-type="float" office:value="6784" calcext:value-type="float">
            <text:p>6784</text:p>
          </table:table-cell>
          <table:table-cell table:style-name="ce11" table:formula="of:=[.AF28]/[.AC28]" office:value-type="float" office:value="2.49480440097799" calcext:value-type="float">
            <text:p>2.49</text:p>
          </table:table-cell>
          <table:table-cell table:style-name="ce12" table:formula="of:=COM.MICROSOFT.RANK.EQ([.C28];[.C$4:.C$36];1)" office:value-type="float" office:value="19" calcext:value-type="float">
            <text:p>19</text:p>
          </table:table-cell>
          <table:table-cell table:style-name="ce12" table:formula="of:=COM.MICROSOFT.RANK.EQ([.D28];[.D$4:.D$36];1)" office:value-type="float" office:value="11" calcext:value-type="float">
            <text:p>11</text:p>
          </table:table-cell>
          <table:table-cell table:formula="of:=IFERROR(COM.MICROSOFT.RANK.EQ([.AC28];[.AC$4:.AC$36];1);&quot;―&quot;)" office:value-type="float" office:value="21" calcext:value-type="float">
            <text:p>21</text:p>
          </table:table-cell>
          <table:table-cell table:formula="of:=IFERROR(COM.MICROSOFT.RANK.EQ([.AD28];[.AD$4:.AD$36];1);&quot;―&quot;)" office:value-type="float" office:value="18" calcext:value-type="float">
            <text:p>18</text:p>
          </table:table-cell>
          <table:table-cell table:formula="of:=IFERROR(COM.MICROSOFT.RANK.EQ([.AE28];[.AE$4:.AE$36];1);&quot;x&quot;)" office:value-type="float" office:value="18" calcext:value-type="float">
            <text:p>18</text:p>
          </table:table-cell>
          <table:table-cell table:style-name="ce13" table:formula="of:=IFERROR(COM.MICROSOFT.RANK.EQ([.AF28];[.AF$4:.AF$36];1);&quot;―&quot;)" office:value-type="float" office:value="21" calcext:value-type="float">
            <text:p>21</text:p>
          </table:table-cell>
          <table:table-cell table:style-name="ce13" table:formula="of:=IFERROR(COM.MICROSOFT.RANK.EQ([.AG28];[.AG$4:.AG$36];1);&quot;―&quot;)" office:value-type="float" office:value="19" calcext:value-type="float">
            <text:p>19</text:p>
          </table:table-cell>
          <table:table-cell table:style-name="ce13" table:formula="of:=IFERROR(COM.MICROSOFT.RANK.EQ([.AH28];[.AH$4:.AH$36];1);&quot;x&quot;)" office:value-type="float" office:value="19" calcext:value-type="float">
            <text:p>19</text:p>
          </table:table-cell>
          <table:table-cell table:formula="of:=COUNTA([.$A$4:.$A$1048576])*(8-COUNTIF([.AJ28:.AQ28];&quot;x&quot;))-SUM([.AJ28:.AK28])*2-SUM([.AL28];[.AN28:.AO28];[.AQ28])" office:value-type="float" office:value="125" calcext:value-type="float">
            <text:p>125</text:p>
          </table:table-cell>
          <table:table-cell table:style-name="ce11" table:formula="of:=[.C$27]/[.C28]" office:value-type="float" office:value="1.00051308363263" calcext:value-type="float">
            <text:p>1.00</text:p>
          </table:table-cell>
          <table:table-cell table:style-name="ce11" table:formula="of:=[.D$27]/[.D28]" office:value-type="float" office:value="1.01626016260163" calcext:value-type="float">
            <text:p>1.02</text:p>
          </table:table-cell>
          <table:table-cell table:style-name="ce11" table:formula="of:=IFERROR([.AC$27]/[.AC28];0)" office:value-type="float" office:value="0.930317848410758" calcext:value-type="float">
            <text:p>0.93</text:p>
          </table:table-cell>
          <table:table-cell table:style-name="ce11" table:formula="of:=IFERROR([.AE$27]/[.AE28];0)" office:value-type="float" office:value="1.00217233888487" calcext:value-type="float">
            <text:p>1.00</text:p>
          </table:table-cell>
          <table:table-cell table:style-name="ce11" table:formula="of:=IFERROR([.AF$27]/[.AF28];0)" office:value-type="float" office:value="0.92907019478133" calcext:value-type="float">
            <text:p>0.93</text:p>
          </table:table-cell>
          <table:table-cell table:style-name="ce11" table:formula="of:=IFERROR([.AH$27]/[.AH28];0)" office:value-type="float" office:value="0.993661556603774" calcext:value-type="float">
            <text:p>0.99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CLISP</text:p>
          </table:table-cell>
          <table:table-cell table:style-name="ce6" office:value-type="float" office:value="84496" calcext:value-type="float">
            <text:p>84496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dotimes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loop for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table:number-columns-repeated="7" office:value-type="string" calcext:value-type="string">
            <text:p>―</text:p>
          </table:table-cell>
          <table:table-cell office:value-type="string" calcext:value-type="string">
            <text:p>dotimes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loop for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table:number-columns-repeated="7" office:value-type="string" calcext:value-type="string">
            <text:p>―</text:p>
          </table:table-cell>
          <table:table-cell table:formula="of:=IF(MIN([.F29];[.H29];[.J29])&lt;&gt;0;MIN([.F29];[.H29];[.J29]);&quot;―&quot;)" office:value-type="string" office:string-value="―" calcext:value-type="string">
            <text:p>―</text:p>
          </table:table-cell>
          <table:table-cell table:formula="of:=IF(MIN([.L29];[.N29];[.P29])&lt;&gt;0;MIN([.L29];[.N29];[.P29]);&quot;―&quot;)" office:value-type="string" office:string-value="―" calcext:value-type="string">
            <text:p>―</text:p>
          </table:table-cell>
          <table:table-cell table:formula="of:=IF(MIN([.AC29:.AD29])&lt;&gt;0;MIN([.AC29:.AD29]);&quot;―&quot;)" office:value-type="string" office:string-value="―" calcext:value-type="string">
            <text:p>―</text:p>
          </table:table-cell>
          <table:table-cell table:formula="of:=IF(MIN([.R29];[.T29];[.V29])&lt;&gt;0;MIN([.R29];[.T29];[.V29]);&quot;―&quot;)" office:value-type="string" office:string-value="―" calcext:value-type="string">
            <text:p>―</text:p>
          </table:table-cell>
          <table:table-cell table:formula="of:=IF(MIN([.X29];[.Z29];[.AB29])&lt;&gt;0;MIN([.X29];[.Z29];[.AB29]);&quot;―&quot;)" office:value-type="string" office:string-value="―" calcext:value-type="string">
            <text:p>―</text:p>
          </table:table-cell>
          <table:table-cell table:formula="of:=IF(MIN([.AF29:.AG29])&lt;&gt;0;MIN([.AF29:.AG29]);&quot;―&quot;)" office:value-type="string" office:string-value="―" calcext:value-type="string">
            <text:p>―</text:p>
          </table:table-cell>
          <table:table-cell table:style-name="ce11" table:formula="of:=[.AF29]/[.AC29]" office:value-type="string" office:string-value="" calcext:value-type="error">
            <text:p>#VALUE!</text:p>
          </table:table-cell>
          <table:table-cell table:style-name="ce12" table:formula="of:=COM.MICROSOFT.RANK.EQ([.C29];[.C$4:.C$36];1)" office:value-type="float" office:value="33" calcext:value-type="float">
            <text:p>33</text:p>
          </table:table-cell>
          <table:table-cell table:style-name="ce12" table:formula="of:=COM.MICROSOFT.RANK.EQ([.D29];[.D$4:.D$36];1)" office:value-type="float" office:value="32" calcext:value-type="float">
            <text:p>32</text:p>
          </table:table-cell>
          <table:table-cell table:formula="of:=IFERROR(COM.MICROSOFT.RANK.EQ([.AC29];[.AC$4:.AC$36];1);&quot;―&quot;)" office:value-type="string" office:string-value="―" calcext:value-type="string">
            <text:p>―</text:p>
          </table:table-cell>
          <table:table-cell table:formula="of:=IFERROR(COM.MICROSOFT.RANK.EQ([.AD29];[.AD$4:.AD$36];1);&quot;―&quot;)" office:value-type="string" office:string-value="―" calcext:value-type="string">
            <text:p>―</text:p>
          </table:table-cell>
          <table:table-cell table:formula="of:=IFERROR(COM.MICROSOFT.RANK.EQ([.AE29];[.AE$4:.AE$36];1);&quot;x&quot;)" office:value-type="string" office:string-value="x" calcext:value-type="string">
            <text:p>x</text:p>
          </table:table-cell>
          <table:table-cell table:style-name="ce13" table:formula="of:=IFERROR(COM.MICROSOFT.RANK.EQ([.AF29];[.AF$4:.AF$36];1);&quot;―&quot;)" office:value-type="string" office:string-value="―" calcext:value-type="string">
            <text:p>―</text:p>
          </table:table-cell>
          <table:table-cell table:style-name="ce13" table:formula="of:=IFERROR(COM.MICROSOFT.RANK.EQ([.AG29];[.AG$4:.AG$36];1);&quot;―&quot;)" office:value-type="string" office:string-value="―" calcext:value-type="string">
            <text:p>―</text:p>
          </table:table-cell>
          <table:table-cell table:style-name="ce13" table:formula="of:=IFERROR(COM.MICROSOFT.RANK.EQ([.AH29];[.AH$4:.AH$36];1);&quot;x&quot;)" office:value-type="string" office:string-value="x" calcext:value-type="string">
            <text:p>x</text:p>
          </table:table-cell>
          <table:table-cell table:formula="of:=COUNTA([.$A$4:.$A$1048576])*(8-COUNTIF([.AJ29:.AQ29];&quot;x&quot;))-SUM([.AJ29:.AK29])*2-SUM([.AL29];[.AN29:.AO29];[.AQ29])" office:value-type="float" office:value="68" calcext:value-type="float">
            <text:p>68</text:p>
          </table:table-cell>
          <table:table-cell table:style-name="ce11" table:formula="of:=[.C$27]/[.C29]" office:value-type="float" office:value="0.0230780155273622" calcext:value-type="float">
            <text:p>0.02</text:p>
          </table:table-cell>
          <table:table-cell table:style-name="ce11" table:formula="of:=[.D$27]/[.D29]" office:value-type="float" office:value="0.039897861474625" calcext:value-type="float">
            <text:p>0.04</text:p>
          </table:table-cell>
          <table:table-cell table:style-name="ce11" table:formula="of:=IFERROR([.AC$27]/[.AC29];0)" office:value-type="float" office:value="0" calcext:value-type="float">
            <text:p>0.00</text:p>
          </table:table-cell>
          <table:table-cell table:style-name="ce11" table:formula="of:=IFERROR([.AE$27]/[.AE29];0)" office:value-type="float" office:value="0" calcext:value-type="float">
            <text:p>0.00</text:p>
          </table:table-cell>
          <table:table-cell table:style-name="ce11" table:formula="of:=IFERROR([.AF$27]/[.AF29];0)" office:value-type="float" office:value="0" calcext:value-type="float">
            <text:p>0.00</text:p>
          </table:table-cell>
          <table:table-cell table:style-name="ce11" table:formula="of:=IFERROR([.AH$27]/[.AH29];0)" office:value-type="float" office:value="0" calcext:value-type="float">
            <text:p>0.0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ommonLisp</text:p>
          </table:table-cell>
          <table:table-cell office:value-type="string" calcext:value-type="string">
            <text:p><text:span text:style-name="T1">CLISP(fas)</text:span></text:p>
          </table:table-cell>
          <table:table-cell office:value-type="float" office:value="18161" calcext:value-type="float">
            <text:p>1816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dotimes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loop for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table:number-columns-repeated="7" office:value-type="string" calcext:value-type="string">
            <text:p>―</text:p>
          </table:table-cell>
          <table:table-cell office:value-type="string" calcext:value-type="string">
            <text:p>dotimes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loop for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table:number-columns-repeated="7" office:value-type="string" calcext:value-type="string">
            <text:p>―</text:p>
          </table:table-cell>
          <table:table-cell table:formula="of:=IF(MIN([.F30];[.H30];[.J30])&lt;&gt;0;MIN([.F30];[.H30];[.J30]);&quot;―&quot;)" office:value-type="string" office:string-value="―" calcext:value-type="string">
            <text:p>―</text:p>
          </table:table-cell>
          <table:table-cell table:formula="of:=IF(MIN([.L30];[.N30];[.P30])&lt;&gt;0;MIN([.L30];[.N30];[.P30]);&quot;―&quot;)" office:value-type="string" office:string-value="―" calcext:value-type="string">
            <text:p>―</text:p>
          </table:table-cell>
          <table:table-cell table:formula="of:=IF(MIN([.AC30:.AD30])&lt;&gt;0;MIN([.AC30:.AD30]);&quot;―&quot;)" office:value-type="string" office:string-value="―" calcext:value-type="string">
            <text:p>―</text:p>
          </table:table-cell>
          <table:table-cell table:formula="of:=IF(MIN([.R30];[.T30];[.V30])&lt;&gt;0;MIN([.R30];[.T30];[.V30]);&quot;―&quot;)" office:value-type="string" office:string-value="―" calcext:value-type="string">
            <text:p>―</text:p>
          </table:table-cell>
          <table:table-cell table:formula="of:=IF(MIN([.X30];[.Z30];[.AB30])&lt;&gt;0;MIN([.X30];[.Z30];[.AB30]);&quot;―&quot;)" office:value-type="string" office:string-value="―" calcext:value-type="string">
            <text:p>―</text:p>
          </table:table-cell>
          <table:table-cell table:formula="of:=IF(MIN([.AF30:.AG30])&lt;&gt;0;MIN([.AF30:.AG30]);&quot;―&quot;)" office:value-type="string" office:string-value="―" calcext:value-type="string">
            <text:p>―</text:p>
          </table:table-cell>
          <table:table-cell table:style-name="ce11" table:formula="of:=[.AF30]/[.AC30]" office:value-type="string" office:string-value="" calcext:value-type="error">
            <text:p>#VALUE!</text:p>
          </table:table-cell>
          <table:table-cell table:style-name="ce12" table:formula="of:=COM.MICROSOFT.RANK.EQ([.C30];[.C$4:.C$36];1)" office:value-type="float" office:value="26" calcext:value-type="float">
            <text:p>26</text:p>
          </table:table-cell>
          <table:table-cell table:style-name="ce12" table:formula="of:=COM.MICROSOFT.RANK.EQ([.D30];[.D$4:.D$36];1)" office:value-type="float" office:value="21" calcext:value-type="float">
            <text:p>21</text:p>
          </table:table-cell>
          <table:table-cell table:formula="of:=IFERROR(COM.MICROSOFT.RANK.EQ([.AC30];[.AC$4:.AC$36];1);&quot;―&quot;)" office:value-type="string" office:string-value="―" calcext:value-type="string">
            <text:p>―</text:p>
          </table:table-cell>
          <table:table-cell table:formula="of:=IFERROR(COM.MICROSOFT.RANK.EQ([.AD30];[.AD$4:.AD$36];1);&quot;―&quot;)" office:value-type="string" office:string-value="―" calcext:value-type="string">
            <text:p>―</text:p>
          </table:table-cell>
          <table:table-cell table:formula="of:=IFERROR(COM.MICROSOFT.RANK.EQ([.AE30];[.AE$4:.AE$36];1);&quot;x&quot;)" office:value-type="string" office:string-value="x" calcext:value-type="string">
            <text:p>x</text:p>
          </table:table-cell>
          <table:table-cell table:style-name="ce13" table:formula="of:=IFERROR(COM.MICROSOFT.RANK.EQ([.AF30];[.AF$4:.AF$36];1);&quot;―&quot;)" office:value-type="string" office:string-value="―" calcext:value-type="string">
            <text:p>―</text:p>
          </table:table-cell>
          <table:table-cell table:style-name="ce13" table:formula="of:=IFERROR(COM.MICROSOFT.RANK.EQ([.AG30];[.AG$4:.AG$36];1);&quot;―&quot;)" office:value-type="string" office:string-value="―" calcext:value-type="string">
            <text:p>―</text:p>
          </table:table-cell>
          <table:table-cell table:style-name="ce13" table:formula="of:=IFERROR(COM.MICROSOFT.RANK.EQ([.AH30];[.AH$4:.AH$36];1);&quot;x&quot;)" office:value-type="string" office:string-value="x" calcext:value-type="string">
            <text:p>x</text:p>
          </table:table-cell>
          <table:table-cell table:formula="of:=COUNTA([.$A$4:.$A$1048576])*(8-COUNTIF([.AJ30:.AQ30];&quot;x&quot;))-SUM([.AJ30:.AK30])*2-SUM([.AL30];[.AN30:.AO30];[.AQ30])" office:value-type="float" office:value="104" calcext:value-type="float">
            <text:p>104</text:p>
          </table:table-cell>
          <table:table-cell table:style-name="ce11" table:formula="of:=[.C$27]/[.C30]" office:value-type="float" office:value="0.107372942018611" calcext:value-type="float">
            <text:p>0.11</text:p>
          </table:table-cell>
          <table:table-cell table:style-name="ce11" table:formula="of:=[.D$27]/[.D30]" office:value-type="float" office:value="0.224014336917563" calcext:value-type="float">
            <text:p>0.22</text:p>
          </table:table-cell>
          <table:table-cell table:style-name="ce11" table:formula="of:=IFERROR([.AC$27]/[.AC30];0)" office:value-type="float" office:value="0" calcext:value-type="float">
            <text:p>0.00</text:p>
          </table:table-cell>
          <table:table-cell table:style-name="ce11" table:formula="of:=IFERROR([.AE$27]/[.AE30];0)" office:value-type="float" office:value="0" calcext:value-type="float">
            <text:p>0.00</text:p>
          </table:table-cell>
          <table:table-cell table:style-name="ce11" table:formula="of:=IFERROR([.AF$27]/[.AF30];0)" office:value-type="float" office:value="0" calcext:value-type="float">
            <text:p>0.00</text:p>
          </table:table-cell>
          <table:table-cell table:style-name="ce11" table:formula="of:=IFERROR([.AH$27]/[.AH30];0)" office:value-type="float" office:value="0" calcext:value-type="float">
            <text:p>0.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CCL</text:p>
          </table:table-cell>
          <table:table-cell office:value-type="float" office:value="964" calcext:value-type="float">
            <text:p>9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otimes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loop for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do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process dotimes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ocess loop for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process do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dotimes</text:p>
          </table:table-cell>
          <table:table-cell office:value-type="float" office:value="15656" calcext:value-type="float">
            <text:p>15656</text:p>
          </table:table-cell>
          <table:table-cell office:value-type="string" calcext:value-type="string">
            <text:p>loop for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do</text:p>
          </table:table-cell>
          <table:table-cell office:value-type="float" office:value="12814" calcext:value-type="float">
            <text:p>12814</text:p>
          </table:table-cell>
          <table:table-cell office:value-type="string" calcext:value-type="string">
            <text:p>process dotimes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process loop for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process do</text:p>
          </table:table-cell>
          <table:table-cell office:value-type="float" office:value="3474" calcext:value-type="float">
            <text:p>3474</text:p>
          </table:table-cell>
          <table:table-cell table:formula="of:=IF(MIN([.F31];[.H31];[.J31])&lt;&gt;0;MIN([.F31];[.H31];[.J31]);&quot;―&quot;)" office:value-type="float" office:value="2593" calcext:value-type="float">
            <text:p>2593</text:p>
          </table:table-cell>
          <table:table-cell table:formula="of:=IF(MIN([.L31];[.N31];[.P31])&lt;&gt;0;MIN([.L31];[.N31];[.P31]);&quot;―&quot;)" office:value-type="float" office:value="730" calcext:value-type="float">
            <text:p>730</text:p>
          </table:table-cell>
          <table:table-cell table:formula="of:=IF(MIN([.AC31:.AD31])&lt;&gt;0;MIN([.AC31:.AD31]);&quot;―&quot;)" office:value-type="float" office:value="730" calcext:value-type="float">
            <text:p>730</text:p>
          </table:table-cell>
          <table:table-cell table:formula="of:=IF(MIN([.R31];[.T31];[.V31])&lt;&gt;0;MIN([.R31];[.T31];[.V31]);&quot;―&quot;)" office:value-type="float" office:value="6417" calcext:value-type="float">
            <text:p>6417</text:p>
          </table:table-cell>
          <table:table-cell table:formula="of:=IF(MIN([.X31];[.Z31];[.AB31])&lt;&gt;0;MIN([.X31];[.Z31];[.AB31]);&quot;―&quot;)" office:value-type="float" office:value="1759" calcext:value-type="float">
            <text:p>1759</text:p>
          </table:table-cell>
          <table:table-cell table:formula="of:=IF(MIN([.AF31:.AG31])&lt;&gt;0;MIN([.AF31:.AG31]);&quot;―&quot;)" office:value-type="float" office:value="1759" calcext:value-type="float">
            <text:p>1759</text:p>
          </table:table-cell>
          <table:table-cell table:style-name="ce11" table:formula="of:=[.AF31]/[.AC31]" office:value-type="float" office:value="2.47473968376398" calcext:value-type="float">
            <text:p>2.47</text:p>
          </table:table-cell>
          <table:table-cell table:style-name="ce12" table:formula="of:=COM.MICROSOFT.RANK.EQ([.C31];[.C$4:.C$36];1)" office:value-type="float" office:value="11" calcext:value-type="float">
            <text:p>11</text:p>
          </table:table-cell>
          <table:table-cell table:style-name="ce12" table:formula="of:=COM.MICROSOFT.RANK.EQ([.D31];[.D$4:.D$36];1)" office:value-type="float" office:value="8" calcext:value-type="float">
            <text:p>8</text:p>
          </table:table-cell>
          <table:table-cell table:formula="of:=IFERROR(COM.MICROSOFT.RANK.EQ([.AC31];[.AC$4:.AC$36];1);&quot;―&quot;)" office:value-type="float" office:value="16" calcext:value-type="float">
            <text:p>16</text:p>
          </table:table-cell>
          <table:table-cell table:formula="of:=IFERROR(COM.MICROSOFT.RANK.EQ([.AD31];[.AD$4:.AD$36];1);&quot;―&quot;)" office:value-type="float" office:value="16" calcext:value-type="float">
            <text:p>16</text:p>
          </table:table-cell>
          <table:table-cell table:formula="of:=IFERROR(COM.MICROSOFT.RANK.EQ([.AE31];[.AE$4:.AE$36];1);&quot;x&quot;)" office:value-type="float" office:value="16" calcext:value-type="float">
            <text:p>16</text:p>
          </table:table-cell>
          <table:table-cell table:style-name="ce13" table:formula="of:=IFERROR(COM.MICROSOFT.RANK.EQ([.AF31];[.AF$4:.AF$36];1);&quot;―&quot;)" office:value-type="float" office:value="16" calcext:value-type="float">
            <text:p>16</text:p>
          </table:table-cell>
          <table:table-cell table:style-name="ce13" table:formula="of:=IFERROR(COM.MICROSOFT.RANK.EQ([.AG31];[.AG$4:.AG$36];1);&quot;―&quot;)" office:value-type="float" office:value="15" calcext:value-type="float">
            <text:p>15</text:p>
          </table:table-cell>
          <table:table-cell table:style-name="ce13" table:formula="of:=IFERROR(COM.MICROSOFT.RANK.EQ([.AH31];[.AH$4:.AH$36];1);&quot;x&quot;)" office:value-type="float" office:value="15" calcext:value-type="float">
            <text:p>15</text:p>
          </table:table-cell>
          <table:table-cell table:formula="of:=COUNTA([.$A$4:.$A$1048576])*(8-COUNTIF([.AJ31:.AQ31];&quot;x&quot;))-SUM([.AJ31:.AK31])*2-SUM([.AL31];[.AN31:.AO31];[.AQ31])" office:value-type="float" office:value="163" calcext:value-type="float">
            <text:p>163</text:p>
          </table:table-cell>
          <table:table-cell table:style-name="ce11" table:formula="of:=[.C$27]/[.C31]" office:value-type="float" office:value="2.02282157676349" calcext:value-type="float">
            <text:p>2.02</text:p>
          </table:table-cell>
          <table:table-cell table:style-name="ce11" table:formula="of:=[.D$27]/[.D31]" office:value-type="float" office:value="1.71232876712329" calcext:value-type="float">
            <text:p>1.71</text:p>
          </table:table-cell>
          <table:table-cell table:style-name="ce11" table:formula="of:=IFERROR([.AC$27]/[.AC31];0)" office:value-type="float" office:value="3.52178943308909" calcext:value-type="float">
            <text:p>3.52</text:p>
          </table:table-cell>
          <table:table-cell table:style-name="ce11" table:formula="of:=IFERROR([.AE$27]/[.AE31];0)" office:value-type="float" office:value="3.79178082191781" calcext:value-type="float">
            <text:p>3.79</text:p>
          </table:table-cell>
          <table:table-cell table:style-name="ce11" table:formula="of:=IFERROR([.AF$27]/[.AF31];0)" office:value-type="float" office:value="3.54558204768583" calcext:value-type="float">
            <text:p>3.55</text:p>
          </table:table-cell>
          <table:table-cell table:style-name="ce11" table:formula="of:=IFERROR([.AH$27]/[.AH31];0)" office:value-type="float" office:value="3.83229107447413" calcext:value-type="float">
            <text:p>3.83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Gauche</text:p>
          </table:table-cell>
          <table:table-cell office:value-type="float" office:value="8454" calcext:value-type="float">
            <text:p>845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o</text:p>
          </table:table-cell>
          <table:table-cell office:value-type="float" office:value="42334" calcext:value-type="float">
            <text:p>42334</text:p>
          </table:table-cell>
          <table:table-cell office:value-type="string" calcext:value-type="string">
            <text:p>let loop</text:p>
          </table:table-cell>
          <table:table-cell office:value-type="float" office:value="41368" calcext:value-type="float">
            <text:p>41368</text:p>
          </table:table-cell>
          <table:table-cell table:number-columns-repeated="2" office:value-type="string" calcext:value-type="string">
            <text:p>―</text:p>
          </table:table-cell>
          <table:table-cell table:style-name="Default" office:value-type="string" calcext:value-type="string">
            <text:p>SRFI-18 thread</text:p>
          </table:table-cell>
          <table:table-cell office:value-type="float" office:value="23295" calcext:value-type="float">
            <text:p>23295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office:value-type="float" office:value="680936" calcext:value-type="float">
            <text:p>680936</text:p>
          </table:table-cell>
          <table:table-cell office:value-type="string" calcext:value-type="string">
            <text:p>let loop</text:p>
          </table:table-cell>
          <table:table-cell office:value-type="float" office:value="692058" calcext:value-type="float">
            <text:p>692058</text:p>
          </table:table-cell>
          <table:table-cell table:number-columns-repeated="2" office:value-type="string" calcext:value-type="string">
            <text:p>―</text:p>
          </table:table-cell>
          <table:table-cell table:style-name="Default" office:value-type="string" calcext:value-type="string">
            <text:p>SRFI-18 thread</text:p>
          </table:table-cell>
          <table:table-cell office:value-type="float" office:value="395387" calcext:value-type="float">
            <text:p>395387</text:p>
          </table:table-cell>
          <table:table-cell table:number-columns-repeated="4" office:value-type="string" calcext:value-type="string">
            <text:p>―</text:p>
          </table:table-cell>
          <table:table-cell table:formula="of:=IF(MIN([.F32];[.H32];[.J32])&lt;&gt;0;MIN([.F32];[.H32];[.J32]);&quot;―&quot;)" office:value-type="float" office:value="41368" calcext:value-type="float">
            <text:p>41368</text:p>
          </table:table-cell>
          <table:table-cell table:formula="of:=IF(MIN([.L32];[.N32];[.P32])&lt;&gt;0;MIN([.L32];[.N32];[.P32]);&quot;―&quot;)" office:value-type="float" office:value="23295" calcext:value-type="float">
            <text:p>23295</text:p>
          </table:table-cell>
          <table:table-cell table:formula="of:=IF(MIN([.AC32:.AD32])&lt;&gt;0;MIN([.AC32:.AD32]);&quot;―&quot;)" office:value-type="float" office:value="23295" calcext:value-type="float">
            <text:p>23295</text:p>
          </table:table-cell>
          <table:table-cell table:formula="of:=IF(MIN([.R32];[.T32];[.V32])&lt;&gt;0;MIN([.R32];[.T32];[.V32]);&quot;―&quot;)" office:value-type="float" office:value="680936" calcext:value-type="float">
            <text:p>680936</text:p>
          </table:table-cell>
          <table:table-cell table:formula="of:=IF(MIN([.X32];[.Z32];[.AB32])&lt;&gt;0;MIN([.X32];[.Z32];[.AB32]);&quot;―&quot;)" office:value-type="float" office:value="395387" calcext:value-type="float">
            <text:p>395387</text:p>
          </table:table-cell>
          <table:table-cell table:formula="of:=IF(MIN([.AF32:.AG32])&lt;&gt;0;MIN([.AF32:.AG32]);&quot;―&quot;)" office:value-type="float" office:value="395387" calcext:value-type="float">
            <text:p>395387</text:p>
          </table:table-cell>
          <table:table-cell table:style-name="ce11" table:formula="of:=[.AF32]/[.AC32]" office:value-type="float" office:value="16.4604525236898" calcext:value-type="float">
            <text:p>16.46</text:p>
          </table:table-cell>
          <table:table-cell table:style-name="ce12" table:formula="of:=COM.MICROSOFT.RANK.EQ([.C32];[.C$4:.C$36];1)" office:value-type="float" office:value="24" calcext:value-type="float">
            <text:p>24</text:p>
          </table:table-cell>
          <table:table-cell table:style-name="ce12" table:formula="of:=COM.MICROSOFT.RANK.EQ([.D32];[.D$4:.D$36];1)" office:value-type="float" office:value="18" calcext:value-type="float">
            <text:p>18</text:p>
          </table:table-cell>
          <table:table-cell table:formula="of:=IFERROR(COM.MICROSOFT.RANK.EQ([.AC32];[.AC$4:.AC$36];1);&quot;―&quot;)" office:value-type="float" office:value="23" calcext:value-type="float">
            <text:p>23</text:p>
          </table:table-cell>
          <table:table-cell table:formula="of:=IFERROR(COM.MICROSOFT.RANK.EQ([.AD32];[.AD$4:.AD$36];1);&quot;―&quot;)" office:value-type="float" office:value="22" calcext:value-type="float">
            <text:p>22</text:p>
          </table:table-cell>
          <table:table-cell table:formula="of:=IFERROR(COM.MICROSOFT.RANK.EQ([.AE32];[.AE$4:.AE$36];1);&quot;x&quot;)" office:value-type="float" office:value="23" calcext:value-type="float">
            <text:p>23</text:p>
          </table:table-cell>
          <table:table-cell table:style-name="ce13" table:formula="of:=IFERROR(COM.MICROSOFT.RANK.EQ([.AF32];[.AF$4:.AF$36];1);&quot;―&quot;)" office:value-type="float" office:value="31" calcext:value-type="float">
            <text:p>31</text:p>
          </table:table-cell>
          <table:table-cell table:style-name="ce13" table:formula="of:=IFERROR(COM.MICROSOFT.RANK.EQ([.AG32];[.AG$4:.AG$36];1);&quot;―&quot;)" office:value-type="float" office:value="27" calcext:value-type="float">
            <text:p>27</text:p>
          </table:table-cell>
          <table:table-cell table:style-name="ce13" table:formula="of:=IFERROR(COM.MICROSOFT.RANK.EQ([.AH32];[.AH$4:.AH$36];1);&quot;x&quot;)" office:value-type="float" office:value="28" calcext:value-type="float">
            <text:p>28</text:p>
          </table:table-cell>
          <table:table-cell table:formula="of:=COUNTA([.$A$4:.$A$1048576])*(8-COUNTIF([.AJ32:.AQ32];&quot;x&quot;))-SUM([.AJ32:.AK32])*2-SUM([.AL32];[.AN32:.AO32];[.AQ32])" office:value-type="float" office:value="75" calcext:value-type="float">
            <text:p>75</text:p>
          </table:table-cell>
          <table:table-cell table:style-name="ce11" table:formula="of:=[.C$27]/[.C32]" office:value-type="float" office:value="0.230660042583392" calcext:value-type="float">
            <text:p>0.23</text:p>
          </table:table-cell>
          <table:table-cell table:style-name="ce11" table:formula="of:=[.D$27]/[.D32]" office:value-type="float" office:value="0.322997416020672" calcext:value-type="float">
            <text:p>0.32</text:p>
          </table:table-cell>
          <table:table-cell table:style-name="ce11" table:formula="of:=IFERROR([.AC$27]/[.AC32];0)" office:value-type="float" office:value="0.220750338425836" calcext:value-type="float">
            <text:p>0.22</text:p>
          </table:table-cell>
          <table:table-cell table:style-name="ce11" table:formula="of:=IFERROR([.AE$27]/[.AE32];0)" office:value-type="float" office:value="0.118823781927452" calcext:value-type="float">
            <text:p>0.12</text:p>
          </table:table-cell>
          <table:table-cell table:style-name="ce11" table:formula="of:=IFERROR([.AF$27]/[.AF32];0)" office:value-type="float" office:value="0.0334128317492393" calcext:value-type="float">
            <text:p>0.03</text:p>
          </table:table-cell>
          <table:table-cell table:style-name="ce11" table:formula="of:=IFERROR([.AH$27]/[.AH32];0)" office:value-type="float" office:value="0.0170491189644576" calcext:value-type="float">
            <text:p>0.02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Sagittarius Scheme</text:p>
          </table:table-cell>
          <table:table-cell office:value-type="float" office:value="10494" calcext:value-type="float">
            <text:p>1049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o</text:p>
          </table:table-cell>
          <table:table-cell office:value-type="float" office:value="45980" calcext:value-type="float">
            <text:p>45980</text:p>
          </table:table-cell>
          <table:table-cell office:value-type="string" calcext:value-type="string">
            <text:p>let loop</text:p>
          </table:table-cell>
          <table:table-cell office:value-type="float" office:value="47010" calcext:value-type="float">
            <text:p>47010</text:p>
          </table:table-cell>
          <table:table-cell table:number-columns-repeated="2" office:value-type="string" calcext:value-type="string">
            <text:p>―</text:p>
          </table:table-cell>
          <table:table-cell table:style-name="Default" office:value-type="string" calcext:value-type="string">
            <text:p>SRFI-18 thread</text:p>
          </table:table-cell>
          <table:table-cell office:value-type="float" office:value="27741" calcext:value-type="float">
            <text:p>27741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do</text:p>
          </table:table-cell>
          <table:table-cell office:value-type="float" office:value="609288" calcext:value-type="float">
            <text:p>609288</text:p>
          </table:table-cell>
          <table:table-cell office:value-type="string" calcext:value-type="string">
            <text:p>let loop</text:p>
          </table:table-cell>
          <table:table-cell office:value-type="float" office:value="607874" calcext:value-type="float">
            <text:p>607874</text:p>
          </table:table-cell>
          <table:table-cell table:number-columns-repeated="2" office:value-type="string" calcext:value-type="string">
            <text:p>―</text:p>
          </table:table-cell>
          <table:table-cell table:style-name="Default" office:value-type="string" calcext:value-type="string">
            <text:p>SRFI-18 thread</text:p>
          </table:table-cell>
          <table:table-cell office:value-type="float" office:value="1663570" calcext:value-type="float">
            <text:p>1663570</text:p>
          </table:table-cell>
          <table:table-cell table:number-columns-repeated="4" office:value-type="string" calcext:value-type="string">
            <text:p>―</text:p>
          </table:table-cell>
          <table:table-cell table:formula="of:=IF(MIN([.F33];[.H33];[.J33])&lt;&gt;0;MIN([.F33];[.H33];[.J33]);&quot;―&quot;)" office:value-type="float" office:value="45980" calcext:value-type="float">
            <text:p>45980</text:p>
          </table:table-cell>
          <table:table-cell table:formula="of:=IF(MIN([.L33];[.N33];[.P33])&lt;&gt;0;MIN([.L33];[.N33];[.P33]);&quot;―&quot;)" office:value-type="float" office:value="27741" calcext:value-type="float">
            <text:p>27741</text:p>
          </table:table-cell>
          <table:table-cell table:formula="of:=IF(MIN([.AC33:.AD33])&lt;&gt;0;MIN([.AC33:.AD33]);&quot;―&quot;)" office:value-type="float" office:value="27741" calcext:value-type="float">
            <text:p>27741</text:p>
          </table:table-cell>
          <table:table-cell table:formula="of:=IF(MIN([.R33];[.T33];[.V33])&lt;&gt;0;MIN([.R33];[.T33];[.V33]);&quot;―&quot;)" office:value-type="float" office:value="607874" calcext:value-type="float">
            <text:p>607874</text:p>
          </table:table-cell>
          <table:table-cell table:formula="of:=IF(MIN([.X33];[.Z33];[.AB33])&lt;&gt;0;MIN([.X33];[.Z33];[.AB33]);&quot;―&quot;)" office:value-type="float" office:value="1663570" calcext:value-type="float">
            <text:p>1663570</text:p>
          </table:table-cell>
          <table:table-cell table:formula="of:=IF(MIN([.AF33:.AG33])&lt;&gt;0;MIN([.AF33:.AG33]);&quot;―&quot;)" office:value-type="float" office:value="607874" calcext:value-type="float">
            <text:p>607874</text:p>
          </table:table-cell>
          <table:table-cell table:style-name="ce11" table:formula="of:=[.AF33]/[.AC33]" office:value-type="float" office:value="13.2204001739887" calcext:value-type="float">
            <text:p>13.22</text:p>
          </table:table-cell>
          <table:table-cell table:style-name="ce12" table:formula="of:=COM.MICROSOFT.RANK.EQ([.C33];[.C$4:.C$36];1)" office:value-type="float" office:value="25" calcext:value-type="float">
            <text:p>25</text:p>
          </table:table-cell>
          <table:table-cell table:style-name="ce12" table:formula="of:=COM.MICROSOFT.RANK.EQ([.D33];[.D$4:.D$36];1)" office:value-type="float" office:value="20" calcext:value-type="float">
            <text:p>20</text:p>
          </table:table-cell>
          <table:table-cell table:formula="of:=IFERROR(COM.MICROSOFT.RANK.EQ([.AC33];[.AC$4:.AC$36];1);&quot;―&quot;)" office:value-type="float" office:value="24" calcext:value-type="float">
            <text:p>24</text:p>
          </table:table-cell>
          <table:table-cell table:formula="of:=IFERROR(COM.MICROSOFT.RANK.EQ([.AD33];[.AD$4:.AD$36];1);&quot;―&quot;)" office:value-type="float" office:value="23" calcext:value-type="float">
            <text:p>23</text:p>
          </table:table-cell>
          <table:table-cell table:formula="of:=IFERROR(COM.MICROSOFT.RANK.EQ([.AE33];[.AE$4:.AE$36];1);&quot;x&quot;)" office:value-type="float" office:value="24" calcext:value-type="float">
            <text:p>24</text:p>
          </table:table-cell>
          <table:table-cell table:style-name="ce13" table:formula="of:=IFERROR(COM.MICROSOFT.RANK.EQ([.AF33];[.AF$4:.AF$36];1);&quot;―&quot;)" office:value-type="float" office:value="29" calcext:value-type="float">
            <text:p>29</text:p>
          </table:table-cell>
          <table:table-cell table:style-name="ce13" table:formula="of:=IFERROR(COM.MICROSOFT.RANK.EQ([.AG33];[.AG$4:.AG$36];1);&quot;―&quot;)" office:value-type="float" office:value="28" calcext:value-type="float">
            <text:p>28</text:p>
          </table:table-cell>
          <table:table-cell table:style-name="ce13" table:formula="of:=IFERROR(COM.MICROSOFT.RANK.EQ([.AH33];[.AH$4:.AH$36];1);&quot;x&quot;)" office:value-type="float" office:value="30" calcext:value-type="float">
            <text:p>30</text:p>
          </table:table-cell>
          <table:table-cell table:formula="of:=COUNTA([.$A$4:.$A$1048576])*(8-COUNTIF([.AJ33:.AQ33];&quot;x&quot;))-SUM([.AJ33:.AK33])*2-SUM([.AL33];[.AN33:.AO33];[.AQ33])" office:value-type="float" office:value="67" calcext:value-type="float">
            <text:p>67</text:p>
          </table:table-cell>
          <table:table-cell table:style-name="ce11" table:formula="of:=[.C$27]/[.C33]" office:value-type="float" office:value="0.185820468839337" calcext:value-type="float">
            <text:p>0.19</text:p>
          </table:table-cell>
          <table:table-cell table:style-name="ce11" table:formula="of:=[.D$27]/[.D33]" office:value-type="float" office:value="0.282805429864253" calcext:value-type="float">
            <text:p>0.28</text:p>
          </table:table-cell>
          <table:table-cell table:style-name="ce11" table:formula="of:=IFERROR([.AC$27]/[.AC33];0)" office:value-type="float" office:value="0.198608090474119" calcext:value-type="float">
            <text:p>0.20</text:p>
          </table:table-cell>
          <table:table-cell table:style-name="ce11" table:formula="of:=IFERROR([.AE$27]/[.AE33];0)" office:value-type="float" office:value="0.0997801088641361" calcext:value-type="float">
            <text:p>0.10</text:p>
          </table:table-cell>
          <table:table-cell table:style-name="ce11" table:formula="of:=IFERROR([.AF$27]/[.AF33];0)" office:value-type="float" office:value="0.0374288092598137" calcext:value-type="float">
            <text:p>0.04</text:p>
          </table:table-cell>
          <table:table-cell table:style-name="ce11" table:formula="of:=IFERROR([.AH$27]/[.AH33];0)" office:value-type="float" office:value="0.011089469199209" calcext:value-type="float">
            <text:p>0.01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lojure</text:p>
          </table:table-cell>
          <table:table-cell office:value-type="string" calcext:value-type="string">
            <text:p>Boot(JVM)</text:p>
          </table:table-cell>
          <table:table-cell office:value-type="float" office:value="3422" calcext:value-type="float">
            <text:p>342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dotimes</text:p>
          </table:table-cell>
          <table:table-cell office:value-type="float" office:value="30847" calcext:value-type="float">
            <text:p>30847</text:p>
          </table:table-cell>
          <table:table-cell office:value-type="string" calcext:value-type="string">
            <text:p>loop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reduce for</text:p>
          </table:table-cell>
          <table:table-cell office:value-type="float" office:value="19277" calcext:value-type="float">
            <text:p>19277</text:p>
          </table:table-cell>
          <table:table-cell office:value-type="string" calcext:value-type="string">
            <text:p>future for</text:p>
          </table:table-cell>
          <table:table-cell office:value-type="float" office:value="8641" calcext:value-type="float">
            <text:p>8641</text:p>
          </table:table-cell>
          <table:table-cell table:style-name="Default" office:value-type="string" calcext:value-type="string">
            <text:p>pmap</text:p>
          </table:table-cell>
          <table:table-cell office:value-type="float" office:value="8603" calcext:value-type="float">
            <text:p>8603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dotimes</text:p>
          </table:table-cell>
          <table:table-cell office:value-type="float" office:value="73138" calcext:value-type="float">
            <text:p>73138</text:p>
          </table:table-cell>
          <table:table-cell office:value-type="string" calcext:value-type="string">
            <text:p>loop</text:p>
          </table:table-cell>
          <table:table-cell office:value-type="float" office:value="74055" calcext:value-type="float">
            <text:p>74055</text:p>
          </table:table-cell>
          <table:table-cell office:value-type="string" calcext:value-type="string">
            <text:p>reduce for</text:p>
          </table:table-cell>
          <table:table-cell office:value-type="float" office:value="43604" calcext:value-type="float">
            <text:p>43604</text:p>
          </table:table-cell>
          <table:table-cell office:value-type="string" calcext:value-type="string">
            <text:p><text:span text:style-name="T3">future</text:span><text:span text:style-name="T4"> for</text:span></text:p>
          </table:table-cell>
          <table:table-cell office:value-type="float" office:value="18340" calcext:value-type="float">
            <text:p>18340</text:p>
          </table:table-cell>
          <table:table-cell table:style-name="Default" office:value-type="string" calcext:value-type="string">
            <text:p>pmap for</text:p>
          </table:table-cell>
          <table:table-cell office:value-type="float" office:value="18362" calcext:value-type="float">
            <text:p>18362</text:p>
          </table:table-cell>
          <table:table-cell table:number-columns-repeated="2" office:value-type="string" calcext:value-type="string">
            <text:p>―</text:p>
          </table:table-cell>
          <table:table-cell table:formula="of:=IF(MIN([.F34];[.H34];[.J34])&lt;&gt;0;MIN([.F34];[.H34];[.J34]);&quot;―&quot;)" office:value-type="float" office:value="19277" calcext:value-type="float">
            <text:p>19277</text:p>
          </table:table-cell>
          <table:table-cell table:formula="of:=IF(MIN([.L34];[.N34];[.P34])&lt;&gt;0;MIN([.L34];[.N34];[.P34]);&quot;―&quot;)" office:value-type="float" office:value="8603" calcext:value-type="float">
            <text:p>8603</text:p>
          </table:table-cell>
          <table:table-cell table:formula="of:=IF(MIN([.AC34:.AD34])&lt;&gt;0;MIN([.AC34:.AD34]);&quot;―&quot;)" office:value-type="float" office:value="8603" calcext:value-type="float">
            <text:p>8603</text:p>
          </table:table-cell>
          <table:table-cell table:formula="of:=IF(MIN([.R34];[.T34];[.V34])&lt;&gt;0;MIN([.R34];[.T34];[.V34]);&quot;―&quot;)" office:value-type="float" office:value="43604" calcext:value-type="float">
            <text:p>43604</text:p>
          </table:table-cell>
          <table:table-cell table:formula="of:=IF(MIN([.X34];[.Z34];[.AB34])&lt;&gt;0;MIN([.X34];[.Z34];[.AB34]);&quot;―&quot;)" office:value-type="float" office:value="18340" calcext:value-type="float">
            <text:p>18340</text:p>
          </table:table-cell>
          <table:table-cell table:formula="of:=IF(MIN([.AF34:.AG34])&lt;&gt;0;MIN([.AF34:.AG34]);&quot;―&quot;)" office:value-type="float" office:value="18340" calcext:value-type="float">
            <text:p>18340</text:p>
          </table:table-cell>
          <table:table-cell table:style-name="ce11" table:formula="of:=[.AF34]/[.AC34]" office:value-type="float" office:value="2.26197022358251" calcext:value-type="float">
            <text:p>2.26</text:p>
          </table:table-cell>
          <table:table-cell table:style-name="ce12" table:formula="of:=COM.MICROSOFT.RANK.EQ([.C34];[.C$4:.C$36];1)" office:value-type="float" office:value="22" calcext:value-type="float">
            <text:p>22</text:p>
          </table:table-cell>
          <table:table-cell table:style-name="ce12" table:formula="of:=COM.MICROSOFT.RANK.EQ([.D34];[.D$4:.D$36];1)" office:value-type="float" office:value="28" calcext:value-type="float">
            <text:p>28</text:p>
          </table:table-cell>
          <table:table-cell table:formula="of:=IFERROR(COM.MICROSOFT.RANK.EQ([.AC34];[.AC$4:.AC$36];1);&quot;―&quot;)" office:value-type="float" office:value="22" calcext:value-type="float">
            <text:p>22</text:p>
          </table:table-cell>
          <table:table-cell table:formula="of:=IFERROR(COM.MICROSOFT.RANK.EQ([.AD34];[.AD$4:.AD$36];1);&quot;―&quot;)" office:value-type="float" office:value="21" calcext:value-type="float">
            <text:p>21</text:p>
          </table:table-cell>
          <table:table-cell table:formula="of:=IFERROR(COM.MICROSOFT.RANK.EQ([.AE34];[.AE$4:.AE$36];1);&quot;x&quot;)" office:value-type="float" office:value="22" calcext:value-type="float">
            <text:p>22</text:p>
          </table:table-cell>
          <table:table-cell table:style-name="ce13" table:formula="of:=IFERROR(COM.MICROSOFT.RANK.EQ([.AF34];[.AF$4:.AF$36];1);&quot;―&quot;)" office:value-type="float" office:value="22" calcext:value-type="float">
            <text:p>22</text:p>
          </table:table-cell>
          <table:table-cell table:style-name="ce13" table:formula="of:=IFERROR(COM.MICROSOFT.RANK.EQ([.AG34];[.AG$4:.AG$36];1);&quot;―&quot;)" office:value-type="float" office:value="21" calcext:value-type="float">
            <text:p>21</text:p>
          </table:table-cell>
          <table:table-cell table:style-name="ce13" table:formula="of:=IFERROR(COM.MICROSOFT.RANK.EQ([.AH34];[.AH$4:.AH$36];1);&quot;x&quot;)" office:value-type="float" office:value="22" calcext:value-type="float">
            <text:p>22</text:p>
          </table:table-cell>
          <table:table-cell table:formula="of:=COUNTA([.$A$4:.$A$1048576])*(8-COUNTIF([.AJ34:.AQ34];&quot;x&quot;))-SUM([.AJ34:.AK34])*2-SUM([.AL34];[.AN34:.AO34];[.AQ34])" office:value-type="float" office:value="76" calcext:value-type="float">
            <text:p>76</text:p>
          </table:table-cell>
          <table:table-cell table:style-name="ce11" table:formula="of:=[.C$27]/[.C34]" office:value-type="float" office:value="0.569842197545295" calcext:value-type="float">
            <text:p>0.57</text:p>
          </table:table-cell>
          <table:table-cell table:style-name="ce11" table:formula="of:=[.D$27]/[.D34]" office:value-type="float" office:value="0.0645661157024793" calcext:value-type="float">
            <text:p>0.06</text:p>
          </table:table-cell>
          <table:table-cell table:style-name="ce11" table:formula="of:=IFERROR([.AC$27]/[.AC34];0)" office:value-type="float" office:value="0.473725164704051" calcext:value-type="float">
            <text:p>0.47</text:p>
          </table:table-cell>
          <table:table-cell table:style-name="ce11" table:formula="of:=IFERROR([.AE$27]/[.AE34];0)" office:value-type="float" office:value="0.321748227362548" calcext:value-type="float">
            <text:p>0.32</text:p>
          </table:table-cell>
          <table:table-cell table:style-name="ce11" table:formula="of:=IFERROR([.AF$27]/[.AF34];0)" office:value-type="float" office:value="0.521786992019081" calcext:value-type="float">
            <text:p>0.52</text:p>
          </table:table-cell>
          <table:table-cell table:style-name="ce11" table:formula="of:=IFERROR([.AH$27]/[.AH34];0)" office:value-type="float" office:value="0.367557251908397" calcext:value-type="float">
            <text:p>0.37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lojure</text:p>
          </table:table-cell>
          <table:table-cell office:value-type="string" calcext:value-type="string">
            <text:p>CLR</text:p>
          </table:table-cell>
          <table:table-cell office:value-type="float" office:value="57852" calcext:value-type="float">
            <text:p>57852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dotimes</text:p>
          </table:table-cell>
          <table:table-cell office:value-type="float" office:value="190603" calcext:value-type="float">
            <text:p>190603</text:p>
          </table:table-cell>
          <table:table-cell office:value-type="string" calcext:value-type="string">
            <text:p>loop</text:p>
          </table:table-cell>
          <table:table-cell office:value-type="float" office:value="335500" calcext:value-type="float">
            <text:p>335500</text:p>
          </table:table-cell>
          <table:table-cell office:value-type="string" calcext:value-type="string">
            <text:p>reduce for</text:p>
          </table:table-cell>
          <table:table-cell office:value-type="float" office:value="308326" calcext:value-type="float">
            <text:p>308326</text:p>
          </table:table-cell>
          <table:table-cell office:value-type="string" calcext:value-type="string">
            <text:p>future for</text:p>
          </table:table-cell>
          <table:table-cell office:value-type="float" office:value="104617" calcext:value-type="float">
            <text:p>104617</text:p>
          </table:table-cell>
          <table:table-cell table:style-name="Default" office:value-type="string" calcext:value-type="string">
            <text:p>pmap</text:p>
          </table:table-cell>
          <table:table-cell office:value-type="float" office:value="103016" calcext:value-type="float">
            <text:p>103016</text:p>
          </table:table-cell>
          <table:table-cell table:number-columns-repeated="2" office:value-type="string" calcext:value-type="string">
            <text:p>―</text:p>
          </table:table-cell>
          <table:table-cell office:value-type="string" calcext:value-type="string">
            <text:p>dotimes</text:p>
          </table:table-cell>
          <table:table-cell office:value-type="float" office:value="468098" calcext:value-type="float">
            <text:p>468098</text:p>
          </table:table-cell>
          <table:table-cell office:value-type="string" calcext:value-type="string">
            <text:p>loop</text:p>
          </table:table-cell>
          <table:table-cell office:value-type="float" office:value="826022" calcext:value-type="float">
            <text:p>826022</text:p>
          </table:table-cell>
          <table:table-cell office:value-type="string" calcext:value-type="string">
            <text:p>reduce for</text:p>
          </table:table-cell>
          <table:table-cell office:value-type="float" office:value="766387" calcext:value-type="float">
            <text:p>766387</text:p>
          </table:table-cell>
          <table:table-cell office:value-type="string" calcext:value-type="string">
            <text:p><text:span text:style-name="T3">future</text:span><text:span text:style-name="T4"> for</text:span></text:p>
          </table:table-cell>
          <table:table-cell office:value-type="float" office:value="257496" calcext:value-type="float">
            <text:p>257496</text:p>
          </table:table-cell>
          <table:table-cell table:style-name="Default" office:value-type="string" calcext:value-type="string">
            <text:p>pmap for</text:p>
          </table:table-cell>
          <table:table-cell office:value-type="float" office:value="254110" calcext:value-type="float">
            <text:p>254110</text:p>
          </table:table-cell>
          <table:table-cell table:number-columns-repeated="2" office:value-type="string" calcext:value-type="string">
            <text:p>―</text:p>
          </table:table-cell>
          <table:table-cell table:formula="of:=IF(MIN([.F35];[.H35];[.J35])&lt;&gt;0;MIN([.F35];[.H35];[.J35]);&quot;―&quot;)" office:value-type="float" office:value="190603" calcext:value-type="float">
            <text:p>190603</text:p>
          </table:table-cell>
          <table:table-cell table:formula="of:=IF(MIN([.L35];[.N35];[.P35])&lt;&gt;0;MIN([.L35];[.N35];[.P35]);&quot;―&quot;)" office:value-type="float" office:value="103016" calcext:value-type="float">
            <text:p>103016</text:p>
          </table:table-cell>
          <table:table-cell table:formula="of:=IF(MIN([.AC35:.AD35])&lt;&gt;0;MIN([.AC35:.AD35]);&quot;―&quot;)" office:value-type="float" office:value="103016" calcext:value-type="float">
            <text:p>103016</text:p>
          </table:table-cell>
          <table:table-cell table:formula="of:=IF(MIN([.R35];[.T35];[.V35])&lt;&gt;0;MIN([.R35];[.T35];[.V35]);&quot;―&quot;)" office:value-type="float" office:value="468098" calcext:value-type="float">
            <text:p>468098</text:p>
          </table:table-cell>
          <table:table-cell table:formula="of:=IF(MIN([.X35];[.Z35];[.AB35])&lt;&gt;0;MIN([.X35];[.Z35];[.AB35]);&quot;―&quot;)" office:value-type="float" office:value="254110" calcext:value-type="float">
            <text:p>254110</text:p>
          </table:table-cell>
          <table:table-cell table:formula="of:=IF(MIN([.AF35:.AG35])&lt;&gt;0;MIN([.AF35:.AG35]);&quot;―&quot;)" office:value-type="float" office:value="254110" calcext:value-type="float">
            <text:p>254110</text:p>
          </table:table-cell>
          <table:table-cell table:style-name="ce11" table:formula="of:=[.AF35]/[.AC35]" office:value-type="float" office:value="2.45587949822406" calcext:value-type="float">
            <text:p>2.46</text:p>
          </table:table-cell>
          <table:table-cell table:style-name="ce12" table:formula="of:=COM.MICROSOFT.RANK.EQ([.C35];[.C$4:.C$36];1)" office:value-type="float" office:value="30" calcext:value-type="float">
            <text:p>30</text:p>
          </table:table-cell>
          <table:table-cell table:style-name="ce12" table:formula="of:=COM.MICROSOFT.RANK.EQ([.D35];[.D$4:.D$36];1)" office:value-type="float" office:value="33" calcext:value-type="float">
            <text:p>33</text:p>
          </table:table-cell>
          <table:table-cell table:formula="of:=IFERROR(COM.MICROSOFT.RANK.EQ([.AC35];[.AC$4:.AC$36];1);&quot;―&quot;)" office:value-type="float" office:value="28" calcext:value-type="float">
            <text:p>28</text:p>
          </table:table-cell>
          <table:table-cell table:formula="of:=IFERROR(COM.MICROSOFT.RANK.EQ([.AD35];[.AD$4:.AD$36];1);&quot;―&quot;)" office:value-type="float" office:value="28" calcext:value-type="float">
            <text:p>28</text:p>
          </table:table-cell>
          <table:table-cell table:formula="of:=IFERROR(COM.MICROSOFT.RANK.EQ([.AE35];[.AE$4:.AE$36];1);&quot;x&quot;)" office:value-type="float" office:value="29" calcext:value-type="float">
            <text:p>29</text:p>
          </table:table-cell>
          <table:table-cell table:style-name="ce13" table:formula="of:=IFERROR(COM.MICROSOFT.RANK.EQ([.AF35];[.AF$4:.AF$36];1);&quot;―&quot;)" office:value-type="float" office:value="26" calcext:value-type="float">
            <text:p>26</text:p>
          </table:table-cell>
          <table:table-cell table:style-name="ce13" table:formula="of:=IFERROR(COM.MICROSOFT.RANK.EQ([.AG35];[.AG$4:.AG$36];1);&quot;―&quot;)" office:value-type="float" office:value="26" calcext:value-type="float">
            <text:p>26</text:p>
          </table:table-cell>
          <table:table-cell table:style-name="ce13" table:formula="of:=IFERROR(COM.MICROSOFT.RANK.EQ([.AH35];[.AH$4:.AH$36];1);&quot;x&quot;)" office:value-type="float" office:value="27" calcext:value-type="float">
            <text:p>27</text:p>
          </table:table-cell>
          <table:table-cell table:formula="of:=COUNTA([.$A$4:.$A$1048576])*(8-COUNTIF([.AJ35:.AQ35];&quot;x&quot;))-SUM([.AJ35:.AK35])*2-SUM([.AL35];[.AN35:.AO35];[.AQ35])" office:value-type="float" office:value="28" calcext:value-type="float">
            <text:p>28</text:p>
          </table:table-cell>
          <table:table-cell table:style-name="ce11" table:formula="of:=[.C$27]/[.C35]" office:value-type="float" office:value="0.0337066998548019" calcext:value-type="float">
            <text:p>0.03</text:p>
          </table:table-cell>
          <table:table-cell table:style-name="ce11" table:formula="of:=[.D$27]/[.D35]" office:value-type="float" office:value="0.0393452943028014" calcext:value-type="float">
            <text:p>0.04</text:p>
          </table:table-cell>
          <table:table-cell table:style-name="ce11" table:formula="of:=IFERROR([.AC$27]/[.AC35];0)" office:value-type="float" office:value="0.0479111031830559" calcext:value-type="float">
            <text:p>0.05</text:p>
          </table:table-cell>
          <table:table-cell table:style-name="ce11" table:formula="of:=IFERROR([.AE$27]/[.AE35];0)" office:value-type="float" office:value="0.0268696124873806" calcext:value-type="float">
            <text:p>0.03</text:p>
          </table:table-cell>
          <table:table-cell table:style-name="ce11" table:formula="of:=IFERROR([.AF$27]/[.AF35];0)" office:value-type="float" office:value="0.0486052066020363" calcext:value-type="float">
            <text:p>0.05</text:p>
          </table:table-cell>
          <table:table-cell table:style-name="ce11" table:formula="of:=IFERROR([.AH$27]/[.AH35];0)" office:value-type="float" office:value="0.0265278816260674" calcext:value-type="float">
            <text:p>0.03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Clojure</text:p>
          </table:table-cell>
          <table:table-cell office:value-type="string" calcext:value-type="string">
            <text:p>Lumo(Script)</text:p>
          </table:table-cell>
          <table:table-cell office:value-type="float" office:value="1790" calcext:value-type="float">
            <text:p>179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otimes</text:p>
          </table:table-cell>
          <table:table-cell office:value-type="float" office:value="135896" calcext:value-type="float">
            <text:p>135896</text:p>
          </table:table-cell>
          <table:table-cell office:value-type="string" calcext:value-type="string">
            <text:p>loop</text:p>
          </table:table-cell>
          <table:table-cell office:value-type="float" office:value="135669" calcext:value-type="float">
            <text:p>135669</text:p>
          </table:table-cell>
          <table:table-cell office:value-type="string" calcext:value-type="string">
            <text:p>reduce for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cluster dotimes</text:p>
          </table:table-cell>
          <table:table-cell office:value-type="float" office:value="54642" calcext:value-type="float">
            <text:p>54642</text:p>
          </table:table-cell>
          <table:table-cell table:number-columns-repeated="4" office:value-type="string" calcext:value-type="string">
            <text:p>―</text:p>
          </table:table-cell>
          <table:table-cell office:value-type="string" calcext:value-type="string">
            <text:p>dotimes</text:p>
          </table:table-cell>
          <table:table-cell office:value-type="float" office:value="243845" calcext:value-type="float">
            <text:p>243845</text:p>
          </table:table-cell>
          <table:table-cell office:value-type="string" calcext:value-type="string">
            <text:p>loop</text:p>
          </table:table-cell>
          <table:table-cell office:value-type="float" office:value="243748" calcext:value-type="float">
            <text:p>243748</text:p>
          </table:table-cell>
          <table:table-cell office:value-type="string" calcext:value-type="string">
            <text:p>reduce for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cluster dotimes</text:p>
          </table:table-cell>
          <table:table-cell office:value-type="float" office:value="134532" calcext:value-type="float">
            <text:p>134532</text:p>
          </table:table-cell>
          <table:table-cell table:number-columns-repeated="4" office:value-type="string" calcext:value-type="string">
            <text:p>―</text:p>
          </table:table-cell>
          <table:table-cell table:formula="of:=IF(MIN([.F36];[.H36];[.J36])&lt;&gt;0;MIN([.F36];[.H36];[.J36]);&quot;―&quot;)" office:value-type="float" office:value="135669" calcext:value-type="float">
            <text:p>135669</text:p>
          </table:table-cell>
          <table:table-cell table:style-name="ce13" table:formula="of:=IF(MIN([.L36];[.N36];[.P36])&lt;&gt;0;MIN([.L36];[.N36];[.P36]);&quot;―&quot;)" office:value-type="float" office:value="54642" calcext:value-type="float">
            <text:p>54642</text:p>
          </table:table-cell>
          <table:table-cell table:formula="of:=IF(MIN([.AC36:.AD36])&lt;&gt;0;MIN([.AC36:.AD36]);&quot;―&quot;)" office:value-type="float" office:value="54642" calcext:value-type="float">
            <text:p>54642</text:p>
          </table:table-cell>
          <table:table-cell table:formula="of:=IF(MIN([.R36];[.T36];[.V36])&lt;&gt;0;MIN([.R36];[.T36];[.V36]);&quot;―&quot;)" office:value-type="float" office:value="243748" calcext:value-type="float">
            <text:p>243748</text:p>
          </table:table-cell>
          <table:table-cell table:style-name="ce13" table:formula="of:=IF(MIN([.X36];[.Z36];[.AB36])&lt;&gt;0;MIN([.X36];[.Z36];[.AB36]);&quot;―&quot;)" office:value-type="float" office:value="134532" calcext:value-type="float">
            <text:p>134532</text:p>
          </table:table-cell>
          <table:table-cell table:formula="of:=IF(MIN([.AF36:.AG36])&lt;&gt;0;MIN([.AF36:.AG36]);&quot;―&quot;)" office:value-type="float" office:value="134532" calcext:value-type="float">
            <text:p>134532</text:p>
          </table:table-cell>
          <table:table-cell table:style-name="ce11" table:formula="of:=[.AF36]/[.AC36]" office:value-type="float" office:value="1.79663740427069" calcext:value-type="float">
            <text:p>1.80</text:p>
          </table:table-cell>
          <table:table-cell table:style-name="ce12" table:formula="of:=COM.MICROSOFT.RANK.EQ([.C36];[.C$4:.C$36];1)" office:value-type="float" office:value="18" calcext:value-type="float">
            <text:p>18</text:p>
          </table:table-cell>
          <table:table-cell table:style-name="ce12" table:formula="of:=COM.MICROSOFT.RANK.EQ([.D36];[.D$4:.D$36];1)" office:value-type="float" office:value="22" calcext:value-type="float">
            <text:p>22</text:p>
          </table:table-cell>
          <table:table-cell table:formula="of:=IFERROR(COM.MICROSOFT.RANK.EQ([.AC36];[.AC$4:.AC$36];1);&quot;―&quot;)" office:value-type="float" office:value="26" calcext:value-type="float">
            <text:p>26</text:p>
          </table:table-cell>
          <table:table-cell table:formula="of:=IFERROR(COM.MICROSOFT.RANK.EQ([.AD36];[.AD$4:.AD$36];1);&quot;―&quot;)" office:value-type="float" office:value="27" calcext:value-type="float">
            <text:p>27</text:p>
          </table:table-cell>
          <table:table-cell table:formula="of:=IFERROR(COM.MICROSOFT.RANK.EQ([.AE36];[.AE$4:.AE$36];1);&quot;x&quot;)" office:value-type="float" office:value="28" calcext:value-type="float">
            <text:p>28</text:p>
          </table:table-cell>
          <table:table-cell table:style-name="ce13" table:formula="of:=IFERROR(COM.MICROSOFT.RANK.EQ([.AF36];[.AF$4:.AF$36];1);&quot;―&quot;)" office:value-type="float" office:value="24" calcext:value-type="float">
            <text:p>24</text:p>
          </table:table-cell>
          <table:table-cell table:style-name="ce13" table:formula="of:=IFERROR(COM.MICROSOFT.RANK.EQ([.AG36];[.AG$4:.AG$36];1);&quot;―&quot;)" office:value-type="float" office:value="25" calcext:value-type="float">
            <text:p>25</text:p>
          </table:table-cell>
          <table:table-cell table:style-name="ce13" table:formula="of:=IFERROR(COM.MICROSOFT.RANK.EQ([.AH36];[.AH$4:.AH$36];1);&quot;x&quot;)" office:value-type="float" office:value="26" calcext:value-type="float">
            <text:p>26</text:p>
          </table:table-cell>
          <table:table-cell table:formula="of:=COUNTA([.$A$4:.$A$1048576])*(8-COUNTIF([.AJ36:.AQ36];&quot;x&quot;))-SUM([.AJ36:.AK36])*2-SUM([.AL36];[.AN36:.AO36];[.AQ36])" office:value-type="float" office:value="80" calcext:value-type="float">
            <text:p>80</text:p>
          </table:table-cell>
          <table:table-cell table:style-name="ce11" table:formula="of:=[.C$27]/[.C36]" office:value-type="float" office:value="1.08938547486034" calcext:value-type="float">
            <text:p>1.09</text:p>
          </table:table-cell>
          <table:table-cell table:style-name="ce11" table:formula="of:=[.D$27]/[.D36]" office:value-type="float" office:value="0.211864406779661" calcext:value-type="float">
            <text:p>0.21</text:p>
          </table:table-cell>
          <table:table-cell table:style-name="ce11" table:formula="of:=IFERROR([.AC$27]/[.AC36];0)" office:value-type="float" office:value="0.0673108816310285" calcext:value-type="float">
            <text:p>0.07</text:p>
          </table:table-cell>
          <table:table-cell table:style-name="ce11" table:formula="of:=IFERROR([.AE$27]/[.AE36];0)" office:value-type="float" office:value="0.0506570037699938" calcext:value-type="float">
            <text:p>0.05</text:p>
          </table:table-cell>
          <table:table-cell table:style-name="ce11" table:formula="of:=IFERROR([.AF$27]/[.AF36];0)" office:value-type="float" office:value="0.0933423043471126" calcext:value-type="float">
            <text:p>0.09</text:p>
          </table:table-cell>
          <table:table-cell table:style-name="ce11" table:formula="of:=IFERROR([.AH$27]/[.AH36];0)" office:value-type="float" office:value="0.0501070377308001" calcext:value-type="float">
            <text:p>0.05</text:p>
          </table:table-cell>
          <table:table-cell table:number-columns-repeated="967"/>
        </table:table-row>
        <table:table-row table:style-name="ro2" table:number-rows-repeated="1048539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fib(40)" table:style-name="ta1">
        <office:forms form:automatic-focus="false" form:apply-design-mode="false"/>
        <table:shapes>
          <draw:frame draw:z-index="0" draw:style-name="gr1" draw:text-style-name="P1" svg:width="222.75mm" svg:height="147.69mm" svg:x="48.73mm" svg:y="0mm">
            <draw:object draw:notify-on-update-of-ranges="'fib(40)'.A1:'fib(40)'.A33 'fib(40)'.B1:'fib(40)'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ce3"/>
        <table:table-row table:style-name="ro2">
          <table:table-cell office:value-type="string" calcext:value-type="string">
            <text:p>CommonLisp/CLISP</text:p>
          </table:table-cell>
          <table:table-cell table:style-name="ce6" office:value-type="float" office:value="84496" calcext:value-type="float">
            <text:p>84496</text:p>
          </table:table-cell>
        </table:table-row>
        <table:table-row table:style-name="ro2">
          <table:table-cell office:value-type="string" calcext:value-type="string">
            <text:p>VBScript/VBScript(WSH)</text:p>
          </table:table-cell>
          <table:table-cell office:value-type="float" office:value="69541" calcext:value-type="float">
            <text:p>69541</text:p>
          </table:table-cell>
        </table:table-row>
        <table:table-row table:style-name="ro2">
          <table:table-cell office:value-type="string" calcext:value-type="string">
            <text:p>JavaScript/JScript(WSH)</text:p>
          </table:table-cell>
          <table:table-cell office:value-type="float" office:value="63070" calcext:value-type="float">
            <text:p>63070</text:p>
          </table:table-cell>
        </table:table-row>
        <table:table-row table:style-name="ro2">
          <table:table-cell office:value-type="string" calcext:value-type="string">
            <text:p>Clojure/CLR</text:p>
          </table:table-cell>
          <table:table-cell office:value-type="float" office:value="57852" calcext:value-type="float">
            <text:p>57852</text:p>
          </table:table-cell>
        </table:table-row>
        <table:table-row table:style-name="ro2">
          <table:table-cell office:value-type="string" calcext:value-type="string">
            <text:p>HSP3/HSP3(mist)</text:p>
          </table:table-cell>
          <table:table-cell office:value-type="float" office:value="50120" calcext:value-type="float">
            <text:p>50120</text:p>
          </table:table-cell>
        </table:table-row>
        <table:table-row table:style-name="ro2">
          <table:table-cell office:value-type="string" calcext:value-type="string">
            <text:p>Python3/CPython</text:p>
          </table:table-cell>
          <table:table-cell office:value-type="float" office:value="44855" calcext:value-type="float">
            <text:p>44855</text:p>
          </table:table-cell>
        </table:table-row>
        <table:table-row table:style-name="ro2">
          <table:table-cell office:value-type="string" calcext:value-type="string">
            <text:p>Python3/CPython(pyc)</text:p>
          </table:table-cell>
          <table:table-cell office:value-type="float" office:value="44293" calcext:value-type="float">
            <text:p>44293</text:p>
          </table:table-cell>
        </table:table-row>
        <table:table-row table:style-name="ro2">
          <table:table-cell office:value-type="string" calcext:value-type="string">
            <text:p>CommonLisp/CLISP(fas)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2">
          <table:table-cell office:value-type="string" calcext:value-type="string">
            <text:p>Scheme/Sagittarius Scheme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2">
          <table:table-cell office:value-type="string" calcext:value-type="string">
            <text:p>Scheme/Gauche</text:p>
          </table:table-cell>
          <table:table-cell office:value-type="float" office:value="8454" calcext:value-type="float">
            <text:p>8454</text:p>
          </table:table-cell>
        </table:table-row>
        <table:table-row table:style-name="ro2">
          <table:table-cell office:value-type="string" calcext:value-type="string">
            <text:p>C#Script/.Net Framework</text:p>
          </table:table-cell>
          <table:table-cell office:value-type="float" office:value="4394" calcext:value-type="float">
            <text:p>4394</text:p>
          </table:table-cell>
        </table:table-row>
        <table:table-row table:style-name="ro2">
          <table:table-cell office:value-type="string" calcext:value-type="string">
            <text:p>Clojure/Boot(JVM)</text:p>
          </table:table-cell>
          <table:table-cell office:value-type="float" office:value="3422" calcext:value-type="float">
            <text:p>3422</text:p>
          </table:table-cell>
        </table:table-row>
        <table:table-row table:style-name="ro2">
          <table:table-cell office:value-type="string" calcext:value-type="string">
            <text:p>Python3/PyPy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string" calcext:value-type="string">
            <text:p>CommonLisp/SBCL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string" calcext:value-type="string">
            <text:p>CommonLisp/SBCL(fasl)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string" calcext:value-type="string">
            <text:p>Clojure/Lumo(Script)</text:p>
          </table:table-cell>
          <table:table-cell office:value-type="float" office:value="1790" calcext:value-type="float">
            <text:p>1790</text:p>
          </table:table-cell>
        </table:table-row>
        <table:table-row table:style-name="ro2">
          <table:table-cell office:value-type="string" calcext:value-type="string">
            <text:p>Python3/CPython(Numba)</text:p>
          </table:table-cell>
          <table:table-cell office:value-type="float" office:value="1421" calcext:value-type="float">
            <text:p>1421</text:p>
          </table:table-cell>
        </table:table-row>
        <table:table-row table:style-name="ro2">
          <table:table-cell office:value-type="string" calcext:value-type="string">
            <text:p>Python3/CPython(Numba:pyc)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JavaScript/Node.js(ChakraCore)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string" calcext:value-type="string">
            <text:p>JavaScript/JScript(WSH:Chakra)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JavaScript/Node.js</text:p>
          </table:table-cell>
          <table:table-cell office:value-type="float" office:value="1119" calcext:value-type="float">
            <text:p>1119</text:p>
          </table:table-cell>
        </table:table-row>
        <table:table-row table:style-name="ro2">
          <table:table-cell office:value-type="string" calcext:value-type="string">
            <text:p>JavaScript/Node.js(uglifyjs)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string" calcext:value-type="string">
            <text:p>CommonLisp/CCL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VB/Mono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string" calcext:value-type="string">
            <text:p>C#/Mono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VB/.Net Core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string" calcext:value-type="string">
            <text:p>VB/.Net Framework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C#/.Net Core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table:style-name="Default" office:value-type="string" calcext:value-type="string">
            <text:p>C#/.Net Framework</text:p>
          </table:table-cell>
          <table:table-cell table:style-name="Default" office:value-type="float" office:value="664" calcext:value-type="float">
            <text:p>664</text:p>
          </table:table-cell>
        </table:table-row>
        <table:table-row table:style-name="ro2">
          <table:table-cell table:style-name="Default" office:value-type="string" calcext:value-type="string">
            <text:p>Dlang/LDC</text:p>
          </table:table-cell>
          <table:table-cell table:style-name="Default" office:value-type="float" office:value="556" calcext:value-type="float">
            <text:p>556</text:p>
          </table:table-cell>
        </table:table-row>
        <table:table-row table:style-name="ro2">
          <table:table-cell table:style-name="Default" office:value-type="string" calcext:value-type="string">
            <text:p>C++/Clang</text:p>
          </table:table-cell>
          <table:table-cell table:style-name="Default" office:value-type="float" office:value="549" calcext:value-type="float">
            <text:p>549</text:p>
          </table:table-cell>
        </table:table-row>
        <table:table-row table:style-name="ro2">
          <table:table-cell table:style-name="Default" office:value-type="string" calcext:value-type="string">
            <text:p>C++/VC++</text:p>
          </table:table-cell>
          <table:table-cell table:style-name="Default" office:value-type="float" office:value="499" calcext:value-type="float">
            <text:p>499</text:p>
          </table:table-cell>
        </table:table-row>
        <table:table-row table:style-name="ro2">
          <table:table-cell table:style-name="Default" office:value-type="string" calcext:value-type="string">
            <text:p>Dlang/DMD</text:p>
          </table:table-cell>
          <table:table-cell table:style-name="Default" office:value-type="float" office:value="478" calcext:value-type="float">
            <text:p>478</text:p>
          </table:table-cell>
        </table:table-row>
      </table:table>
      <table:table table:name="tarai(12,6,0)" table:style-name="ta1">
        <office:forms form:automatic-focus="false" form:apply-design-mode="false"/>
        <table:shapes>
          <draw:frame draw:z-index="0" draw:style-name="gr1" draw:text-style-name="P1" svg:width="223.12mm" svg:height="148.22mm" svg:x="46.16mm" svg:y="0mm">
            <draw:object draw:notify-on-update-of-ranges="'tarai(12,6,0)'.A1:'tarai(12,6,0)'.A33 'tarai(12,6,0)'.B1:'tarai(12,6,0)'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2" table:default-cell-style-name="ce3"/>
        <table:table-row table:style-name="ro2">
          <table:table-cell office:value-type="string" calcext:value-type="string">
            <text:p>Clojure/CLR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string" calcext:value-type="string">
            <text:p>CommonLisp/CLISP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string" calcext:value-type="string">
            <text:p>VBScript/VBScript(WSH)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string" calcext:value-type="string">
            <text:p>JavaScript/JScript(WSH)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string" calcext:value-type="string">
            <text:p>HSP3/HSP3(mist)</text:p>
          </table:table-cell>
          <table:table-cell office:value-type="float" office:value="2242" calcext:value-type="float">
            <text:p>2242</text:p>
          </table:table-cell>
        </table:table-row>
        <table:table-row table:style-name="ro2">
          <table:table-cell office:value-type="string" calcext:value-type="string">
            <text:p>Clojure/Boot(JVM)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string" calcext:value-type="string">
            <text:p>Python3/CPython(pyc)</text:p>
          </table:table-cell>
          <table:table-cell office:value-type="float" office:value="1674" calcext:value-type="float">
            <text:p>1674</text:p>
          </table:table-cell>
        </table:table-row>
        <table:table-row table:style-name="ro2">
          <table:table-cell office:value-type="string" calcext:value-type="string">
            <text:p>Python3/CPython</text:p>
          </table:table-cell>
          <table:table-cell office:value-type="float" office:value="1659" calcext:value-type="float">
            <text:p>1659</text:p>
          </table:table-cell>
        </table:table-row>
        <table:table-row table:style-name="ro2">
          <table:table-cell office:value-type="string" calcext:value-type="string">
            <text:p>C#Script/.Net Framework</text:p>
          </table:table-cell>
          <table:table-cell office:value-type="float" office:value="988" calcext:value-type="float">
            <text:p>988</text:p>
          </table:table-cell>
        </table:table-row>
        <table:table-row table:style-name="ro2">
          <table:table-cell office:value-type="string" calcext:value-type="string">
            <text:p>Python3/CPython(Numba)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Python3/CPython(Numba:pyc)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Clojure/Lumo(Script)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CommonLisp/CLISP(fas)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Scheme/Sagittarius Scheme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Python3/PyPy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string" calcext:value-type="string">
            <text:p>Scheme/Gauche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JavaScript/Node.js(ChakraCore)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JavaScript/Node.js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JavaScript/Node.js(uglifyjs)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VB/Mono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#/Mono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CommonLisp/SBCL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CommonLisp/SBCL(fasl)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JavaScript/JScript(WSH:Chakra)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VB/.Net Cor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CommonLisp/CCL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C#/.Net Core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VB/.Net Framework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C#/.Net Framework</text:p>
          </table:table-cell>
          <table:table-cell table:style-name="Default"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Dlang/DMD</text:p>
          </table:table-cell>
          <table:table-cell table:style-name="Default" office:value-type="float" office:value="44" calcext:value-type="float">
            <text:p>44</text:p>
          </table:table-cell>
        </table:table-row>
        <table:table-row table:style-name="ro2">
          <table:table-cell table:style-name="Default" office:value-type="string" calcext:value-type="string">
            <text:p>Dlang/LDC</text:p>
          </table:table-cell>
          <table:table-cell table:style-name="Default" office:value-type="float" office:value="40" calcext:value-type="float">
            <text:p>40</text:p>
          </table:table-cell>
        </table:table-row>
        <table:table-row table:style-name="ro2">
          <table:table-cell table:style-name="Default" office:value-type="string" calcext:value-type="string">
            <text:p>C++/VC++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2">
          <table:table-cell table:style-name="Default" office:value-type="string" calcext:value-type="string">
            <text:p>C++/Clang</text:p>
          </table:table-cell>
          <table:table-cell table:style-name="Default" office:value-type="float" office:value="30" calcext:value-type="float">
            <text:p>30</text:p>
          </table:table-cell>
        </table:table-row>
      </table:table>
      <table:table table:name="2T++" table:style-name="ta1">
        <office:forms form:automatic-focus="false" form:apply-design-mode="false"/>
        <table:shapes>
          <draw:frame draw:z-index="0" draw:style-name="gr1" draw:text-style-name="P1" svg:width="226.79mm" svg:height="418.89mm" svg:x="78.61mm" svg:y="0mm">
            <draw:object draw:notify-on-update-of-ranges="'2T++'.A1:'2T++'.A100 '2T++'.B1:'2T++'.B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8" table:number-columns-repeated="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Clojure/Lumo(Script):reduce for</text:p>
          </table:table-cell>
          <table:table-cell office:value-type="float" office:value="9999999" calcext:value-type="float">
            <text:p>99999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JScript(WSH):for</text:p>
          </table:table-cell>
          <table:table-cell office:value-type="float" office:value="378148" calcext:value-type="float">
            <text:p>37814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CLR:loop</text:p>
          </table:table-cell>
          <table:table-cell office:value-type="float" office:value="335500" calcext:value-type="float">
            <text:p>33550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CLR:reduce for</text:p>
          </table:table-cell>
          <table:table-cell office:value-type="float" office:value="308326" calcext:value-type="float">
            <text:p>3083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pyc):for</text:p>
          </table:table-cell>
          <table:table-cell office:value-type="float" office:value="233142" calcext:value-type="float">
            <text:p>2331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SP3/HSP3(mist):for</text:p>
          </table:table-cell>
          <table:table-cell office:value-type="float" office:value="230619" calcext:value-type="float">
            <text:p>2306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:for</text:p>
          </table:table-cell>
          <table:table-cell office:value-type="float" office:value="223812" calcext:value-type="float">
            <text:p>2238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CLR:dotimes</text:p>
          </table:table-cell>
          <table:table-cell office:value-type="float" office:value="190603" calcext:value-type="float">
            <text:p>1906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Script/VBScript(WSH):For</text:p>
          </table:table-cell>
          <table:table-cell office:value-type="float" office:value="169958" calcext:value-type="float">
            <text:p>16995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Lumo(Script):dotimes</text:p>
          </table:table-cell>
          <table:table-cell office:value-type="float" office:value="135896" calcext:value-type="float">
            <text:p>1358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Lumo(Script):loop</text:p>
          </table:table-cell>
          <table:table-cell office:value-type="float" office:value="135669" calcext:value-type="float">
            <text:p>1356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:future Thread </text:p>
          </table:table-cell>
          <table:table-cell office:value-type="float" office:value="128644" calcext:value-type="float">
            <text:p>12864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pyc):future Thread </text:p>
          </table:table-cell>
          <table:table-cell office:value-type="float" office:value="121902" calcext:value-type="float">
            <text:p>12190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CLR:future for</text:p>
          </table:table-cell>
          <table:table-cell office:value-type="float" office:value="104617" calcext:value-type="float">
            <text:p>1046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CLR:pmap for</text:p>
          </table:table-cell>
          <table:table-cell office:value-type="float" office:value="103016" calcext:value-type="float">
            <text:p>1030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SP3/HSP3(mist):repeat</text:p>
          </table:table-cell>
          <table:table-cell office:value-type="float" office:value="68703" calcext:value-type="float">
            <text:p>687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Lumo(Script):cluster dotimes</text:p>
          </table:table-cell>
          <table:table-cell table:style-name="ce3" office:value-type="float" office:value="54642" calcext:value-type="float">
            <text:p>546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Sagittarius Scheme:let loop</text:p>
          </table:table-cell>
          <table:table-cell office:value-type="float" office:value="47010" calcext:value-type="float">
            <text:p>470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Sagittarius Scheme:do</text:p>
          </table:table-cell>
          <table:table-cell office:value-type="float" office:value="45980" calcext:value-type="float">
            <text:p>459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Gauche:do</text:p>
          </table:table-cell>
          <table:table-cell office:value-type="float" office:value="42334" calcext:value-type="float">
            <text:p>4233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Gauche:let loop</text:p>
          </table:table-cell>
          <table:table-cell office:value-type="float" office:value="41368" calcext:value-type="float">
            <text:p>413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SP3/HSP3(mist):mstThread </text:p>
          </table:table-cell>
          <table:table-cell office:value-type="float" office:value="37222" calcext:value-type="float">
            <text:p>372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:future Process</text:p>
          </table:table-cell>
          <table:table-cell office:value-type="float" office:value="34478" calcext:value-type="float">
            <text:p>3447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pyc):future Process</text:p>
          </table:table-cell>
          <table:table-cell office:value-type="float" office:value="34380" calcext:value-type="float">
            <text:p>343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Boot(JVM):dotimes</text:p>
          </table:table-cell>
          <table:table-cell office:value-type="float" office:value="30847" calcext:value-type="float">
            <text:p>3084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Boot(JVM):loop</text:p>
          </table:table-cell>
          <table:table-cell office:value-type="float" office:value="30607" calcext:value-type="float">
            <text:p>306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Sagittarius Scheme:SRFI-18 thread</text:p>
          </table:table-cell>
          <table:table-cell office:value-type="float" office:value="27741" calcext:value-type="float">
            <text:p>2774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eme/Gauche:SRFI-18 thread</text:p>
          </table:table-cell>
          <table:table-cell office:value-type="float" office:value="23295" calcext:value-type="float">
            <text:p>232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Boot(JVM):reduce for</text:p>
          </table:table-cell>
          <table:table-cell office:value-type="float" office:value="19277" calcext:value-type="float">
            <text:p>192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do</text:p>
          </table:table-cell>
          <table:table-cell office:value-type="float" office:value="14219" calcext:value-type="float">
            <text:p>142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loop for</text:p>
          </table:table-cell>
          <table:table-cell office:value-type="float" office:value="13438" calcext:value-type="float">
            <text:p>1343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do</text:p>
          </table:table-cell>
          <table:table-cell office:value-type="float" office:value="13098" calcext:value-type="float">
            <text:p>130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loop for</text:p>
          </table:table-cell>
          <table:table-cell office:value-type="float" office:value="12521" calcext:value-type="float">
            <text:p>125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dotimes</text:p>
          </table:table-cell>
          <table:table-cell office:value-type="float" office:value="9816" calcext:value-type="float">
            <text:p>98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dotimes</text:p>
          </table:table-cell>
          <table:table-cell office:value-type="float" office:value="9132" calcext:value-type="float">
            <text:p>913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Boot(JVM):future for</text:p>
          </table:table-cell>
          <table:table-cell office:value-type="float" office:value="8641" calcext:value-type="float">
            <text:p>864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ojure/Boot(JVM):pmap for</text:p>
          </table:table-cell>
          <table:table-cell office:value-type="float" office:value="8603" calcext:value-type="float">
            <text:p>86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Script/.Net Framework:for</text:p>
          </table:table-cell>
          <table:table-cell office:value-type="float" office:value="8094" calcext:value-type="float">
            <text:p>80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JScript(WSH:Chakra):for</text:p>
          </table:table-cell>
          <table:table-cell office:value-type="float" office:value="6389" calcext:value-type="float">
            <text:p>63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dotimes</text:p>
          </table:table-cell>
          <table:table-cell office:value-type="float" office:value="6278" calcext:value-type="float">
            <text:p>627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do</text:p>
          </table:table-cell>
          <table:table-cell office:value-type="float" office:value="5135" calcext:value-type="float">
            <text:p>513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PyPy:future Thread </text:p>
          </table:table-cell>
          <table:table-cell office:value-type="float" office:value="3638" calcext:value-type="float">
            <text:p>363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sb-thread do</text:p>
          </table:table-cell>
          <table:table-cell office:value-type="float" office:value="3563" calcext:value-type="float">
            <text:p>356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sb-thread do</text:p>
          </table:table-cell>
          <table:table-cell office:value-type="float" office:value="3557" calcext:value-type="float">
            <text:p>35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PyPy:for</text:p>
          </table:table-cell>
          <table:table-cell office:value-type="float" office:value="3524" calcext:value-type="float">
            <text:p>35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sb-thread loop for</text:p>
          </table:table-cell>
          <table:table-cell office:value-type="float" office:value="3261" calcext:value-type="float">
            <text:p>32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sb-thread loop for</text:p>
          </table:table-cell>
          <table:table-cell office:value-type="float" office:value="3253" calcext:value-type="float">
            <text:p>32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:sb-thread dotimes</text:p>
          </table:table-cell>
          <table:table-cell office:value-type="float" office:value="2768" calcext:value-type="float">
            <text:p>27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SBCL(fasl):sb-thread dotimes</text:p>
          </table:table-cell>
          <table:table-cell office:value-type="float" office:value="2762" calcext:value-type="float">
            <text:p>27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loop for</text:p>
          </table:table-cell>
          <table:table-cell office:value-type="float" office:value="2593" calcext:value-type="float">
            <text:p>259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ChakraCore):Promise</text:p>
          </table:table-cell>
          <table:table-cell office:value-type="float" office:value="2370" calcext:value-type="float">
            <text:p>237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Script/.Net Framework:Task</text:p>
          </table:table-cell>
          <table:table-cell office:value-type="float" office:value="1897" calcext:value-type="float">
            <text:p>18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Script/.Net Framework:Parallel.For </text:p>
          </table:table-cell>
          <table:table-cell office:value-type="float" office:value="1869" calcext:value-type="float">
            <text:p>18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process dotimes</text:p>
          </table:table-cell>
          <table:table-cell office:value-type="float" office:value="1723" calcext:value-type="float">
            <text:p>172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process do</text:p>
          </table:table-cell>
          <table:table-cell office:value-type="float" office:value="1417" calcext:value-type="float">
            <text:p>14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uglifyjs):for</text:p>
          </table:table-cell>
          <table:table-cell office:value-type="float" office:value="1356" calcext:value-type="float">
            <text:p>13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:for</text:p>
          </table:table-cell>
          <table:table-cell office:value-type="float" office:value="1318" calcext:value-type="float">
            <text:p>13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:Promise</text:p>
          </table:table-cell>
          <table:table-cell office:value-type="float" office:value="1294" calcext:value-type="float">
            <text:p>12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uglifyjs):Promise</text:p>
          </table:table-cell>
          <table:table-cell office:value-type="float" office:value="1293" calcext:value-type="float">
            <text:p>129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ChakraCore):for</text:p>
          </table:table-cell>
          <table:table-cell office:value-type="float" office:value="1262" calcext:value-type="float">
            <text:p>12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Mono:For</text:p>
          </table:table-cell>
          <table:table-cell office:value-type="float" office:value="1245" calcext:value-type="float">
            <text:p>124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Mono:for</text:p>
          </table:table-cell>
          <table:table-cell office:value-type="float" office:value="816" calcext:value-type="float">
            <text:p>8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monLisp/CCL:process loop for</text:p>
          </table:table-cell>
          <table:table-cell office:value-type="float" office:value="730" calcext:value-type="float">
            <text:p>73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ChakraCore):cluster </text:p>
          </table:table-cell>
          <table:table-cell office:value-type="float" office:value="646" calcext:value-type="float">
            <text:p>64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Core:for</text:p>
          </table:table-cell>
          <table:table-cell office:value-type="float" office:value="616" calcext:value-type="float">
            <text:p>6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Core:For</text:p>
          </table:table-cell>
          <table:table-cell office:value-type="float" office:value="613" calcext:value-type="float">
            <text:p>6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Framework:for</text:p>
          </table:table-cell>
          <table:table-cell office:value-type="float" office:value="601" calcext:value-type="float">
            <text:p>6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DMD:for</text:p>
          </table:table-cell>
          <table:table-cell office:value-type="float" office:value="598" calcext:value-type="float">
            <text:p>5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Framework:For</text:p>
          </table:table-cell>
          <table:table-cell office:value-type="float" office:value="598" calcext:value-type="float">
            <text:p>5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:pyc):for</text:p>
          </table:table-cell>
          <table:table-cell office:value-type="float" office:value="571" calcext:value-type="float">
            <text:p>5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):for</text:p>
          </table:table-cell>
          <table:table-cell office:value-type="float" office:value="569" calcext:value-type="float">
            <text:p>5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):future Process</text:p>
          </table:table-cell>
          <table:table-cell office:value-type="float" office:value="561" calcext:value-type="float">
            <text:p>5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:pyc):future Process</text:p>
          </table:table-cell>
          <table:table-cell office:value-type="float" office:value="560" calcext:value-type="float">
            <text:p>56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):future Thread </text:p>
          </table:table-cell>
          <table:table-cell office:value-type="float" office:value="557" calcext:value-type="float">
            <text:p>5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ython3/CPython(Numba:pyc):future Thread </text:p>
          </table:table-cell>
          <table:table-cell office:value-type="float" office:value="557" calcext:value-type="float">
            <text:p>5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(uglifyjs):cluster </text:p>
          </table:table-cell>
          <table:table-cell office:value-type="float" office:value="542" calcext:value-type="float">
            <text:p>5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vaScript/Node.js:cluster </text:p>
          </table:table-cell>
          <table:table-cell office:value-type="float" office:value="539" calcext:value-type="float">
            <text:p>53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Mono:Parallel.For </text:p>
          </table:table-cell>
          <table:table-cell office:value-type="float" office:value="429" calcext:value-type="float">
            <text:p>4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Mono:Task</text:p>
          </table:table-cell>
          <table:table-cell office:value-type="float" office:value="316" calcext:value-type="float">
            <text:p>3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Mono:Parallel.For </text:p>
          </table:table-cell>
          <table:table-cell office:value-type="float" office:value="281" calcext:value-type="float">
            <text:p>28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Mono:Task</text:p>
          </table:table-cell>
          <table:table-cell office:value-type="float" office:value="278" calcext:value-type="float">
            <text:p>27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Core:Parallel.For </text:p>
          </table:table-cell>
          <table:table-cell office:value-type="float" office:value="208" calcext:value-type="float">
            <text:p>2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Core:Parallel.For </text:p>
          </table:table-cell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Core:Task</text:p>
          </table:table-cell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Core:Task</text:p>
          </table:table-cell>
          <table:table-cell office:value-type="float" office:value="203" calcext:value-type="float">
            <text:p>2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Framework:Parallel.For </text:p>
          </table:table-cell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B/.Net Framework:Task</text:p>
          </table:table-cell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Framework:Parallel.For </text:p>
          </table:table-cell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#/.Net Framework:Task</text:p>
          </table:table-cell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DMD:parallel foreach </text:p>
          </table:table-cell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DMD:Thread </text:p>
          </table:table-cell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LDC:Thread 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LDC:for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lang/LDC:parallel foreach 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VC++:parallel for(OpenMP) 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VC++:future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Clang:future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VC++:for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Clang:for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++/Clang:parallel for(OpenMP) 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table table:name="5T++" table:style-name="ta1">
        <office:forms form:automatic-focus="false" form:apply-design-mode="false"/>
        <table:shapes>
          <draw:frame draw:z-index="0" draw:style-name="gr1" draw:text-style-name="P1" svg:width="224.81mm" svg:height="419.15mm" svg:x="59mm" svg:y="0mm">
            <draw:object draw:notify-on-update-of-ranges="'5T++'.A1:'5T++'.A100 '5T++'.B1:'5T++'.B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lojure/Lumo(Script):reduce for</text:p>
          </table:table-cell>
          <table:table-cell office:value-type="float" office:value="9999999" calcext:value-type="float">
            <text:p>9999999</text:p>
          </table:table-cell>
        </table:table-row>
        <table:table-row table:style-name="ro2">
          <table:table-cell office:value-type="string" calcext:value-type="string">
            <text:p>Scheme/Sagittarius Scheme:SRFI-18 thread</text:p>
          </table:table-cell>
          <table:table-cell office:value-type="float" office:value="1663570" calcext:value-type="float">
            <text:p>1663570</text:p>
          </table:table-cell>
        </table:table-row>
        <table:table-row table:style-name="ro2">
          <table:table-cell office:value-type="string" calcext:value-type="string">
            <text:p>Clojure/CLR:loop</text:p>
          </table:table-cell>
          <table:table-cell office:value-type="float" office:value="826022" calcext:value-type="float">
            <text:p>826022</text:p>
          </table:table-cell>
        </table:table-row>
        <table:table-row table:style-name="ro2">
          <table:table-cell office:value-type="string" calcext:value-type="string">
            <text:p>Clojure/CLR:reduce for</text:p>
          </table:table-cell>
          <table:table-cell office:value-type="float" office:value="766387" calcext:value-type="float">
            <text:p>766387</text:p>
          </table:table-cell>
        </table:table-row>
        <table:table-row table:style-name="ro2">
          <table:table-cell office:value-type="string" calcext:value-type="string">
            <text:p>Scheme/Gauche:let loop</text:p>
          </table:table-cell>
          <table:table-cell office:value-type="float" office:value="692058" calcext:value-type="float">
            <text:p>692058</text:p>
          </table:table-cell>
        </table:table-row>
        <table:table-row table:style-name="ro2">
          <table:table-cell office:value-type="string" calcext:value-type="string">
            <text:p>Scheme/Gauche:do</text:p>
          </table:table-cell>
          <table:table-cell office:value-type="float" office:value="680936" calcext:value-type="float">
            <text:p>680936</text:p>
          </table:table-cell>
        </table:table-row>
        <table:table-row table:style-name="ro2">
          <table:table-cell office:value-type="string" calcext:value-type="string">
            <text:p>HSP3/HSP3(mist):while</text:p>
          </table:table-cell>
          <table:table-cell office:value-type="float" office:value="670926" calcext:value-type="float">
            <text:p>670926</text:p>
          </table:table-cell>
        </table:table-row>
        <table:table-row table:style-name="ro2">
          <table:table-cell office:value-type="string" calcext:value-type="string">
            <text:p>JavaScript/JScript(WSH):for</text:p>
          </table:table-cell>
          <table:table-cell office:value-type="float" office:value="617148" calcext:value-type="float">
            <text:p>617148</text:p>
          </table:table-cell>
        </table:table-row>
        <table:table-row table:style-name="ro2">
          <table:table-cell office:value-type="string" calcext:value-type="string">
            <text:p>Scheme/Sagittarius Scheme:do</text:p>
          </table:table-cell>
          <table:table-cell office:value-type="float" office:value="609288" calcext:value-type="float">
            <text:p>609288</text:p>
          </table:table-cell>
        </table:table-row>
        <table:table-row table:style-name="ro2">
          <table:table-cell office:value-type="string" calcext:value-type="string">
            <text:p>Scheme/Sagittarius Scheme:let loop</text:p>
          </table:table-cell>
          <table:table-cell office:value-type="float" office:value="607874" calcext:value-type="float">
            <text:p>607874</text:p>
          </table:table-cell>
        </table:table-row>
        <table:table-row table:style-name="ro2">
          <table:table-cell office:value-type="string" calcext:value-type="string">
            <text:p>Python3/CPython(pyc):for</text:p>
          </table:table-cell>
          <table:table-cell office:value-type="float" office:value="591483" calcext:value-type="float">
            <text:p>591483</text:p>
          </table:table-cell>
        </table:table-row>
        <table:table-row table:style-name="ro2">
          <table:table-cell office:value-type="string" calcext:value-type="string">
            <text:p>Python3/CPython:for</text:p>
          </table:table-cell>
          <table:table-cell office:value-type="float" office:value="548088" calcext:value-type="float">
            <text:p>548088</text:p>
          </table:table-cell>
        </table:table-row>
        <table:table-row table:style-name="ro2">
          <table:table-cell office:value-type="string" calcext:value-type="string">
            <text:p>Clojure/CLR:dotimes</text:p>
          </table:table-cell>
          <table:table-cell office:value-type="float" office:value="468098" calcext:value-type="float">
            <text:p>468098</text:p>
          </table:table-cell>
        </table:table-row>
        <table:table-row table:style-name="ro2">
          <table:table-cell office:value-type="string" calcext:value-type="string">
            <text:p>VBScript/VBScript(WSH):For</text:p>
          </table:table-cell>
          <table:table-cell office:value-type="float" office:value="444803" calcext:value-type="float">
            <text:p>444803</text:p>
          </table:table-cell>
        </table:table-row>
        <table:table-row table:style-name="ro2">
          <table:table-cell office:value-type="string" calcext:value-type="string">
            <text:p>Scheme/Gauche:SRFI-18 thread</text:p>
          </table:table-cell>
          <table:table-cell office:value-type="float" office:value="395387" calcext:value-type="float">
            <text:p>395387</text:p>
          </table:table-cell>
        </table:table-row>
        <table:table-row table:style-name="ro2">
          <table:table-cell office:value-type="string" calcext:value-type="string">
            <text:p>Python3/CPython(pyc):future Thread </text:p>
          </table:table-cell>
          <table:table-cell office:value-type="float" office:value="340805" calcext:value-type="float">
            <text:p>340805</text:p>
          </table:table-cell>
        </table:table-row>
        <table:table-row table:style-name="ro2">
          <table:table-cell office:value-type="string" calcext:value-type="string">
            <text:p>Python3/CPython:future Thread </text:p>
          </table:table-cell>
          <table:table-cell office:value-type="float" office:value="337956" calcext:value-type="float">
            <text:p>337956</text:p>
          </table:table-cell>
        </table:table-row>
        <table:table-row table:style-name="ro2">
          <table:table-cell office:value-type="string" calcext:value-type="string">
            <text:p>Clojure/CLR:future for</text:p>
          </table:table-cell>
          <table:table-cell office:value-type="float" office:value="257496" calcext:value-type="float">
            <text:p>257496</text:p>
          </table:table-cell>
        </table:table-row>
        <table:table-row table:style-name="ro2">
          <table:table-cell office:value-type="string" calcext:value-type="string">
            <text:p>Clojure/CLR:pmap for</text:p>
          </table:table-cell>
          <table:table-cell office:value-type="float" office:value="254110" calcext:value-type="float">
            <text:p>254110</text:p>
          </table:table-cell>
        </table:table-row>
        <table:table-row table:style-name="ro2">
          <table:table-cell office:value-type="string" calcext:value-type="string">
            <text:p>Clojure/Lumo(Script):dotimes</text:p>
          </table:table-cell>
          <table:table-cell office:value-type="float" office:value="243845" calcext:value-type="float">
            <text:p>243845</text:p>
          </table:table-cell>
        </table:table-row>
        <table:table-row table:style-name="ro2">
          <table:table-cell office:value-type="string" calcext:value-type="string">
            <text:p>Clojure/Lumo(Script):loop</text:p>
          </table:table-cell>
          <table:table-cell office:value-type="float" office:value="243748" calcext:value-type="float">
            <text:p>243748</text:p>
          </table:table-cell>
        </table:table-row>
        <table:table-row table:style-name="ro2">
          <table:table-cell office:value-type="string" calcext:value-type="string">
            <text:p>HSP3/HSP3(mist):repeat</text:p>
          </table:table-cell>
          <table:table-cell office:value-type="float" office:value="178960" calcext:value-type="float">
            <text:p>178960</text:p>
          </table:table-cell>
        </table:table-row>
        <table:table-row table:style-name="ro2">
          <table:table-cell office:value-type="string" calcext:value-type="string">
            <text:p>Clojure/Lumo(Script):cluster dotimes</text:p>
          </table:table-cell>
          <table:table-cell office:value-type="float" office:value="134532" calcext:value-type="float">
            <text:p>134532</text:p>
          </table:table-cell>
        </table:table-row>
        <table:table-row table:style-name="ro2">
          <table:table-cell office:value-type="string" calcext:value-type="string">
            <text:p>Python3/CPython(pyc):future Process</text:p>
          </table:table-cell>
          <table:table-cell office:value-type="float" office:value="88069" calcext:value-type="float">
            <text:p>88069</text:p>
          </table:table-cell>
        </table:table-row>
        <table:table-row table:style-name="ro2">
          <table:table-cell office:value-type="string" calcext:value-type="string">
            <text:p>Python3/CPython:future Process</text:p>
          </table:table-cell>
          <table:table-cell office:value-type="float" office:value="87639" calcext:value-type="float">
            <text:p>87639</text:p>
          </table:table-cell>
        </table:table-row>
        <table:table-row table:style-name="ro2">
          <table:table-cell office:value-type="string" calcext:value-type="string">
            <text:p>HSP3/HSP3(mist):mstThread </text:p>
          </table:table-cell>
          <table:table-cell office:value-type="float" office:value="86441" calcext:value-type="float">
            <text:p>86441</text:p>
          </table:table-cell>
        </table:table-row>
        <table:table-row table:style-name="ro2">
          <table:table-cell office:value-type="string" calcext:value-type="string">
            <text:p>Clojure/Boot(JVM):loop</text:p>
          </table:table-cell>
          <table:table-cell office:value-type="float" office:value="74055" calcext:value-type="float">
            <text:p>74055</text:p>
          </table:table-cell>
        </table:table-row>
        <table:table-row table:style-name="ro2">
          <table:table-cell office:value-type="string" calcext:value-type="string">
            <text:p>Clojure/Boot(JVM):dotimes</text:p>
          </table:table-cell>
          <table:table-cell office:value-type="float" office:value="73138" calcext:value-type="float">
            <text:p>73138</text:p>
          </table:table-cell>
        </table:table-row>
        <table:table-row table:style-name="ro2">
          <table:table-cell office:value-type="string" calcext:value-type="string">
            <text:p>Clojure/Boot(JVM):reduce for</text:p>
          </table:table-cell>
          <table:table-cell office:value-type="float" office:value="43604" calcext:value-type="float">
            <text:p>43604</text:p>
          </table:table-cell>
        </table:table-row>
        <table:table-row table:style-name="ro2">
          <table:table-cell office:value-type="string" calcext:value-type="string">
            <text:p>CommonLisp/SBCL:do</text:p>
          </table:table-cell>
          <table:table-cell office:value-type="float" office:value="35497" calcext:value-type="float">
            <text:p>35497</text:p>
          </table:table-cell>
        </table:table-row>
        <table:table-row table:style-name="ro2">
          <table:table-cell office:value-type="string" calcext:value-type="string">
            <text:p>CommonLisp/SBCL(fasl):do</text:p>
          </table:table-cell>
          <table:table-cell office:value-type="float" office:value="32659" calcext:value-type="float">
            <text:p>32659</text:p>
          </table:table-cell>
        </table:table-row>
        <table:table-row table:style-name="ro2">
          <table:table-cell office:value-type="string" calcext:value-type="string">
            <text:p>CommonLisp/SBCL(fasl):loop for</text:p>
          </table:table-cell>
          <table:table-cell office:value-type="float" office:value="31745" calcext:value-type="float">
            <text:p>31745</text:p>
          </table:table-cell>
        </table:table-row>
        <table:table-row table:style-name="ro2">
          <table:table-cell office:value-type="string" calcext:value-type="string">
            <text:p>CommonLisp/SBCL:loop for</text:p>
          </table:table-cell>
          <table:table-cell office:value-type="float" office:value="31268" calcext:value-type="float">
            <text:p>31268</text:p>
          </table:table-cell>
        </table:table-row>
        <table:table-row table:style-name="ro2">
          <table:table-cell office:value-type="string" calcext:value-type="string">
            <text:p>CommonLisp/SBCL(fasl):dotimes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2">
          <table:table-cell office:value-type="string" calcext:value-type="string">
            <text:p>CommonLisp/SBCL:dotimes</text:p>
          </table:table-cell>
          <table:table-cell office:value-type="float" office:value="22752" calcext:value-type="float">
            <text:p>22752</text:p>
          </table:table-cell>
        </table:table-row>
        <table:table-row table:style-name="ro2">
          <table:table-cell office:value-type="string" calcext:value-type="string">
            <text:p>JavaScript/Node.js(ChakraCore):Promise</text:p>
          </table:table-cell>
          <table:table-cell office:value-type="float" office:value="19546" calcext:value-type="float">
            <text:p>19546</text:p>
          </table:table-cell>
        </table:table-row>
        <table:table-row table:style-name="ro2">
          <table:table-cell office:value-type="string" calcext:value-type="string">
            <text:p>Clojure/Boot(JVM):pmap for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2">
          <table:table-cell office:value-type="string" calcext:value-type="string">
            <text:p>Clojure/Boot(JVM):future for</text:p>
          </table:table-cell>
          <table:table-cell office:value-type="float" office:value="18340" calcext:value-type="float">
            <text:p>18340</text:p>
          </table:table-cell>
        </table:table-row>
        <table:table-row table:style-name="ro2">
          <table:table-cell office:value-type="string" calcext:value-type="string">
            <text:p>C#Script/.Net Framework:for</text:p>
          </table:table-cell>
          <table:table-cell office:value-type="float" office:value="18156" calcext:value-type="float">
            <text:p>18156</text:p>
          </table:table-cell>
        </table:table-row>
        <table:table-row table:style-name="ro2">
          <table:table-cell office:value-type="string" calcext:value-type="string">
            <text:p>JavaScript/JScript(WSH:Chakra):for</text:p>
          </table:table-cell>
          <table:table-cell office:value-type="float" office:value="17917" calcext:value-type="float">
            <text:p>17917</text:p>
          </table:table-cell>
        </table:table-row>
        <table:table-row table:style-name="ro2">
          <table:table-cell office:value-type="string" calcext:value-type="string">
            <text:p>CommonLisp/CCL:dotimes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2">
          <table:table-cell office:value-type="string" calcext:value-type="string">
            <text:p>CommonLisp/CCL:do</text:p>
          </table:table-cell>
          <table:table-cell office:value-type="float" office:value="12814" calcext:value-type="float">
            <text:p>12814</text:p>
          </table:table-cell>
        </table:table-row>
        <table:table-row table:style-name="ro2">
          <table:table-cell office:value-type="string" calcext:value-type="string">
            <text:p>CommonLisp/SBCL:sb-thread do</text:p>
          </table:table-cell>
          <table:table-cell office:value-type="float" office:value="8812" calcext:value-type="float">
            <text:p>8812</text:p>
          </table:table-cell>
        </table:table-row>
        <table:table-row table:style-name="ro2">
          <table:table-cell office:value-type="string" calcext:value-type="string">
            <text:p>CommonLisp/SBCL(fasl):sb-thread do</text:p>
          </table:table-cell>
          <table:table-cell office:value-type="float" office:value="8812" calcext:value-type="float">
            <text:p>8812</text:p>
          </table:table-cell>
        </table:table-row>
        <table:table-row table:style-name="ro2">
          <table:table-cell office:value-type="string" calcext:value-type="string">
            <text:p>Python3/PyPy:for</text:p>
          </table:table-cell>
          <table:table-cell office:value-type="float" office:value="8587" calcext:value-type="float">
            <text:p>8587</text:p>
          </table:table-cell>
        </table:table-row>
        <table:table-row table:style-name="ro2">
          <table:table-cell office:value-type="string" calcext:value-type="string">
            <text:p>Python3/PyPy:future Thread </text:p>
          </table:table-cell>
          <table:table-cell office:value-type="float" office:value="8510" calcext:value-type="float">
            <text:p>8510</text:p>
          </table:table-cell>
        </table:table-row>
        <table:table-row table:style-name="ro2">
          <table:table-cell office:value-type="string" calcext:value-type="string">
            <text:p>CommonLisp/SBCL:sb-thread loop for</text:p>
          </table:table-cell>
          <table:table-cell office:value-type="float" office:value="8073" calcext:value-type="float">
            <text:p>8073</text:p>
          </table:table-cell>
        </table:table-row>
        <table:table-row table:style-name="ro2">
          <table:table-cell office:value-type="string" calcext:value-type="string">
            <text:p>CommonLisp/SBCL(fasl):sb-thread loop for</text:p>
          </table:table-cell>
          <table:table-cell office:value-type="float" office:value="8059" calcext:value-type="float">
            <text:p>8059</text:p>
          </table:table-cell>
        </table:table-row>
        <table:table-row table:style-name="ro2">
          <table:table-cell office:value-type="string" calcext:value-type="string">
            <text:p>CommonLisp/SBCL(fasl):sb-thread dotimes</text:p>
          </table:table-cell>
          <table:table-cell office:value-type="float" office:value="6784" calcext:value-type="float">
            <text:p>6784</text:p>
          </table:table-cell>
        </table:table-row>
        <table:table-row table:style-name="ro2">
          <table:table-cell office:value-type="string" calcext:value-type="string">
            <text:p>CommonLisp/SBCL:sb-thread dotimes</text:p>
          </table:table-cell>
          <table:table-cell office:value-type="float" office:value="6741" calcext:value-type="float">
            <text:p>6741</text:p>
          </table:table-cell>
        </table:table-row>
        <table:table-row table:style-name="ro2">
          <table:table-cell office:value-type="string" calcext:value-type="string">
            <text:p>CommonLisp/CCL:loop for</text:p>
          </table:table-cell>
          <table:table-cell office:value-type="float" office:value="6417" calcext:value-type="float">
            <text:p>6417</text:p>
          </table:table-cell>
        </table:table-row>
        <table:table-row table:style-name="ro2">
          <table:table-cell office:value-type="string" calcext:value-type="string">
            <text:p>JavaScript/Node.js:Promise</text:p>
          </table:table-cell>
          <table:table-cell office:value-type="float" office:value="5625" calcext:value-type="float">
            <text:p>5625</text:p>
          </table:table-cell>
        </table:table-row>
        <table:table-row table:style-name="ro2">
          <table:table-cell office:value-type="string" calcext:value-type="string">
            <text:p>JavaScript/Node.js:for</text:p>
          </table:table-cell>
          <table:table-cell office:value-type="float" office:value="5611" calcext:value-type="float">
            <text:p>5611</text:p>
          </table:table-cell>
        </table:table-row>
        <table:table-row table:style-name="ro2">
          <table:table-cell office:value-type="string" calcext:value-type="string">
            <text:p>JavaScript/Node.js(uglifyjs):for</text:p>
          </table:table-cell>
          <table:table-cell office:value-type="float" office:value="5605" calcext:value-type="float">
            <text:p>5605</text:p>
          </table:table-cell>
        </table:table-row>
        <table:table-row table:style-name="ro2">
          <table:table-cell office:value-type="string" calcext:value-type="string">
            <text:p>JavaScript/Node.js(uglifyjs):Promise</text:p>
          </table:table-cell>
          <table:table-cell office:value-type="float" office:value="5594" calcext:value-type="float">
            <text:p>5594</text:p>
          </table:table-cell>
        </table:table-row>
        <table:table-row table:style-name="ro2">
          <table:table-cell office:value-type="string" calcext:value-type="string">
            <text:p>CommonLisp/CCL:process dotimes</text:p>
          </table:table-cell>
          <table:table-cell office:value-type="float" office:value="4233" calcext:value-type="float">
            <text:p>4233</text:p>
          </table:table-cell>
        </table:table-row>
        <table:table-row table:style-name="ro2">
          <table:table-cell office:value-type="string" calcext:value-type="string">
            <text:p>C++/VC++:for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string" calcext:value-type="string">
            <text:p>Dlang/DMD:for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string" calcext:value-type="string">
            <text:p>CommonLisp/CCL:process do</text:p>
          </table:table-cell>
          <table:table-cell office:value-type="float" office:value="3474" calcext:value-type="float">
            <text:p>3474</text:p>
          </table:table-cell>
        </table:table-row>
        <table:table-row table:style-name="ro2">
          <table:table-cell office:value-type="string" calcext:value-type="string">
            <text:p>JavaScript/Node.js(ChakraCore):for</text:p>
          </table:table-cell>
          <table:table-cell office:value-type="float" office:value="3291" calcext:value-type="float">
            <text:p>3291</text:p>
          </table:table-cell>
        </table:table-row>
        <table:table-row table:style-name="ro2">
          <table:table-cell office:value-type="string" calcext:value-type="string">
            <text:p>C#Script/.Net Framework:Task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string" calcext:value-type="string">
            <text:p>C#Script/.Net Framework:Parallel.For 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string" calcext:value-type="string">
            <text:p>C#/Mono:for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string" calcext:value-type="string">
            <text:p>VB/Mono:For</text:p>
          </table:table-cell>
          <table:table-cell office:value-type="float" office:value="2945" calcext:value-type="float">
            <text:p>2945</text:p>
          </table:table-cell>
        </table:table-row>
        <table:table-row table:style-name="ro2">
          <table:table-cell office:value-type="string" calcext:value-type="string">
            <text:p>VB/.Net Core:For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string" calcext:value-type="string">
            <text:p>Dlang/DMD:Thread 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string" calcext:value-type="string">
            <text:p>Dlang/DMD:parallel foreach 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string" calcext:value-type="string">
            <text:p>CommonLisp/CCL:process loop for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office:value-type="string" calcext:value-type="string">
            <text:p>C#/.Net Core:for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string" calcext:value-type="string">
            <text:p>VB/.Net Framework:For</text:p>
          </table:table-cell>
          <table:table-cell office:value-type="float" office:value="1448" calcext:value-type="float">
            <text:p>1448</text:p>
          </table:table-cell>
        </table:table-row>
        <table:table-row table:style-name="ro2">
          <table:table-cell office:value-type="string" calcext:value-type="string">
            <text:p>C#/.Net Framework:for</text:p>
          </table:table-cell>
          <table:table-cell office:value-type="float" office:value="1446" calcext:value-type="float">
            <text:p>1446</text:p>
          </table:table-cell>
        </table:table-row>
        <table:table-row table:style-name="ro2">
          <table:table-cell office:value-type="string" calcext:value-type="string">
            <text:p>JavaScript/Node.js(ChakraCore):cluster </text:p>
          </table:table-cell>
          <table:table-cell office:value-type="float" office:value="1387" calcext:value-type="float">
            <text:p>1387</text:p>
          </table:table-cell>
        </table:table-row>
        <table:table-row table:style-name="ro2">
          <table:table-cell office:value-type="string" calcext:value-type="string">
            <text:p>JavaScript/Node.js:cluster </text:p>
          </table:table-cell>
          <table:table-cell office:value-type="float" office:value="1384" calcext:value-type="float">
            <text:p>1384</text:p>
          </table:table-cell>
        </table:table-row>
        <table:table-row table:style-name="ro2">
          <table:table-cell office:value-type="string" calcext:value-type="string">
            <text:p>JavaScript/Node.js(uglifyjs):cluster </text:p>
          </table:table-cell>
          <table:table-cell office:value-type="float" office:value="1377" calcext:value-type="float">
            <text:p>1377</text:p>
          </table:table-cell>
        </table:table-row>
        <table:table-row table:style-name="ro2">
          <table:table-cell office:value-type="string" calcext:value-type="string">
            <text:p>C++/VC++:parallel for(OpenMP) 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C++/VC++:future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C#/Mono:Parallel.For 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C#/Mono:Task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string" calcext:value-type="string">
            <text:p>Python3/CPython(Numba):future Thread 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ython3/CPython(Numba:pyc):future Thread 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string" calcext:value-type="string">
            <text:p>Python3/CPython(Numba):for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Python3/CPython(Numba:pyc):for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Python3/CPython(Numba):future Process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Python3/CPython(Numba:pyc):future Process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string" calcext:value-type="string">
            <text:p>VB/Mono:Task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VB/Mono:Parallel.For 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C#/.Net Core:Parallel.For 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VB/.Net Core:Parallel.For 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C#/.Net Core:Task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VB/.Net Core:Task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office:value-type="string" calcext:value-type="string">
            <text:p>VB/.Net Framework:Task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VB/.Net Framework:Parallel.For 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C#/.Net Framework:Parallel.For 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string" calcext:value-type="string">
            <text:p>C#/.Net Framework:Task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Dlang/LDC:for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lang/LDC:Thread 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lang/LDC:parallel foreach 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++/Clang:fo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++/Clang:futu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++/Clang:parallel for(OpenMP) 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6" table:style-name="ta1">
        <table:table-column table:style-name="co14" table:default-cell-style-name="ce3"/>
        <table:table-column table:style-name="co15" table:default-cell-style-name="ce3"/>
        <table:table-column table:style-name="co8" table:number-columns-repeated="957" table:default-cell-style-name="ce3"/>
        <table:table-row table:style-name="ro2">
          <table:table-cell office:value-type="string" calcext:value-type="string">
            <text:p>C++</text:p>
          </table:table-cell>
          <table:table-cell office:value-type="string" calcext:value-type="string">
            <text:p>Clang</text:p>
          </table:table-cell>
          <table:table-cell office:value-type="float" office:value="212" calcext:value-type="float">
            <text:p>212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lang</text:p>
          </table:table-cell>
          <table:table-cell office:value-type="string" calcext:value-type="string">
            <text:p>LDC</text:p>
          </table:table-cell>
          <table:table-cell office:value-type="float" office:value="200" calcext:value-type="float">
            <text:p>200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++</text:p>
          </table:table-cell>
          <table:table-cell office:value-type="string" calcext:value-type="string">
            <text:p>VC++</text:p>
          </table:table-cell>
          <table:table-cell office:value-type="float" office:value="188" calcext:value-type="float">
            <text:p>188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.Net Framework</text:p>
          </table:table-cell>
          <table:table-cell office:value-type="float" office:value="183" calcext:value-type="float">
            <text:p>183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lang</text:p>
          </table:table-cell>
          <table:table-cell office:value-type="string" calcext:value-type="string">
            <text:p>DMD</text:p>
          </table:table-cell>
          <table:table-cell office:value-type="float" office:value="176" calcext:value-type="float">
            <text:p>176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.Net Framework</text:p>
          </table:table-cell>
          <table:table-cell office:value-type="float" office:value="176" calcext:value-type="float">
            <text:p>176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.Net Core</text:p>
          </table:table-cell>
          <table:table-cell office:value-type="float" office:value="167" calcext:value-type="float">
            <text:p>167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.Net Core</text:p>
          </table:table-cell>
          <table:table-cell office:value-type="float" office:value="163" calcext:value-type="float">
            <text:p>163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#</text:p>
          </table:table-cell>
          <table:table-cell office:value-type="string" calcext:value-type="string">
            <text:p>Mono</text:p>
          </table:table-cell>
          <table:table-cell office:value-type="float" office:value="139" calcext:value-type="float">
            <text:p>139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Mono</text:p>
          </table:table-cell>
          <table:table-cell office:value-type="float" office:value="139" calcext:value-type="float">
            <text:p>139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Python3</text:p>
          </table:table-cell>
          <table:table-cell office:value-type="string" calcext:value-type="string">
            <text:p><text:span text:style-name="T1">CPython(Numba:pyc)</text:span></text:p>
          </table:table-cell>
          <table:table-cell office:value-type="float" office:value="123" calcext:value-type="float">
            <text:p>123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CCL</text:p>
          </table:table-cell>
          <table:table-cell office:value-type="float" office:value="123" calcext:value-type="float">
            <text:p>123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CPython(Numba)</text:p>
          </table:table-cell>
          <table:table-cell office:value-type="float" office:value="120" calcext:value-type="float">
            <text:p>120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(uglifyjs)</text:p>
          </table:table-cell>
          <table:table-cell office:value-type="float" office:value="118" calcext:value-type="float">
            <text:p>118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</text:p>
          </table:table-cell>
          <table:table-cell office:value-type="float" office:value="112" calcext:value-type="float">
            <text:p>112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Node.js(ChakraCore)</text:p>
          </table:table-cell>
          <table:table-cell office:value-type="float" office:value="107" calcext:value-type="float">
            <text:p>107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JScript(WSH:Chakra)</text:p>
          </table:table-cell>
          <table:table-cell office:value-type="float" office:value="98" calcext:value-type="float">
            <text:p>98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SBCL(fasl)</text:p>
          </table:table-cell>
          <table:table-cell office:value-type="float" office:value="87" calcext:value-type="float">
            <text:p>87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CommonLisp</text:p>
          </table:table-cell>
          <table:table-cell office:value-type="string" calcext:value-type="string">
            <text:p><text:span text:style-name="T1">CLISP(fas)</text:span></text:p>
          </table:table-cell>
          <table:table-cell office:value-type="float" office:value="86" calcext:value-type="float">
            <text:p>86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SBCL</text:p>
          </table:table-cell>
          <table:table-cell office:value-type="float" office:value="85" calcext:value-type="float">
            <text:p>85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PyPy</text:p>
          </table:table-cell>
          <table:table-cell office:value-type="float" office:value="74" calcext:value-type="float">
            <text:p>74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#Script</text:p>
          </table:table-cell>
          <table:table-cell office:value-type="string" calcext:value-type="string">
            <text:p>.Net Framework</text:p>
          </table:table-cell>
          <table:table-cell office:value-type="float" office:value="66" calcext:value-type="float">
            <text:p>66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mmonLisp</text:p>
          </table:table-cell>
          <table:table-cell office:value-type="string" calcext:value-type="string">
            <text:p>CLISP</text:p>
          </table:table-cell>
          <table:table-cell office:value-type="float" office:value="56" calcext:value-type="float">
            <text:p>56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ython3</text:p>
          </table:table-cell>
          <table:table-cell office:value-type="string" calcext:value-type="string">
            <text:p>CPython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956"/>
        </table:table-row>
        <table:table-row table:style-name="ro3">
          <table:table-cell office:value-type="string" calcext:value-type="string">
            <text:p>Python3</text:p>
          </table:table-cell>
          <table:table-cell office:value-type="string" calcext:value-type="string">
            <text:p><text:span text:style-name="T1">CPython(pyc)</text:span>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956"/>
        </table:table-row>
        <table:table-row table:style-name="ro2">
          <table:table-cell office:value-type="string" calcext:value-type="string">
            <text:p>HSP3</text:p>
          </table:table-cell>
          <table:table-cell office:value-type="string" calcext:value-type="string">
            <text:p>HSP3(mist)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956"/>
        </table:table-row>
        <table:table-row table:style-name="ro2">
          <table:table-cell office:value-type="string" calcext:value-type="string">
            <text:p>VBScript</text:p>
          </table:table-cell>
          <table:table-cell office:value-type="string" calcext:value-type="string">
            <text:p>VBScript(WSH)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56"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JScript(WSH)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956"/>
        </table:table-row>
      </table:table>
      <table:named-expressions/>
      <table:database-ranges>
        <table:database-range table:name="__Anonymous_Sheet_DB__1" table:target-range-address="'fib(40)'.L1:'fib(40)'.M3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arai(12,6,0)'.M1:'tarai(12,6,0)'.N3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2T++'.A1:'2T++'.B10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5T++'.A1:'5T++'.B10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A1:Sheet6.C2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 style:data-style-name="N2" text:time-value="03:24:23.37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37:44.009000000</meta:creation-date>
    <dc:date>2018-05-28T03:50:58.092000000</dc:date>
    <meta:editing-duration>P2DT3H8M36S</meta:editing-duration>
    <meta:editing-cycles>22</meta:editing-cycles>
    <meta:generator>LibreOffice/6.0.3.2$Windows_X86_64 LibreOffice_project/8f48d515416608e3a835360314dac7e47fd0b821</meta:generator>
    <meta:document-statistic meta:table-count="6" meta:cell-count="23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500" chart:interval-major="50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76cm" svg:height="14.77cm" xlink:href=".." xlink:type="simple" chart:class="chart:bar" chart:style-name="ch1">
        <chart:plot-area chart:style-name="ch2" table:cell-range-address="'fib(40)'.A1:'fib(40)'.B33" chart:data-source-has-labels="column" svg:x="0.646cm" svg:y="0.295cm" svg:width="20.798cm" svg:height="14.075cm">
          <chartooo:coordinate-region svg:x="5.924cm" svg:y="0.295cm" svg:width="15.148cm" svg:height="13.428cm"/>
          <chart:axis chart:dimension="x" chart:name="primary-x" chart:style-name="ch3" chartooo:axis-type="auto">
            <chartooo:date-scale/>
            <chart:categories table:cell-range-address="'fib(40)'.A1:'fib(40)'.A33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fib(40)'.B1:'fib(40)'.B33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CommonLisp/CLISP</text:p>
                <draw:g>
                  <svg:desc>'fib(40)'.A1:'fib(40)'.A33</svg:desc>
                </draw:g>
              </table:table-cell>
              <table:table-cell office:value-type="float" office:value="84496">
                <text:p>84496</text:p>
                <draw:g>
                  <svg:desc>'fib(40)'.B1:'fib(40)'.B33</svg:desc>
                </draw:g>
              </table:table-cell>
            </table:table-row>
            <table:table-row>
              <table:table-cell office:value-type="string">
                <text:p>VBScript/VBScript(WSH)</text:p>
              </table:table-cell>
              <table:table-cell office:value-type="float" office:value="69541">
                <text:p>69541</text:p>
              </table:table-cell>
            </table:table-row>
            <table:table-row>
              <table:table-cell office:value-type="string">
                <text:p>JavaScript/JScript(WSH)</text:p>
              </table:table-cell>
              <table:table-cell office:value-type="float" office:value="63070">
                <text:p>63070</text:p>
              </table:table-cell>
            </table:table-row>
            <table:table-row>
              <table:table-cell office:value-type="string">
                <text:p>Clojure/CLR</text:p>
              </table:table-cell>
              <table:table-cell office:value-type="float" office:value="57852">
                <text:p>57852</text:p>
              </table:table-cell>
            </table:table-row>
            <table:table-row>
              <table:table-cell office:value-type="string">
                <text:p>HSP3/HSP3(mist)</text:p>
              </table:table-cell>
              <table:table-cell office:value-type="float" office:value="50120">
                <text:p>50120</text:p>
              </table:table-cell>
            </table:table-row>
            <table:table-row>
              <table:table-cell office:value-type="string">
                <text:p>Python3/CPython</text:p>
              </table:table-cell>
              <table:table-cell office:value-type="float" office:value="44855">
                <text:p>44855</text:p>
              </table:table-cell>
            </table:table-row>
            <table:table-row>
              <table:table-cell office:value-type="string">
                <text:p>Python3/CPython(pyc)</text:p>
              </table:table-cell>
              <table:table-cell office:value-type="float" office:value="44293">
                <text:p>44293</text:p>
              </table:table-cell>
            </table:table-row>
            <table:table-row>
              <table:table-cell office:value-type="string">
                <text:p>CommonLisp/CLISP(fas)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Scheme/Sagittarius Scheme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Scheme/Gauche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>C#Script/.Net Framework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Clojure/Boot(JVM)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Python3/PyPy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CommonLisp/SBCL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CommonLisp/SBCL(fasl)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Clojure/Lumo(Script)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Python3/CPython(Numba)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Python3/CPython(Numba:pyc)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JavaScript/Node.js(ChakraCore)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JavaScript/JScript(WSH:Chakra)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JavaScript/Node.js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JavaScript/Node.js(uglifyjs)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CommonLisp/CCL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VB/Mono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C#/Mono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VB/.Net Cor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VB/.Net Framework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C#/.Net Core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C#/.Net Framework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Dlang/LDC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C++/Clang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C++/VC++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Dlang/DMD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" chart:interval-major="20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13cm" svg:height="14.823cm" xlink:href=".." xlink:type="simple" chart:class="chart:bar" chart:style-name="ch1">
        <chart:plot-area chart:style-name="ch2" table:cell-range-address="'tarai(12,6,0)'.A1:'tarai(12,6,0)'.B33" chart:data-source-has-labels="column" svg:x="0.771cm" svg:y="0.294cm" svg:width="20.335cm" svg:height="14.12cm">
          <chartooo:coordinate-region svg:x="6.049cm" svg:y="0.294cm" svg:width="14.685cm" svg:height="13.473cm"/>
          <chart:axis chart:dimension="x" chart:name="primary-x" chart:style-name="ch3" chartooo:axis-type="auto">
            <chartooo:date-scale/>
            <chart:categories table:cell-range-address="'tarai(12,6,0)'.A1:'tarai(12,6,0)'.A33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tarai(12,6,0)'.B1:'tarai(12,6,0)'.B33" chart:class="chart:bar">
            <chart:data-point chart:repeated="10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Clojure/CLR</text:p>
                <draw:g>
                  <svg:desc>'tarai(12,6,0)'.A1:'tarai(12,6,0)'.A33</svg:desc>
                </draw:g>
              </table:table-cell>
              <table:table-cell office:value-type="float" office:value="3177">
                <text:p>3177</text:p>
                <draw:g>
                  <svg:desc>'tarai(12,6,0)'.B1:'tarai(12,6,0)'.B33</svg:desc>
                </draw:g>
              </table:table-cell>
            </table:table-row>
            <table:table-row>
              <table:table-cell office:value-type="string">
                <text:p>CommonLisp/CLISP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VBScript/VBScript(WSH)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JavaScript/JScript(WSH)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HSP3/HSP3(mist)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Clojure/Boot(JVM)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Python3/CPython(pyc)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Python3/CPython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C#Script/.Net Framework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Python3/CPython(Numba)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Python3/CPython(Numba:pyc)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Clojure/Lumo(Script)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CommonLisp/CLISP(fas)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Scheme/Sagittarius Scheme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Python3/PyPy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Scheme/Gauche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JavaScript/Node.js(ChakraCore)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JavaScript/Node.j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JavaScript/Node.js(uglifyjs)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VB/Mono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#/Mono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CommonLisp/SBCL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ommonLisp/SBCL(fasl)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JavaScript/JScript(WSH:Chakra)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VB/.Net C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ommonLisp/CCL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#/.Net Core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VB/.Net Framework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#/.Net Framework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Dlang/DM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Dlang/LD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++/VC++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++/Clang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1409a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ed1c24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8cm" svg:height="41.89cm" xlink:href=".." xlink:type="simple" chart:class="chart:bar" chart:style-name="ch1">
        <chart:plot-area chart:style-name="ch2" table:cell-range-address="'2T++'.A1:'2T++'.B100" chart:data-source-has-labels="column" svg:x="0.371cm" svg:y="0.424cm" svg:width="20.948cm" svg:height="40.791cm">
          <chartooo:coordinate-region svg:x="7.633cm" svg:y="0.424cm" svg:width="13.314cm" svg:height="40.144cm"/>
          <chart:axis chart:dimension="x" chart:name="primary-x" chart:style-name="ch3" chartooo:axis-type="auto">
            <chartooo:date-scale/>
            <chart:categories table:cell-range-address="'2T++'.A1:'2T++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T++'.B1:'2T++'.B100" chart:class="chart:bar">
            <chart:data-point chart:repeated="11"/>
            <chart:data-point chart:style-name="ch7" chart:repeated="4"/>
            <chart:data-point/>
            <chart:data-point chart:style-name="ch7"/>
            <chart:data-point chart:repeated="4"/>
            <chart:data-point chart:style-name="ch7" chart:repeated="3"/>
            <chart:data-point chart:repeated="2"/>
            <chart:data-point chart:style-name="ch7" chart:repeated="2"/>
            <chart:data-point chart:repeated="7"/>
            <chart:data-point chart:style-name="ch7" chart:repeated="2"/>
            <chart:data-point chart:repeated="4"/>
            <chart:data-point chart:style-name="ch7" chart:repeated="3"/>
            <chart:data-point/>
            <chart:data-point chart:style-name="ch7" chart:repeated="4"/>
            <chart:data-point/>
            <chart:data-point chart:style-name="ch7" chart:repeated="5"/>
            <chart:data-point chart:repeated="3"/>
            <chart:data-point chart:style-name="ch8"/>
            <chart:data-point chart:repeated="3"/>
            <chart:data-point chart:style-name="ch7" chart:repeated="2"/>
            <chart:data-point chart:repeated="7"/>
            <chart:data-point chart:style-name="ch7" chart:repeated="21"/>
            <chart:data-point/>
            <chart:data-point chart:style-name="ch7" chart:repeated="4"/>
            <chart:data-point chart:repeated="2"/>
            <chart:data-point chart:style-name="ch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Clojure/Lumo(Script):reduce for</text:p>
                <draw:g>
                  <svg:desc>'2T++'.A1:'2T++'.A100</svg:desc>
                </draw:g>
              </table:table-cell>
              <table:table-cell office:value-type="float" office:value="9999999">
                <text:p>9999999</text:p>
                <draw:g>
                  <svg:desc>'2T++'.B1:'2T++'.B100</svg:desc>
                </draw:g>
              </table:table-cell>
            </table:table-row>
            <table:table-row>
              <table:table-cell office:value-type="string">
                <text:p>JavaScript/JScript(WSH):for</text:p>
              </table:table-cell>
              <table:table-cell office:value-type="float" office:value="378148">
                <text:p>378148</text:p>
              </table:table-cell>
            </table:table-row>
            <table:table-row>
              <table:table-cell office:value-type="string">
                <text:p>Clojure/CLR:loop</text:p>
              </table:table-cell>
              <table:table-cell office:value-type="float" office:value="335500">
                <text:p>335500</text:p>
              </table:table-cell>
            </table:table-row>
            <table:table-row>
              <table:table-cell office:value-type="string">
                <text:p>Clojure/CLR:reduce for</text:p>
              </table:table-cell>
              <table:table-cell office:value-type="float" office:value="308326">
                <text:p>308326</text:p>
              </table:table-cell>
            </table:table-row>
            <table:table-row>
              <table:table-cell office:value-type="string">
                <text:p>Python3/CPython(pyc):for</text:p>
              </table:table-cell>
              <table:table-cell office:value-type="float" office:value="233142">
                <text:p>233142</text:p>
              </table:table-cell>
            </table:table-row>
            <table:table-row>
              <table:table-cell office:value-type="string">
                <text:p>HSP3/HSP3(mist):for</text:p>
              </table:table-cell>
              <table:table-cell office:value-type="float" office:value="230619">
                <text:p>230619</text:p>
              </table:table-cell>
            </table:table-row>
            <table:table-row>
              <table:table-cell office:value-type="string">
                <text:p>Python3/CPython:for</text:p>
              </table:table-cell>
              <table:table-cell office:value-type="float" office:value="223812">
                <text:p>223812</text:p>
              </table:table-cell>
            </table:table-row>
            <table:table-row>
              <table:table-cell office:value-type="string">
                <text:p>Clojure/CLR:dotimes</text:p>
              </table:table-cell>
              <table:table-cell office:value-type="float" office:value="190603">
                <text:p>190603</text:p>
              </table:table-cell>
            </table:table-row>
            <table:table-row>
              <table:table-cell office:value-type="string">
                <text:p>VBScript/VBScript(WSH):For</text:p>
              </table:table-cell>
              <table:table-cell office:value-type="float" office:value="169958">
                <text:p>169958</text:p>
              </table:table-cell>
            </table:table-row>
            <table:table-row>
              <table:table-cell office:value-type="string">
                <text:p>Clojure/Lumo(Script):dotimes</text:p>
              </table:table-cell>
              <table:table-cell office:value-type="float" office:value="135896">
                <text:p>135896</text:p>
              </table:table-cell>
            </table:table-row>
            <table:table-row>
              <table:table-cell office:value-type="string">
                <text:p>Clojure/Lumo(Script):loop</text:p>
              </table:table-cell>
              <table:table-cell office:value-type="float" office:value="135669">
                <text:p>135669</text:p>
              </table:table-cell>
            </table:table-row>
            <table:table-row>
              <table:table-cell office:value-type="string">
                <text:p>Python3/CPython:future Thread </text:p>
              </table:table-cell>
              <table:table-cell office:value-type="float" office:value="128644">
                <text:p>128644</text:p>
              </table:table-cell>
            </table:table-row>
            <table:table-row>
              <table:table-cell office:value-type="string">
                <text:p>Python3/CPython(pyc):future Thread </text:p>
              </table:table-cell>
              <table:table-cell office:value-type="float" office:value="121902">
                <text:p>121902</text:p>
              </table:table-cell>
            </table:table-row>
            <table:table-row>
              <table:table-cell office:value-type="string">
                <text:p>Clojure/CLR:future for</text:p>
              </table:table-cell>
              <table:table-cell office:value-type="float" office:value="104617">
                <text:p>104617</text:p>
              </table:table-cell>
            </table:table-row>
            <table:table-row>
              <table:table-cell office:value-type="string">
                <text:p>Clojure/CLR:pmap for</text:p>
              </table:table-cell>
              <table:table-cell office:value-type="float" office:value="103016">
                <text:p>103016</text:p>
              </table:table-cell>
            </table:table-row>
            <table:table-row>
              <table:table-cell office:value-type="string">
                <text:p>HSP3/HSP3(mist):repeat</text:p>
              </table:table-cell>
              <table:table-cell office:value-type="float" office:value="68703">
                <text:p>68703</text:p>
              </table:table-cell>
            </table:table-row>
            <table:table-row>
              <table:table-cell office:value-type="string">
                <text:p>Clojure/Lumo(Script):cluster dotimes</text:p>
              </table:table-cell>
              <table:table-cell office:value-type="float" office:value="54642">
                <text:p>54642</text:p>
              </table:table-cell>
            </table:table-row>
            <table:table-row>
              <table:table-cell office:value-type="string">
                <text:p>Scheme/Sagittarius Scheme:let loop</text:p>
              </table:table-cell>
              <table:table-cell office:value-type="float" office:value="47010">
                <text:p>47010</text:p>
              </table:table-cell>
            </table:table-row>
            <table:table-row>
              <table:table-cell office:value-type="string">
                <text:p>Scheme/Sagittarius Scheme:do</text:p>
              </table:table-cell>
              <table:table-cell office:value-type="float" office:value="45980">
                <text:p>45980</text:p>
              </table:table-cell>
            </table:table-row>
            <table:table-row>
              <table:table-cell office:value-type="string">
                <text:p>Scheme/Gauche:do</text:p>
              </table:table-cell>
              <table:table-cell office:value-type="float" office:value="42334">
                <text:p>42334</text:p>
              </table:table-cell>
            </table:table-row>
            <table:table-row>
              <table:table-cell office:value-type="string">
                <text:p>Scheme/Gauche:let loop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HSP3/HSP3(mist):mstThread </text:p>
              </table:table-cell>
              <table:table-cell office:value-type="float" office:value="37222">
                <text:p>37222</text:p>
              </table:table-cell>
            </table:table-row>
            <table:table-row>
              <table:table-cell office:value-type="string">
                <text:p>Python3/CPython:future Process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string">
                <text:p>Python3/CPython(pyc):future Process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string">
                <text:p>Clojure/Boot(JVM):dotimes</text:p>
              </table:table-cell>
              <table:table-cell office:value-type="float" office:value="30847">
                <text:p>30847</text:p>
              </table:table-cell>
            </table:table-row>
            <table:table-row>
              <table:table-cell office:value-type="string">
                <text:p>Clojure/Boot(JVM):loop</text:p>
              </table:table-cell>
              <table:table-cell office:value-type="float" office:value="30607">
                <text:p>30607</text:p>
              </table:table-cell>
            </table:table-row>
            <table:table-row>
              <table:table-cell office:value-type="string">
                <text:p>Scheme/Sagittarius Scheme:SRFI-18 thread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Scheme/Gauche:SRFI-18 thread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Clojure/Boot(JVM):reduce for</text:p>
              </table:table-cell>
              <table:table-cell office:value-type="float" office:value="19277">
                <text:p>19277</text:p>
              </table:table-cell>
            </table:table-row>
            <table:table-row>
              <table:table-cell office:value-type="string">
                <text:p>CommonLisp/SBCL:do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CommonLisp/SBCL:loop for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CommonLisp/SBCL(fasl):do</text:p>
              </table:table-cell>
              <table:table-cell office:value-type="float" office:value="13098">
                <text:p>13098</text:p>
              </table:table-cell>
            </table:table-row>
            <table:table-row>
              <table:table-cell office:value-type="string">
                <text:p>CommonLisp/SBCL(fasl):loop for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CommonLisp/SBCL(fasl):dotimes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CommonLisp/SBCL:dotimes</text:p>
              </table:table-cell>
              <table:table-cell office:value-type="float" office:value="9132">
                <text:p>9132</text:p>
              </table:table-cell>
            </table:table-row>
            <table:table-row>
              <table:table-cell office:value-type="string">
                <text:p>Clojure/Boot(JVM):future for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Clojure/Boot(JVM):pmap for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C#Script/.Net Framework:for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JavaScript/JScript(WSH:Chakra):for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CommonLisp/CCL:dotimes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CommonLisp/CCL:do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Python3/PyPy:future Thread 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CommonLisp/SBCL:sb-thread do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CommonLisp/SBCL(fasl):sb-thread do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Python3/PyPy:for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ommonLisp/SBCL:sb-thread loop for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CommonLisp/SBCL(fasl):sb-thread loop for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CommonLisp/SBCL:sb-thread dotimes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CommonLisp/SBCL(fasl):sb-thread dotimes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CommonLisp/CCL:loop for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JavaScript/Node.js(ChakraCore):Promise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C#Script/.Net Framework:Task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C#Script/.Net Framework:Parallel.For 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CommonLisp/CCL:process dotimes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CommonLisp/CCL:process do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JavaScript/Node.js(uglifyjs):for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JavaScript/Node.js:for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JavaScript/Node.js:Promise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JavaScript/Node.js(uglifyjs):Promise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JavaScript/Node.js(ChakraCore):for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VB/Mono:For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C#/Mono:for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monLisp/CCL:process loop for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JavaScript/Node.js(ChakraCore):cluster 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C#/.Net Core:for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VB/.Net Core:For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C#/.Net Framework:for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Dlang/DMD:fo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VB/.Net Framework:Fo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Python3/CPython(Numba:pyc):for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Python3/CPython(Numba):for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Python3/CPython(Numba):future Process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Python3/CPython(Numba:pyc):future Process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Python3/CPython(Numba):future Thread 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Python3/CPython(Numba:pyc):future Thread 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JavaScript/Node.js(uglifyjs):cluster 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JavaScript/Node.js:cluster 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C#/Mono:Parallel.For 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C#/Mono:Task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VB/Mono:Parallel.For 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VB/Mono:Task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C#/.Net Core:Parallel.For 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B/.Net Core:Parallel.For 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#/.Net Core:Task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VB/.Net Core:Task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VB/.Net Framework:Parallel.For 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VB/.Net Framework:Task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#/.Net Framework:Parallel.For 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#/.Net Framework:Task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Dlang/DMD:parallel foreach 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Dlang/DMD:Thread 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Dlang/LDC:Thread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lang/LDC:fo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lang/LDC:parallel foreach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++/VC++:parallel for(OpenMP)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++/VC++:futu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++/Clang:futur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++/VC++:fo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++/Clang:fo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++/Clang:parallel for(OpenMP) 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ed1c24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2cm" svg:height="41.916cm" xlink:href=".." xlink:type="simple" chart:class="chart:bar" chart:style-name="ch1">
        <chart:plot-area chart:style-name="ch2" table:cell-range-address="'5T++'.A1:'5T++'.B100" chart:data-source-has-labels="column" svg:x="0.35cm" svg:y="0.396cm" svg:width="20.777cm" svg:height="40.857cm">
          <chartooo:coordinate-region svg:x="7.612cm" svg:y="0.396cm" svg:width="13.05cm" svg:height="40.21cm"/>
          <chart:axis chart:dimension="x" chart:name="primary-x" chart:style-name="ch3" chartooo:axis-type="auto">
            <chartooo:date-scale/>
            <chart:categories table:cell-range-address="'5T++'.A1:'5T++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5T++'.B1:'5T++'.B100" chart:class="chart:bar">
            <chart:data-point/>
            <chart:data-point chart:style-name="ch7"/>
            <chart:data-point chart:repeated="12"/>
            <chart:data-point chart:style-name="ch7" chart:repeated="5"/>
            <chart:data-point chart:repeated="3"/>
            <chart:data-point chart:style-name="ch7" chart:repeated="4"/>
            <chart:data-point chart:repeated="10"/>
            <chart:data-point chart:style-name="ch7" chart:repeated="2"/>
            <chart:data-point chart:repeated="2"/>
            <chart:data-point chart:style-name="ch8"/>
            <chart:data-point/>
            <chart:data-point chart:style-name="ch7" chart:repeated="2"/>
            <chart:data-point/>
            <chart:data-point chart:style-name="ch7" chart:repeated="5"/>
            <chart:data-point chart:repeated="5"/>
            <chart:data-point chart:style-name="ch7"/>
            <chart:data-point chart:repeated="2"/>
            <chart:data-point chart:style-name="ch7"/>
            <chart:data-point/>
            <chart:data-point chart:style-name="ch7" chart:repeated="2"/>
            <chart:data-point chart:repeated="3"/>
            <chart:data-point chart:style-name="ch7" chart:repeated="3"/>
            <chart:data-point chart:repeated="3"/>
            <chart:data-point chart:style-name="ch7" chart:repeated="9"/>
            <chart:data-point/>
            <chart:data-point chart:style-name="ch8"/>
            <chart:data-point chart:style-name="ch7" chart:repeated="12"/>
            <chart:data-point/>
            <chart:data-point chart:style-name="ch7" chart:repeated="2"/>
            <chart:data-point/>
            <chart:data-point chart:style-name="ch7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Clojure/Lumo(Script):reduce for</text:p>
                <draw:g>
                  <svg:desc>'5T++'.A1:'5T++'.A100</svg:desc>
                </draw:g>
              </table:table-cell>
              <table:table-cell office:value-type="float" office:value="9999999">
                <text:p>9999999</text:p>
                <draw:g>
                  <svg:desc>'5T++'.B1:'5T++'.B100</svg:desc>
                </draw:g>
              </table:table-cell>
            </table:table-row>
            <table:table-row>
              <table:table-cell office:value-type="string">
                <text:p>Scheme/Sagittarius Scheme:SRFI-18 thread</text:p>
              </table:table-cell>
              <table:table-cell office:value-type="float" office:value="1663570">
                <text:p>1663570</text:p>
              </table:table-cell>
            </table:table-row>
            <table:table-row>
              <table:table-cell office:value-type="string">
                <text:p>Clojure/CLR:loop</text:p>
              </table:table-cell>
              <table:table-cell office:value-type="float" office:value="826022">
                <text:p>826022</text:p>
              </table:table-cell>
            </table:table-row>
            <table:table-row>
              <table:table-cell office:value-type="string">
                <text:p>Clojure/CLR:reduce for</text:p>
              </table:table-cell>
              <table:table-cell office:value-type="float" office:value="766387">
                <text:p>766387</text:p>
              </table:table-cell>
            </table:table-row>
            <table:table-row>
              <table:table-cell office:value-type="string">
                <text:p>Scheme/Gauche:let loop</text:p>
              </table:table-cell>
              <table:table-cell office:value-type="float" office:value="692058">
                <text:p>692058</text:p>
              </table:table-cell>
            </table:table-row>
            <table:table-row>
              <table:table-cell office:value-type="string">
                <text:p>Scheme/Gauche:do</text:p>
              </table:table-cell>
              <table:table-cell office:value-type="float" office:value="680936">
                <text:p>680936</text:p>
              </table:table-cell>
            </table:table-row>
            <table:table-row>
              <table:table-cell office:value-type="string">
                <text:p>HSP3/HSP3(mist):while</text:p>
              </table:table-cell>
              <table:table-cell office:value-type="float" office:value="670926">
                <text:p>670926</text:p>
              </table:table-cell>
            </table:table-row>
            <table:table-row>
              <table:table-cell office:value-type="string">
                <text:p>JavaScript/JScript(WSH):for</text:p>
              </table:table-cell>
              <table:table-cell office:value-type="float" office:value="617148">
                <text:p>617148</text:p>
              </table:table-cell>
            </table:table-row>
            <table:table-row>
              <table:table-cell office:value-type="string">
                <text:p>Scheme/Sagittarius Scheme:do</text:p>
              </table:table-cell>
              <table:table-cell office:value-type="float" office:value="609288">
                <text:p>609288</text:p>
              </table:table-cell>
            </table:table-row>
            <table:table-row>
              <table:table-cell office:value-type="string">
                <text:p>Scheme/Sagittarius Scheme:let loop</text:p>
              </table:table-cell>
              <table:table-cell office:value-type="float" office:value="607874">
                <text:p>607874</text:p>
              </table:table-cell>
            </table:table-row>
            <table:table-row>
              <table:table-cell office:value-type="string">
                <text:p>Python3/CPython(pyc):for</text:p>
              </table:table-cell>
              <table:table-cell office:value-type="float" office:value="591483">
                <text:p>591483</text:p>
              </table:table-cell>
            </table:table-row>
            <table:table-row>
              <table:table-cell office:value-type="string">
                <text:p>Python3/CPython:for</text:p>
              </table:table-cell>
              <table:table-cell office:value-type="float" office:value="548088">
                <text:p>548088</text:p>
              </table:table-cell>
            </table:table-row>
            <table:table-row>
              <table:table-cell office:value-type="string">
                <text:p>Clojure/CLR:dotimes</text:p>
              </table:table-cell>
              <table:table-cell office:value-type="float" office:value="468098">
                <text:p>468098</text:p>
              </table:table-cell>
            </table:table-row>
            <table:table-row>
              <table:table-cell office:value-type="string">
                <text:p>VBScript/VBScript(WSH):For</text:p>
              </table:table-cell>
              <table:table-cell office:value-type="float" office:value="444803">
                <text:p>444803</text:p>
              </table:table-cell>
            </table:table-row>
            <table:table-row>
              <table:table-cell office:value-type="string">
                <text:p>Scheme/Gauche:SRFI-18 thread</text:p>
              </table:table-cell>
              <table:table-cell office:value-type="float" office:value="395387">
                <text:p>395387</text:p>
              </table:table-cell>
            </table:table-row>
            <table:table-row>
              <table:table-cell office:value-type="string">
                <text:p>Python3/CPython(pyc):future Thread </text:p>
              </table:table-cell>
              <table:table-cell office:value-type="float" office:value="340805">
                <text:p>340805</text:p>
              </table:table-cell>
            </table:table-row>
            <table:table-row>
              <table:table-cell office:value-type="string">
                <text:p>Python3/CPython:future Thread </text:p>
              </table:table-cell>
              <table:table-cell office:value-type="float" office:value="337956">
                <text:p>337956</text:p>
              </table:table-cell>
            </table:table-row>
            <table:table-row>
              <table:table-cell office:value-type="string">
                <text:p>Clojure/CLR:future for</text:p>
              </table:table-cell>
              <table:table-cell office:value-type="float" office:value="257496">
                <text:p>257496</text:p>
              </table:table-cell>
            </table:table-row>
            <table:table-row>
              <table:table-cell office:value-type="string">
                <text:p>Clojure/CLR:pmap for</text:p>
              </table:table-cell>
              <table:table-cell office:value-type="float" office:value="254110">
                <text:p>254110</text:p>
              </table:table-cell>
            </table:table-row>
            <table:table-row>
              <table:table-cell office:value-type="string">
                <text:p>Clojure/Lumo(Script):dotimes</text:p>
              </table:table-cell>
              <table:table-cell office:value-type="float" office:value="243845">
                <text:p>243845</text:p>
              </table:table-cell>
            </table:table-row>
            <table:table-row>
              <table:table-cell office:value-type="string">
                <text:p>Clojure/Lumo(Script):loop</text:p>
              </table:table-cell>
              <table:table-cell office:value-type="float" office:value="243748">
                <text:p>243748</text:p>
              </table:table-cell>
            </table:table-row>
            <table:table-row>
              <table:table-cell office:value-type="string">
                <text:p>HSP3/HSP3(mist):repeat</text:p>
              </table:table-cell>
              <table:table-cell office:value-type="float" office:value="178960">
                <text:p>178960</text:p>
              </table:table-cell>
            </table:table-row>
            <table:table-row>
              <table:table-cell office:value-type="string">
                <text:p>Clojure/Lumo(Script):cluster dotimes</text:p>
              </table:table-cell>
              <table:table-cell office:value-type="float" office:value="134532">
                <text:p>134532</text:p>
              </table:table-cell>
            </table:table-row>
            <table:table-row>
              <table:table-cell office:value-type="string">
                <text:p>Python3/CPython(pyc):future Process</text:p>
              </table:table-cell>
              <table:table-cell office:value-type="float" office:value="88069">
                <text:p>88069</text:p>
              </table:table-cell>
            </table:table-row>
            <table:table-row>
              <table:table-cell office:value-type="string">
                <text:p>Python3/CPython:future Process</text:p>
              </table:table-cell>
              <table:table-cell office:value-type="float" office:value="87639">
                <text:p>87639</text:p>
              </table:table-cell>
            </table:table-row>
            <table:table-row>
              <table:table-cell office:value-type="string">
                <text:p>HSP3/HSP3(mist):mstThread </text:p>
              </table:table-cell>
              <table:table-cell office:value-type="float" office:value="86441">
                <text:p>86441</text:p>
              </table:table-cell>
            </table:table-row>
            <table:table-row>
              <table:table-cell office:value-type="string">
                <text:p>Clojure/Boot(JVM):loop</text:p>
              </table:table-cell>
              <table:table-cell office:value-type="float" office:value="74055">
                <text:p>74055</text:p>
              </table:table-cell>
            </table:table-row>
            <table:table-row>
              <table:table-cell office:value-type="string">
                <text:p>Clojure/Boot(JVM):dotimes</text:p>
              </table:table-cell>
              <table:table-cell office:value-type="float" office:value="73138">
                <text:p>73138</text:p>
              </table:table-cell>
            </table:table-row>
            <table:table-row>
              <table:table-cell office:value-type="string">
                <text:p>Clojure/Boot(JVM):reduce for</text:p>
              </table:table-cell>
              <table:table-cell office:value-type="float" office:value="43604">
                <text:p>43604</text:p>
              </table:table-cell>
            </table:table-row>
            <table:table-row>
              <table:table-cell office:value-type="string">
                <text:p>CommonLisp/SBCL:do</text:p>
              </table:table-cell>
              <table:table-cell office:value-type="float" office:value="35497">
                <text:p>35497</text:p>
              </table:table-cell>
            </table:table-row>
            <table:table-row>
              <table:table-cell office:value-type="string">
                <text:p>CommonLisp/SBCL(fasl):do</text:p>
              </table:table-cell>
              <table:table-cell office:value-type="float" office:value="32659">
                <text:p>32659</text:p>
              </table:table-cell>
            </table:table-row>
            <table:table-row>
              <table:table-cell office:value-type="string">
                <text:p>CommonLisp/SBCL(fasl):loop for</text:p>
              </table:table-cell>
              <table:table-cell office:value-type="float" office:value="31745">
                <text:p>31745</text:p>
              </table:table-cell>
            </table:table-row>
            <table:table-row>
              <table:table-cell office:value-type="string">
                <text:p>CommonLisp/SBCL:loop for</text:p>
              </table:table-cell>
              <table:table-cell office:value-type="float" office:value="31268">
                <text:p>31268</text:p>
              </table:table-cell>
            </table:table-row>
            <table:table-row>
              <table:table-cell office:value-type="string">
                <text:p>CommonLisp/SBCL(fasl):dotimes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CommonLisp/SBCL:dotimes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JavaScript/Node.js(ChakraCore):Promise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string">
                <text:p>Clojure/Boot(JVM):pmap for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Clojure/Boot(JVM):future for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C#Script/.Net Framework:for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string">
                <text:p>JavaScript/JScript(WSH:Chakra):for</text:p>
              </table:table-cell>
              <table:table-cell office:value-type="float" office:value="17917">
                <text:p>17917</text:p>
              </table:table-cell>
            </table:table-row>
            <table:table-row>
              <table:table-cell office:value-type="string">
                <text:p>CommonLisp/CCL:dotimes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string">
                <text:p>CommonLisp/CCL:do</text:p>
              </table:table-cell>
              <table:table-cell office:value-type="float" office:value="12814">
                <text:p>12814</text:p>
              </table:table-cell>
            </table:table-row>
            <table:table-row>
              <table:table-cell office:value-type="string">
                <text:p>CommonLisp/SBCL:sb-thread do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CommonLisp/SBCL(fasl):sb-thread do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Python3/PyPy:for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Python3/PyPy:future Thread 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CommonLisp/SBCL:sb-thread loop for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CommonLisp/SBCL(fasl):sb-thread loop for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CommonLisp/SBCL(fasl):sb-thread dotimes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CommonLisp/SBCL:sb-thread dotimes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CommonLisp/CCL:loop for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JavaScript/Node.js:Promise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JavaScript/Node.js:for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JavaScript/Node.js(uglifyjs):for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JavaScript/Node.js(uglifyjs):Promise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CommonLisp/CCL:process dotimes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C++/VC++:for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Dlang/DMD:for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CommonLisp/CCL:process do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JavaScript/Node.js(ChakraCore):for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C#Script/.Net Framework:Task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C#Script/.Net Framework:Parallel.For 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C#/Mono:for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VB/Mono:For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VB/.Net Core:For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Dlang/DMD:Thread 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Dlang/DMD:parallel foreach 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CommonLisp/CCL:process loop for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C#/.Net Core:for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VB/.Net Framework:For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C#/.Net Framework:for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JavaScript/Node.js(ChakraCore):cluster 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JavaScript/Node.js:cluster 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JavaScript/Node.js(uglifyjs):cluster 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C++/VC++:parallel for(OpenMP) 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C++/VC++:future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C#/Mono:Parallel.For 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C#/Mono:Task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Python3/CPython(Numba):future Thread 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Python3/CPython(Numba:pyc):future Thread 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Python3/CPython(Numba):for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Python3/CPython(Numba:pyc):for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Python3/CPython(Numba):future Process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Python3/CPython(Numba:pyc):future Process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VB/Mono:Task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VB/Mono:Parallel.For 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C#/.Net Core:Parallel.For 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VB/.Net Core:Parallel.For 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C#/.Net Core:Task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VB/.Net Core:Task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VB/.Net Framework:Task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VB/.Net Framework:Parallel.For 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C#/.Net Framework:Parallel.For 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C#/.Net Framework:Task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Dlang/LDC:fo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lang/LDC:Thread 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lang/LDC:parallel foreach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++/Clang:fo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++/Clang:futu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++/Clang:parallel for(OpenMP) 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